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1.8217in"/>
    </style:style>
    <style:style style:name="co6" style:family="table-column">
      <style:table-column-properties fo:break-before="auto" style:column-width="0.3256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5882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8689in"/>
    </style:style>
    <style:style style:name="co13" style:family="table-column">
      <style:table-column-properties fo:break-before="auto" style:column-width="1.1862in"/>
    </style:style>
    <style:style style:name="co14" style:family="table-column">
      <style:table-column-properties fo:break-before="auto" style:column-width="0.7799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5016in"/>
    </style:style>
    <style:style style:name="co18" style:family="table-column">
      <style:table-column-properties fo:break-before="auto" style:column-width="6.0583in"/>
    </style:style>
    <style:style style:name="co19" style:family="table-column">
      <style:table-column-properties fo:break-before="auto" style:column-width="0.7437in"/>
    </style:style>
    <style:style style:name="co20" style:family="table-column">
      <style:table-column-properties fo:break-before="auto" style:column-width="8.222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7.779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2.4516in"/>
    </style:style>
    <style:style style:name="co25" style:family="table-column">
      <style:table-column-properties fo:break-before="auto" style:column-width="2.0335in"/>
    </style:style>
    <style:style style:name="co26" style:family="table-column">
      <style:table-column-properties fo:break-before="auto" style:column-width="2.6654in"/>
    </style:style>
    <style:style style:name="co27" style:family="table-column">
      <style:table-column-properties fo:break-before="auto" style:column-width="3.0665in"/>
    </style:style>
    <style:style style:name="co28" style:family="table-column">
      <style:table-column-properties fo:break-before="auto" style:column-width="9.3425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3374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9.2201in"/>
    </style:style>
    <style:style style:name="co33" style:family="table-column">
      <style:table-column-properties fo:break-before="auto" style:column-width="1.7634in"/>
    </style:style>
    <style:style style:name="co34" style:family="table-column">
      <style:table-column-properties fo:break-before="auto" style:column-width="0.5126in"/>
    </style:style>
    <style:style style:name="co35" style:family="table-column">
      <style:table-column-properties fo:break-before="auto" style:column-width="0.4673in"/>
    </style:style>
    <style:style style:name="co36" style:family="table-column">
      <style:table-column-properties fo:break-before="auto" style:column-width="1.4618in"/>
    </style:style>
    <style:style style:name="co37" style:family="table-column">
      <style:table-column-properties fo:break-before="auto" style:column-width="5.2929in"/>
    </style:style>
    <style:style style:name="co38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9" style:family="table-cell" style:parent-style-name="Default">
      <style:table-cell-properties fo:background-color="#dddddd"/>
      <style:text-properties style:font-name="Liberation Mono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ff00"/>
      <style:text-properties style:font-name="Liberation Mono"/>
    </style:style>
    <style:style style:name="ce29" style:family="table-cell" style:parent-style-name="Default">
      <style:table-cell-properties fo:background-color="transparent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41" style:family="table-cell" style:parent-style-name="Default" style:data-style-name="N0">
      <style:table-cell-properties fo:background-color="#dddddd"/>
      <style:text-properties style:font-name="Liberation Mono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44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0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order="0.06pt solid #000000"/>
    </style:style>
    <style:style style:name="T1" style:family="text">
      <style:text-properties fo:color="#7f0055" fo:font-size="10pt" fo:font-weight="bold" style:font-size-asian="10pt" style:font-size-complex="10pt" style:font-weight-asian="bold" style:font-weight-complex="bold" style:font-name-asian="Consolas" style:font-name-complex="Consolas"/>
    </style:style>
    <style:style style:name="T2" style:family="text">
      <style:text-properties fo:font-size="10pt" style:font-size-asian="10pt" style:font-size-complex="10pt" style:font-name-asian="Consolas" style:font-name-complex="Consolas" fo:color="#000000"/>
    </style:style>
    <style:style style:name="T3" style:family="text">
      <style:text-properties fo:font-size="10pt" style:font-size-asian="10pt" style:font-size-complex="10pt" style:font-name-asian="Consolas" style:font-name-complex="Consolas" fo:color="#7f0055" fo:font-weight="bold" style:font-weight-asian="bold" style:font-weight-complex="bold"/>
    </style:style>
    <style:style style:name="T4" style:family="text">
      <style:text-properties style:font-name="Liberation Mono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column table:style-name="co18" table:default-cell-style-name="ce13"/>
        <table:table-column table:style-name="co17" table:default-cell-style-name="ce14"/>
        <table:table-column table:style-name="co19" table:default-cell-style-name="Default"/>
        <table:table-column table:style-name="co17" table:default-cell-style-name="ce14"/>
        <table:table-column table:style-name="co20" table:default-cell-style-name="Default"/>
        <table:table-column table:style-name="co17" table:default-cell-style-name="ce14"/>
        <table:table-column table:style-name="co21" table:default-cell-style-name="Default"/>
        <table:table-column table:style-name="co17" table:default-cell-style-name="ce14"/>
        <table:table-column table:style-name="co22" table:default-cell-style-name="Default"/>
        <table:table-column table:style-name="co23" table:number-columns-repeated="2" table:default-cell-style-name="ce14"/>
        <table:table-column table:style-name="co3" table:number-columns-repeated="998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4"/>
          <table:table-cell table:style-name="ce34" office:value-type="string" calcext:value-type="string">
            <text:p>1a:COPY THIS COLUMN</text:p>
            <text:p>#defines</text:p>
          </table:table-cell>
          <table:table-cell/>
          <table:table-cell table:style-name="ce34" office:value-type="string" calcext:value-type="string">
            <text:p>2a:COPY THIS COLUMN</text:p>
            <text:p>Write Prototype</text:p>
          </table:table-cell>
          <table:table-cell/>
          <table:table-cell table:style-name="ce34" office:value-type="string" calcext:value-type="string">
            <text:p>2b:COPY THIS COLUMN</text:p>
            <text:p>Write Function</text:p>
          </table:table-cell>
          <table:table-cell/>
          <table:table-cell table:style-name="ce34" office:value-type="string" calcext:value-type="string">
            <text:p>3a: COPY THIS COLUMN</text:p>
            <text:p>Read Prototypes</text:p>
          </table:table-cell>
          <table:table-cell/>
          <table:table-cell table:style-name="ce34" office:value-type="string" calcext:value-type="string">
            <text:p>3b: COPY THIS COLUMN</text:p>
            <text:p>Read Functions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2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13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1008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18"/>
          <table:table-cell table:style-name="ce49" office:value-type="string" calcext:value-type="string">
            <text:p><text:span text:style-name="T1">#define</text:span><text:span text:style-name="T2"> INLINE   </text:span><text:span text:style-name="T3">__attribute__</text:span><text:span text:style-name="T2">((always_inline)) </text:span><text:span text:style-name="T3">static</text:span><text:span text:style-name="T2"> </text:span><text:span text:style-name="T3">inline</text:span></text:p>
          </table:table-cell>
          <table:table-cell table:number-columns-repeated="1004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Return</text:p>
            <text:p>Type</text:p>
          </table:table-cell>
          <table:table-cell table:style-name="ce36" office:value-type="string" calcext:value-type="string">
            <text:p>Return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Write Method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Write Method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Read Method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<text:span text:style-name="T4">/* Common Register Read Methods</text:span>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8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office:value-type="string" calcext:value-type="string">
            <text:p>ModeRegiste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6]=1;&quot;Reg8&quot;;IF([.E6]=2;&quot;Reg16&quot;;&quot;Buf&quot;))" office:value-type="string" office:string-value="Reg8" calcext:value-type="string">
            <text:p>Reg8</text:p>
          </table:table-cell>
          <table:table-cell table:style-name="ce13" table:formula="of:=IF([.E6]&lt;2;&quot;uint8_t val&quot;;IF([.E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6]&lt;3;&quot;val&quot;;&quot;ptr, &quot;&amp;[.E6])" office:value-type="string" office:string-value="val" calcext:value-type="string">
            <text:p>val</text:p>
          </table:table-cell>
          <table:table-cell table:style-name="ce13" table:formula="of:=IF([.E6]&lt;2;&quot;uint8_t&quot;;IF([.E6]&lt;3;&quot;uint16_t&quot;;&quot;void&quot;))" office:value-type="string" office:string-value="uint8_t" calcext:value-type="string">
            <text:p>uint8_t</text:p>
          </table:table-cell>
          <table:table-cell table:style-name="ce13" table:formula="of:=IF([.E6]&lt;2;&quot;return &quot;;IF([.E6]&lt;3;&quot;return &quot;;&quot;&quot;))" office:value-type="string" office:string-value="return " calcext:value-type="string">
            <text:p>return </text:p>
          </table:table-cell>
          <table:table-cell table:style-name="ce13" table:formula="of:=IF([.E6]&lt;3;&quot;&quot;;&quot;uint8_t *ptr&quot;)">
            <text:p/>
          </table:table-cell>
          <table:table-cell table:style-name="ce13" table:formula="of:=IF([.E6]&lt;3;&quot;&quot;;&quot;, ptr, &quot;&amp;[.E6])">
            <text:p/>
          </table:table-cell>
          <table:table-cell table:style-name="ce13"/>
          <table:table-cell table:style-name="ce24" table:formula="of:=&quot;W5500_REG_&quot; &amp; [.D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6] &amp; SPACES;[.O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6]&amp;&quot;(&quot;&amp;[.G6]&amp;&quot;);&quot;" office:value-type="string" office:string-value="inline void W5500_WriteMR(uint8_t val);" calcext:value-type="string">
            <text:p>inline void W5500_Write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INLINE void W5500_Write&quot;&amp;[.D6]&amp;&quot;(&quot;&amp;[.G6]&amp;&quot;)&quot;&amp;SPACES;[.S6])&amp;&quot;{W5500_Write&quot;&amp;[.F6]&amp;&quot;(W5500_CB_REG, &quot;&amp;[.N6]&amp;&quot;, &quot; &amp;[.H6]&amp;&quot;);}&quot;" office:value-type="string" office:string-value="INLINE void W5500_WriteMR(uint8_t val)          {W5500_WriteReg8(W5500_CB_REG, W5500_REG_MR, val);}" calcext:value-type="string">
            <text:p>INLINE void W5500_WriteMR(uint8_t val) <text:s text:c="9"/>{W5500_WriteReg8(W5500_CB_REG, W5500_REG_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6]&amp;&quot; W5500_Read&quot;&amp;[.D6]&amp;&quot;(&quot;&amp;[.G6]&amp;&quot;);&quot;" office:value-type="string" office:string-value="inline uint8_t W5500_ReadMR(uint8_t val);" calcext:value-type="string">
            <text:p>inline uint8_t W5500_Read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INLINE &quot;&amp;[.I6]&amp;&quot; W5500_Read&quot;&amp;[.D6]&amp;&quot;(&quot;&amp;[.G6]&amp;&quot;)&quot;&amp;SPACES;[.W6])&amp;&quot;{ &quot;&amp;[.J6]&amp;&quot;W5500_Read&quot;&amp;[.F6]&amp;&quot;(W5500_CB_REG, &quot;&amp;[.N6]&amp;[.L6]&amp;&quot;); }&quot;" office:value-type="string" office:string-value="INLINE uint8_t W5500_ReadMR(uint8_t val)            { return W5500_ReadReg8(W5500_CB_REG, W5500_REG_MR); }" calcext:value-type="string">
            <text:p>INLINE uint8_t W5500_ReadMR(uint8_t val) <text:s text:c="11"/>{ return W5500_ReadReg8(W5500_CB_REG, W5500_REG_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20" office:value-type="string" calcext:value-type="string">
            <text:p>GatewayIP</text:p>
          </table:table-cell>
          <table:table-cell table:style-name="ce20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7]=1;&quot;Reg8&quot;;IF([.E7]=2;&quot;Reg16&quot;;&quot;Buf&quot;))" office:value-type="string" office:string-value="Buf" calcext:value-type="string">
            <text:p>Buf</text:p>
          </table:table-cell>
          <table:table-cell table:style-name="ce13" table:formula="of:=IF([.E7]&lt;2;&quot;uint8_t val&quot;;IF([.E7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7]&lt;3;&quot;val&quot;;&quot;ptr, &quot;&amp;[.E7])" office:value-type="string" office:string-value="ptr, 4" calcext:value-type="string">
            <text:p>ptr, 4</text:p>
          </table:table-cell>
          <table:table-cell table:style-name="ce13" table:formula="of:=IF([.E7]&lt;2;&quot;uint8_t&quot;;IF([.E7]&lt;3;&quot;uint16_t&quot;;&quot;void&quot;))" office:value-type="string" office:string-value="void" calcext:value-type="string">
            <text:p>void</text:p>
          </table:table-cell>
          <table:table-cell table:style-name="ce13" table:formula="of:=IF([.E7]&lt;2;&quot;return &quot;;IF([.E7]&lt;3;&quot;return &quot;;&quot;&quot;))">
            <text:p/>
          </table:table-cell>
          <table:table-cell table:style-name="ce13" table:formula="of:=IF([.E7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7]&lt;3;&quot;&quot;;&quot;, ptr, &quot;&amp;[.E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7] &amp; SPACES;[.O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7]&amp;&quot;(&quot;&amp;[.G7]&amp;&quot;);&quot;" office:value-type="string" office:string-value="inline void W5500_WriteGAR(uint8_t *ptr);" calcext:value-type="string">
            <text:p>inline void W5500_WriteGAR(uint8_t *ptr);</text:p>
          </table:table-cell>
          <table:table-cell table:formula="of:=[.S6]" office:value-type="float" office:value="48" calcext:value-type="float">
            <text:p>48</text:p>
          </table:table-cell>
          <table:table-cell table:style-name="ce13" table:formula="of:=LEFT(&quot;INLINE void W5500_Write&quot;&amp;[.D7]&amp;&quot;(&quot;&amp;[.G7]&amp;&quot;)&quot;&amp;SPACES;[.S7])&amp;&quot;{W5500_Write&quot;&amp;[.F7]&amp;&quot;(W5500_CB_REG, &quot;&amp;[.N7]&amp;&quot;, &quot; &amp;[.H7]&amp;&quot;);}&quot;" office:value-type="string" office:string-value="INLINE void W5500_WriteGAR(uint8_t *ptr)        {W5500_WriteBuf(W5500_CB_REG, W5500_REG_GAR, ptr, 4);}" calcext:value-type="string">
            <text:p>INLINE void W5500_WriteGAR(uint8_t *ptr) <text:s text:c="7"/>{W5500_WriteBuf(W5500_CB_REG, W5500_REG_GA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7]&amp;&quot; W5500_Read&quot;&amp;[.D7]&amp;&quot;(&quot;&amp;[.G7]&amp;&quot;);&quot;" office:value-type="string" office:string-value="inline void W5500_ReadGAR(uint8_t *ptr);" calcext:value-type="string">
            <text:p>inline void W5500_ReadGAR(uint8_t *ptr);</text:p>
          </table:table-cell>
          <table:table-cell table:formula="of:=[.W6]" office:value-type="float" office:value="52" calcext:value-type="float">
            <text:p>52</text:p>
          </table:table-cell>
          <table:table-cell table:style-name="ce13" table:formula="of:=LEFT(&quot;INLINE &quot;&amp;[.I7]&amp;&quot; W5500_Read&quot;&amp;[.D7]&amp;&quot;(&quot;&amp;[.G7]&amp;&quot;)&quot;&amp;SPACES;[.W7])&amp;&quot;{ &quot;&amp;[.J7]&amp;&quot;W5500_Read&quot;&amp;[.F7]&amp;&quot;(W5500_CB_REG, &quot;&amp;[.N7]&amp;[.L7]&amp;&quot;); }&quot;" office:value-type="string" office:string-value="INLINE void W5500_ReadGAR(uint8_t *ptr)             { W5500_ReadBuf(W5500_CB_REG, W5500_REG_GAR, ptr, 4); }" calcext:value-type="string">
            <text:p>INLINE void W5500_ReadGAR(uint8_t *ptr) <text:s text:c="12"/>{ W5500_ReadBuf(W5500_CB_REG, W5500_REG_GA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20" office:value-type="string" calcext:value-type="string">
            <text:p>SubnetMask</text:p>
          </table:table-cell>
          <table:table-cell table:style-name="ce20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8]=1;&quot;Reg8&quot;;IF([.E8]=2;&quot;Reg16&quot;;&quot;Buf&quot;))" office:value-type="string" office:string-value="Buf" calcext:value-type="string">
            <text:p>Buf</text:p>
          </table:table-cell>
          <table:table-cell table:style-name="ce13" table:formula="of:=IF([.E8]&lt;2;&quot;uint8_t val&quot;;IF([.E8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8]&lt;3;&quot;val&quot;;&quot;ptr, &quot;&amp;[.E8])" office:value-type="string" office:string-value="ptr, 4" calcext:value-type="string">
            <text:p>ptr, 4</text:p>
          </table:table-cell>
          <table:table-cell table:style-name="ce13" table:formula="of:=IF([.E8]&lt;2;&quot;uint8_t&quot;;IF([.E8]&lt;3;&quot;uint16_t&quot;;&quot;void&quot;))" office:value-type="string" office:string-value="void" calcext:value-type="string">
            <text:p>void</text:p>
          </table:table-cell>
          <table:table-cell table:style-name="ce13" table:formula="of:=IF([.E8]&lt;2;&quot;return &quot;;IF([.E8]&lt;3;&quot;return &quot;;&quot;&quot;))">
            <text:p/>
          </table:table-cell>
          <table:table-cell table:style-name="ce13" table:formula="of:=IF([.E8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8]&lt;3;&quot;&quot;;&quot;, ptr, &quot;&amp;[.E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8] &amp; SPACES;[.O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8]&amp;&quot;(&quot;&amp;[.G8]&amp;&quot;);&quot;" office:value-type="string" office:string-value="inline void W5500_WriteSUBR(uint8_t *ptr);" calcext:value-type="string">
            <text:p>inline void W5500_WriteSUBR(uint8_t *ptr);</text:p>
          </table:table-cell>
          <table:table-cell table:formula="of:=[.S7]" office:value-type="float" office:value="48" calcext:value-type="float">
            <text:p>48</text:p>
          </table:table-cell>
          <table:table-cell table:style-name="ce13" table:formula="of:=LEFT(&quot;INLINE void W5500_Write&quot;&amp;[.D8]&amp;&quot;(&quot;&amp;[.G8]&amp;&quot;)&quot;&amp;SPACES;[.S8])&amp;&quot;{W5500_Write&quot;&amp;[.F8]&amp;&quot;(W5500_CB_REG, &quot;&amp;[.N8]&amp;&quot;, &quot; &amp;[.H8]&amp;&quot;);}&quot;" office:value-type="string" office:string-value="INLINE void W5500_WriteSUBR(uint8_t *ptr)       {W5500_WriteBuf(W5500_CB_REG, W5500_REG_SUBR, ptr, 4);}" calcext:value-type="string">
            <text:p>INLINE void W5500_WriteSUBR(uint8_t *ptr) <text:s text:c="6"/>{W5500_WriteBuf(W5500_CB_REG, W5500_REG_SUB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8]&amp;&quot; W5500_Read&quot;&amp;[.D8]&amp;&quot;(&quot;&amp;[.G8]&amp;&quot;);&quot;" office:value-type="string" office:string-value="inline void W5500_ReadSUBR(uint8_t *ptr);" calcext:value-type="string">
            <text:p>inline void W5500_ReadSUBR(uint8_t *ptr);</text:p>
          </table:table-cell>
          <table:table-cell table:formula="of:=[.W7]" office:value-type="float" office:value="52" calcext:value-type="float">
            <text:p>52</text:p>
          </table:table-cell>
          <table:table-cell table:style-name="ce13" table:formula="of:=LEFT(&quot;INLINE &quot;&amp;[.I8]&amp;&quot; W5500_Read&quot;&amp;[.D8]&amp;&quot;(&quot;&amp;[.G8]&amp;&quot;)&quot;&amp;SPACES;[.W8])&amp;&quot;{ &quot;&amp;[.J8]&amp;&quot;W5500_Read&quot;&amp;[.F8]&amp;&quot;(W5500_CB_REG, &quot;&amp;[.N8]&amp;[.L8]&amp;&quot;); }&quot;" office:value-type="string" office:string-value="INLINE void W5500_ReadSUBR(uint8_t *ptr)            { W5500_ReadBuf(W5500_CB_REG, W5500_REG_SUBR, ptr, 4); }" calcext:value-type="string">
            <text:p>INLINE void W5500_ReadSUBR(uint8_t *ptr) <text:s text:c="11"/>{ W5500_ReadBuf(W5500_CB_REG, W5500_REG_SUB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20" office:value-type="string" calcext:value-type="string">
            <text:p>MACAddress</text:p>
          </table:table-cell>
          <table:table-cell table:style-name="ce20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9]=1;&quot;Reg8&quot;;IF([.E9]=2;&quot;Reg16&quot;;&quot;Buf&quot;))" office:value-type="string" office:string-value="Buf" calcext:value-type="string">
            <text:p>Buf</text:p>
          </table:table-cell>
          <table:table-cell table:style-name="ce13" table:formula="of:=IF([.E9]&lt;2;&quot;uint8_t val&quot;;IF([.E9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9]&lt;3;&quot;val&quot;;&quot;ptr, &quot;&amp;[.E9])" office:value-type="string" office:string-value="ptr, 6" calcext:value-type="string">
            <text:p>ptr, 6</text:p>
          </table:table-cell>
          <table:table-cell table:style-name="ce13" table:formula="of:=IF([.E9]&lt;2;&quot;uint8_t&quot;;IF([.E9]&lt;3;&quot;uint16_t&quot;;&quot;void&quot;))" office:value-type="string" office:string-value="void" calcext:value-type="string">
            <text:p>void</text:p>
          </table:table-cell>
          <table:table-cell table:style-name="ce13" table:formula="of:=IF([.E9]&lt;2;&quot;return &quot;;IF([.E9]&lt;3;&quot;return &quot;;&quot;&quot;))">
            <text:p/>
          </table:table-cell>
          <table:table-cell table:style-name="ce13" table:formula="of:=IF([.E9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9]&lt;3;&quot;&quot;;&quot;, ptr, &quot;&amp;[.E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D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9] &amp; SPACES;[.O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9]&amp;&quot;(&quot;&amp;[.G9]&amp;&quot;);&quot;" office:value-type="string" office:string-value="inline void W5500_WriteSHAR(uint8_t *ptr);" calcext:value-type="string">
            <text:p>inline void W5500_WriteSHAR(uint8_t *ptr);</text:p>
          </table:table-cell>
          <table:table-cell table:formula="of:=[.S8]" office:value-type="float" office:value="48" calcext:value-type="float">
            <text:p>48</text:p>
          </table:table-cell>
          <table:table-cell table:style-name="ce13" table:formula="of:=LEFT(&quot;INLINE void W5500_Write&quot;&amp;[.D9]&amp;&quot;(&quot;&amp;[.G9]&amp;&quot;)&quot;&amp;SPACES;[.S9])&amp;&quot;{W5500_Write&quot;&amp;[.F9]&amp;&quot;(W5500_CB_REG, &quot;&amp;[.N9]&amp;&quot;, &quot; &amp;[.H9]&amp;&quot;);}&quot;" office:value-type="string" office:string-value="INLINE void W5500_WriteSHAR(uint8_t *ptr)       {W5500_WriteBuf(W5500_CB_REG, W5500_REG_SHAR, ptr, 6);}" calcext:value-type="string">
            <text:p>INLINE void W5500_WriteSHAR(uint8_t *ptr) <text:s text:c="6"/>{W5500_WriteBuf(W5500_CB_REG, W5500_REG_SHAR, ptr, 6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9]&amp;&quot; W5500_Read&quot;&amp;[.D9]&amp;&quot;(&quot;&amp;[.G9]&amp;&quot;);&quot;" office:value-type="string" office:string-value="inline void W5500_ReadSHAR(uint8_t *ptr);" calcext:value-type="string">
            <text:p>inline void W5500_ReadSHAR(uint8_t *ptr);</text:p>
          </table:table-cell>
          <table:table-cell table:formula="of:=[.W8]" office:value-type="float" office:value="52" calcext:value-type="float">
            <text:p>52</text:p>
          </table:table-cell>
          <table:table-cell table:style-name="ce13" table:formula="of:=LEFT(&quot;INLINE &quot;&amp;[.I9]&amp;&quot; W5500_Read&quot;&amp;[.D9]&amp;&quot;(&quot;&amp;[.G9]&amp;&quot;)&quot;&amp;SPACES;[.W9])&amp;&quot;{ &quot;&amp;[.J9]&amp;&quot;W5500_Read&quot;&amp;[.F9]&amp;&quot;(W5500_CB_REG, &quot;&amp;[.N9]&amp;[.L9]&amp;&quot;); }&quot;" office:value-type="string" office:string-value="INLINE void W5500_ReadSHAR(uint8_t *ptr)            { W5500_ReadBuf(W5500_CB_REG, W5500_REG_SHAR, ptr, 6); }" calcext:value-type="string">
            <text:p>INLINE void W5500_ReadSHAR(uint8_t *ptr) <text:s text:c="11"/>{ W5500_ReadBuf(W5500_CB_REG, W5500_REG_S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20" office:value-type="string" calcext:value-type="string">
            <text:p>IPAddress</text:p>
          </table:table-cell>
          <table:table-cell table:style-name="ce20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10]=1;&quot;Reg8&quot;;IF([.E10]=2;&quot;Reg16&quot;;&quot;Buf&quot;))" office:value-type="string" office:string-value="Buf" calcext:value-type="string">
            <text:p>Buf</text:p>
          </table:table-cell>
          <table:table-cell table:style-name="ce13" table:formula="of:=IF([.E10]&lt;2;&quot;uint8_t val&quot;;IF([.E10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10]&lt;3;&quot;val&quot;;&quot;ptr, &quot;&amp;[.E10])" office:value-type="string" office:string-value="ptr, 4" calcext:value-type="string">
            <text:p>ptr, 4</text:p>
          </table:table-cell>
          <table:table-cell table:style-name="ce13" table:formula="of:=IF([.E10]&lt;2;&quot;uint8_t&quot;;IF([.E10]&lt;3;&quot;uint16_t&quot;;&quot;void&quot;))" office:value-type="string" office:string-value="void" calcext:value-type="string">
            <text:p>void</text:p>
          </table:table-cell>
          <table:table-cell table:style-name="ce13" table:formula="of:=IF([.E10]&lt;2;&quot;return &quot;;IF([.E10]&lt;3;&quot;return &quot;;&quot;&quot;))">
            <text:p/>
          </table:table-cell>
          <table:table-cell table:style-name="ce13" table:formula="of:=IF([.E10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10]&lt;3;&quot;&quot;;&quot;, ptr, &quot;&amp;[.E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0] &amp; SPACES;[.O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0]&amp;&quot;(&quot;&amp;[.G10]&amp;&quot;);&quot;" office:value-type="string" office:string-value="inline void W5500_WriteSIPR(uint8_t *ptr);" calcext:value-type="string">
            <text:p>inline void W5500_WriteSIPR(uint8_t *ptr);</text:p>
          </table:table-cell>
          <table:table-cell table:formula="of:=[.S9]" office:value-type="float" office:value="48" calcext:value-type="float">
            <text:p>48</text:p>
          </table:table-cell>
          <table:table-cell table:style-name="ce13" table:formula="of:=LEFT(&quot;INLINE void W5500_Write&quot;&amp;[.D10]&amp;&quot;(&quot;&amp;[.G10]&amp;&quot;)&quot;&amp;SPACES;[.S10])&amp;&quot;{W5500_Write&quot;&amp;[.F10]&amp;&quot;(W5500_CB_REG, &quot;&amp;[.N10]&amp;&quot;, &quot; &amp;[.H10]&amp;&quot;);}&quot;" office:value-type="string" office:string-value="INLINE void W5500_WriteSIPR(uint8_t *ptr)       {W5500_WriteBuf(W5500_CB_REG, W5500_REG_SIPR, ptr, 4);}" calcext:value-type="string">
            <text:p>INLINE void W5500_WriteSIPR(uint8_t *ptr) <text:s text:c="6"/>{W5500_WriteBuf(W5500_CB_REG, W5500_REG_S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0]&amp;&quot; W5500_Read&quot;&amp;[.D10]&amp;&quot;(&quot;&amp;[.G10]&amp;&quot;);&quot;" office:value-type="string" office:string-value="inline void W5500_ReadSIPR(uint8_t *ptr);" calcext:value-type="string">
            <text:p>inline void W5500_ReadSIPR(uint8_t *ptr);</text:p>
          </table:table-cell>
          <table:table-cell table:formula="of:=[.W9]" office:value-type="float" office:value="52" calcext:value-type="float">
            <text:p>52</text:p>
          </table:table-cell>
          <table:table-cell table:style-name="ce13" table:formula="of:=LEFT(&quot;INLINE &quot;&amp;[.I10]&amp;&quot; W5500_Read&quot;&amp;[.D10]&amp;&quot;(&quot;&amp;[.G10]&amp;&quot;)&quot;&amp;SPACES;[.W10])&amp;&quot;{ &quot;&amp;[.J10]&amp;&quot;W5500_Read&quot;&amp;[.F10]&amp;&quot;(W5500_CB_REG, &quot;&amp;[.N10]&amp;[.L10]&amp;&quot;); }&quot;" office:value-type="string" office:string-value="INLINE void W5500_ReadSIPR(uint8_t *ptr)            { W5500_ReadBuf(W5500_CB_REG, W5500_REG_SIPR, ptr, 4); }" calcext:value-type="string">
            <text:p>INLINE void W5500_ReadSIPR(uint8_t *ptr) <text:s text:c="11"/>{ W5500_ReadBuf(W5500_CB_REG, W5500_REG_S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table:formula="of:=[.D11]" office:value-type="string" office:string-value="INTLEVEL" calcext:value-type="string">
            <text:p>INTLEVEL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1]=1;&quot;Reg8&quot;;IF([.E11]=2;&quot;Reg16&quot;;&quot;Buf&quot;))" office:value-type="string" office:string-value="Reg16" calcext:value-type="string">
            <text:p>Reg16</text:p>
          </table:table-cell>
          <table:table-cell table:style-name="ce13" table:formula="of:=IF([.E11]&lt;2;&quot;uint8_t val&quot;;IF([.E11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1]&lt;3;&quot;val&quot;;&quot;ptr, &quot;&amp;[.E11])" office:value-type="string" office:string-value="val" calcext:value-type="string">
            <text:p>val</text:p>
          </table:table-cell>
          <table:table-cell table:style-name="ce13" table:formula="of:=IF([.E11]&lt;2;&quot;uint8_t&quot;;IF([.E1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1]&lt;2;&quot;return &quot;;IF([.E11]&lt;3;&quot;return &quot;;&quot;&quot;))" office:value-type="string" office:string-value="return " calcext:value-type="string">
            <text:p>return </text:p>
          </table:table-cell>
          <table:table-cell table:style-name="ce13" table:formula="of:=IF([.E11]&lt;3;&quot;&quot;;&quot;uint8_t *ptr&quot;)">
            <text:p/>
          </table:table-cell>
          <table:table-cell table:style-name="ce13" table:formula="of:=IF([.E11]&lt;3;&quot;&quot;;&quot;, ptr, &quot;&amp;[.E11])">
            <text:p/>
          </table:table-cell>
          <table:table-cell table:style-name="ce13"/>
          <table:table-cell table:style-name="ce24" table:formula="of:=&quot;W5500_REG_&quot; &amp; [.D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1] &amp; SPACES;[.O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1]&amp;&quot;(&quot;&amp;[.G11]&amp;&quot;);&quot;" office:value-type="string" office:string-value="inline void W5500_WriteINTLEVEL(uint16_t val);" calcext:value-type="string">
            <text:p>inline void W5500_WriteINTLEVEL(uint16_t val);</text:p>
          </table:table-cell>
          <table:table-cell table:formula="of:=[.S10]" office:value-type="float" office:value="48" calcext:value-type="float">
            <text:p>48</text:p>
          </table:table-cell>
          <table:table-cell table:style-name="ce13" table:formula="of:=LEFT(&quot;INLINE void W5500_Write&quot;&amp;[.D11]&amp;&quot;(&quot;&amp;[.G11]&amp;&quot;)&quot;&amp;SPACES;[.S11])&amp;&quot;{W5500_Write&quot;&amp;[.F11]&amp;&quot;(W5500_CB_REG, &quot;&amp;[.N11]&amp;&quot;, &quot; &amp;[.H11]&amp;&quot;);}&quot;" office:value-type="string" office:string-value="INLINE void W5500_WriteINTLEVEL(uint16_t val)   {W5500_WriteReg16(W5500_CB_REG, W5500_REG_INTLEVEL, val);}" calcext:value-type="string">
            <text:p>INLINE void W5500_WriteINTLEVEL(uint16_t val) <text:s text:c="2"/>{W5500_WriteReg16(W5500_CB_REG, W5500_REG_INTLEVEL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1]&amp;&quot; W5500_Read&quot;&amp;[.D11]&amp;&quot;(&quot;&amp;[.G11]&amp;&quot;);&quot;" office:value-type="string" office:string-value="inline uint16_t W5500_ReadINTLEVEL(uint16_t val);" calcext:value-type="string">
            <text:p>inline uint16_t W5500_ReadINTLEVEL(uint16_t val);</text:p>
          </table:table-cell>
          <table:table-cell table:formula="of:=[.W10]" office:value-type="float" office:value="52" calcext:value-type="float">
            <text:p>52</text:p>
          </table:table-cell>
          <table:table-cell table:style-name="ce13" table:formula="of:=LEFT(&quot;INLINE &quot;&amp;[.I11]&amp;&quot; W5500_Read&quot;&amp;[.D11]&amp;&quot;(&quot;&amp;[.G11]&amp;&quot;)&quot;&amp;SPACES;[.W11])&amp;&quot;{ &quot;&amp;[.J11]&amp;&quot;W5500_Read&quot;&amp;[.F11]&amp;&quot;(W5500_CB_REG, &quot;&amp;[.N11]&amp;[.L11]&amp;&quot;); }&quot;" office:value-type="string" office:string-value="INLINE uint16_t W5500_ReadINTLEVEL(uint16_t val)    { return W5500_ReadReg16(W5500_CB_REG, W5500_REG_INTLEVEL); }" calcext:value-type="string">
            <text:p>INLINE uint16_t W5500_ReadINTLEVEL(uint16_t val) <text:s text:c="3"/>{ return W5500_ReadReg16(W5500_CB_REG, W5500_REG_INTLEVE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table:formula="of:=[.D12]" office:value-type="string" office:string-value="IR" calcext:value-type="string">
            <text:p>IR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2]=1;&quot;Reg8&quot;;IF([.E12]=2;&quot;Reg16&quot;;&quot;Buf&quot;))" office:value-type="string" office:string-value="Reg8" calcext:value-type="string">
            <text:p>Reg8</text:p>
          </table:table-cell>
          <table:table-cell table:style-name="ce13" table:formula="of:=IF([.E12]&lt;2;&quot;uint8_t val&quot;;IF([.E1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2]&lt;3;&quot;val&quot;;&quot;ptr, &quot;&amp;[.E12])" office:value-type="string" office:string-value="val" calcext:value-type="string">
            <text:p>val</text:p>
          </table:table-cell>
          <table:table-cell table:style-name="ce13" table:formula="of:=IF([.E12]&lt;2;&quot;uint8_t&quot;;IF([.E12]&lt;3;&quot;uint16_t&quot;;&quot;void&quot;))" office:value-type="string" office:string-value="uint8_t" calcext:value-type="string">
            <text:p>uint8_t</text:p>
          </table:table-cell>
          <table:table-cell table:style-name="ce13" table:formula="of:=IF([.E12]&lt;2;&quot;return &quot;;IF([.E12]&lt;3;&quot;return &quot;;&quot;&quot;))" office:value-type="string" office:string-value="return " calcext:value-type="string">
            <text:p>return </text:p>
          </table:table-cell>
          <table:table-cell table:style-name="ce13" table:formula="of:=IF([.E12]&lt;3;&quot;&quot;;&quot;uint8_t *ptr&quot;)">
            <text:p/>
          </table:table-cell>
          <table:table-cell table:style-name="ce13" table:formula="of:=IF([.E12]&lt;3;&quot;&quot;;&quot;, ptr, &quot;&amp;[.E12])">
            <text:p/>
          </table:table-cell>
          <table:table-cell table:style-name="ce13"/>
          <table:table-cell table:style-name="ce24" table:formula="of:=&quot;W5500_REG_&quot; &amp; [.D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2] &amp; SPACES;[.O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2]&amp;&quot;(&quot;&amp;[.G12]&amp;&quot;);&quot;" office:value-type="string" office:string-value="inline void W5500_WriteIR(uint8_t val);" calcext:value-type="string">
            <text:p>inline void W5500_WriteIR(uint8_t val);</text:p>
          </table:table-cell>
          <table:table-cell table:formula="of:=[.S11]" office:value-type="float" office:value="48" calcext:value-type="float">
            <text:p>48</text:p>
          </table:table-cell>
          <table:table-cell table:style-name="ce13" table:formula="of:=LEFT(&quot;INLINE void W5500_Write&quot;&amp;[.D12]&amp;&quot;(&quot;&amp;[.G12]&amp;&quot;)&quot;&amp;SPACES;[.S12])&amp;&quot;{W5500_Write&quot;&amp;[.F12]&amp;&quot;(W5500_CB_REG, &quot;&amp;[.N12]&amp;&quot;, &quot; &amp;[.H12]&amp;&quot;);}&quot;" office:value-type="string" office:string-value="INLINE void W5500_WriteIR(uint8_t val)          {W5500_WriteReg8(W5500_CB_REG, W5500_REG_IR, val);}" calcext:value-type="string">
            <text:p>INLINE void W5500_WriteIR(uint8_t val) <text:s text:c="9"/>{W5500_WriteReg8(W5500_CB_REG, W5500_REG_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2]&amp;&quot; W5500_Read&quot;&amp;[.D12]&amp;&quot;(&quot;&amp;[.G12]&amp;&quot;);&quot;" office:value-type="string" office:string-value="inline uint8_t W5500_ReadIR(uint8_t val);" calcext:value-type="string">
            <text:p>inline uint8_t W5500_ReadIR(uint8_t val);</text:p>
          </table:table-cell>
          <table:table-cell table:formula="of:=[.W11]" office:value-type="float" office:value="52" calcext:value-type="float">
            <text:p>52</text:p>
          </table:table-cell>
          <table:table-cell table:style-name="ce13" table:formula="of:=LEFT(&quot;INLINE &quot;&amp;[.I12]&amp;&quot; W5500_Read&quot;&amp;[.D12]&amp;&quot;(&quot;&amp;[.G12]&amp;&quot;)&quot;&amp;SPACES;[.W12])&amp;&quot;{ &quot;&amp;[.J12]&amp;&quot;W5500_Read&quot;&amp;[.F12]&amp;&quot;(W5500_CB_REG, &quot;&amp;[.N12]&amp;[.L12]&amp;&quot;); }&quot;" office:value-type="string" office:string-value="INLINE uint8_t W5500_ReadIR(uint8_t val)            { return W5500_ReadReg8(W5500_CB_REG, W5500_REG_IR); }" calcext:value-type="string">
            <text:p>INLINE uint8_t W5500_ReadIR(uint8_t val) <text:s text:c="11"/>{ return W5500_ReadReg8(W5500_CB_REG, W5500_REG_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table:formula="of:=[.D13]" office:value-type="string" office:string-value="IMR" calcext:value-type="string">
            <text:p>IMR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3]=1;&quot;Reg8&quot;;IF([.E13]=2;&quot;Reg16&quot;;&quot;Buf&quot;))" office:value-type="string" office:string-value="Reg8" calcext:value-type="string">
            <text:p>Reg8</text:p>
          </table:table-cell>
          <table:table-cell table:style-name="ce13" table:formula="of:=IF([.E13]&lt;2;&quot;uint8_t val&quot;;IF([.E13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3]&lt;3;&quot;val&quot;;&quot;ptr, &quot;&amp;[.E13])" office:value-type="string" office:string-value="val" calcext:value-type="string">
            <text:p>val</text:p>
          </table:table-cell>
          <table:table-cell table:style-name="ce13" table:formula="of:=IF([.E13]&lt;2;&quot;uint8_t&quot;;IF([.E13]&lt;3;&quot;uint16_t&quot;;&quot;void&quot;))" office:value-type="string" office:string-value="uint8_t" calcext:value-type="string">
            <text:p>uint8_t</text:p>
          </table:table-cell>
          <table:table-cell table:style-name="ce13" table:formula="of:=IF([.E13]&lt;2;&quot;return &quot;;IF([.E13]&lt;3;&quot;return &quot;;&quot;&quot;))" office:value-type="string" office:string-value="return " calcext:value-type="string">
            <text:p>return </text:p>
          </table:table-cell>
          <table:table-cell table:style-name="ce13" table:formula="of:=IF([.E13]&lt;3;&quot;&quot;;&quot;uint8_t *ptr&quot;)">
            <text:p/>
          </table:table-cell>
          <table:table-cell table:style-name="ce13" table:formula="of:=IF([.E13]&lt;3;&quot;&quot;;&quot;, ptr, &quot;&amp;[.E13])">
            <text:p/>
          </table:table-cell>
          <table:table-cell table:style-name="ce13"/>
          <table:table-cell table:style-name="ce24" table:formula="of:=&quot;W5500_REG_&quot; &amp; [.D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3] &amp; SPACES;[.O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3]&amp;&quot;(&quot;&amp;[.G13]&amp;&quot;);&quot;" office:value-type="string" office:string-value="inline void W5500_WriteIMR(uint8_t val);" calcext:value-type="string">
            <text:p>inline void W5500_WriteIMR(uint8_t val);</text:p>
          </table:table-cell>
          <table:table-cell table:formula="of:=[.S12]" office:value-type="float" office:value="48" calcext:value-type="float">
            <text:p>48</text:p>
          </table:table-cell>
          <table:table-cell table:style-name="ce13" table:formula="of:=LEFT(&quot;INLINE void W5500_Write&quot;&amp;[.D13]&amp;&quot;(&quot;&amp;[.G13]&amp;&quot;)&quot;&amp;SPACES;[.S13])&amp;&quot;{W5500_Write&quot;&amp;[.F13]&amp;&quot;(W5500_CB_REG, &quot;&amp;[.N13]&amp;&quot;, &quot; &amp;[.H13]&amp;&quot;);}&quot;" office:value-type="string" office:string-value="INLINE void W5500_WriteIMR(uint8_t val)         {W5500_WriteReg8(W5500_CB_REG, W5500_REG_IMR, val);}" calcext:value-type="string">
            <text:p>INLINE void W5500_WriteIMR(uint8_t val) <text:s text:c="8"/>{W5500_WriteReg8(W5500_CB_REG, W5500_REG_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3]&amp;&quot; W5500_Read&quot;&amp;[.D13]&amp;&quot;(&quot;&amp;[.G13]&amp;&quot;);&quot;" office:value-type="string" office:string-value="inline uint8_t W5500_ReadIMR(uint8_t val);" calcext:value-type="string">
            <text:p>inline uint8_t W5500_ReadIMR(uint8_t val);</text:p>
          </table:table-cell>
          <table:table-cell table:formula="of:=[.W12]" office:value-type="float" office:value="52" calcext:value-type="float">
            <text:p>52</text:p>
          </table:table-cell>
          <table:table-cell table:style-name="ce13" table:formula="of:=LEFT(&quot;INLINE &quot;&amp;[.I13]&amp;&quot; W5500_Read&quot;&amp;[.D13]&amp;&quot;(&quot;&amp;[.G13]&amp;&quot;)&quot;&amp;SPACES;[.W13])&amp;&quot;{ &quot;&amp;[.J13]&amp;&quot;W5500_Read&quot;&amp;[.F13]&amp;&quot;(W5500_CB_REG, &quot;&amp;[.N13]&amp;[.L13]&amp;&quot;); }&quot;" office:value-type="string" office:string-value="INLINE uint8_t W5500_ReadIMR(uint8_t val)           { return W5500_ReadReg8(W5500_CB_REG, W5500_REG_IMR); }" calcext:value-type="string">
            <text:p>INLINE uint8_t W5500_ReadIMR(uint8_t val) <text:s text:c="10"/>{ return W5500_ReadReg8(W5500_CB_REG, W5500_REG_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table:formula="of:=[.D14]" office:value-type="string" office:string-value="SIR" calcext:value-type="string">
            <text:p>SIR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4]=1;&quot;Reg8&quot;;IF([.E14]=2;&quot;Reg16&quot;;&quot;Buf&quot;))" office:value-type="string" office:string-value="Reg8" calcext:value-type="string">
            <text:p>Reg8</text:p>
          </table:table-cell>
          <table:table-cell table:style-name="ce13" table:formula="of:=IF([.E14]&lt;2;&quot;uint8_t val&quot;;IF([.E14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4]&lt;3;&quot;val&quot;;&quot;ptr, &quot;&amp;[.E14])" office:value-type="string" office:string-value="val" calcext:value-type="string">
            <text:p>val</text:p>
          </table:table-cell>
          <table:table-cell table:style-name="ce13" table:formula="of:=IF([.E14]&lt;2;&quot;uint8_t&quot;;IF([.E14]&lt;3;&quot;uint16_t&quot;;&quot;void&quot;))" office:value-type="string" office:string-value="uint8_t" calcext:value-type="string">
            <text:p>uint8_t</text:p>
          </table:table-cell>
          <table:table-cell table:style-name="ce13" table:formula="of:=IF([.E14]&lt;2;&quot;return &quot;;IF([.E14]&lt;3;&quot;return &quot;;&quot;&quot;))" office:value-type="string" office:string-value="return " calcext:value-type="string">
            <text:p>return </text:p>
          </table:table-cell>
          <table:table-cell table:style-name="ce13" table:formula="of:=IF([.E14]&lt;3;&quot;&quot;;&quot;uint8_t *ptr&quot;)">
            <text:p/>
          </table:table-cell>
          <table:table-cell table:style-name="ce13" table:formula="of:=IF([.E14]&lt;3;&quot;&quot;;&quot;, ptr, &quot;&amp;[.E14])">
            <text:p/>
          </table:table-cell>
          <table:table-cell table:style-name="ce13"/>
          <table:table-cell table:style-name="ce24" table:formula="of:=&quot;W5500_REG_&quot; &amp; [.D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4] &amp; SPACES;[.O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4]&amp;&quot;(&quot;&amp;[.G14]&amp;&quot;);&quot;" office:value-type="string" office:string-value="inline void W5500_WriteSIR(uint8_t val);" calcext:value-type="string">
            <text:p>inline void W5500_WriteSIR(uint8_t val);</text:p>
          </table:table-cell>
          <table:table-cell table:formula="of:=[.S13]" office:value-type="float" office:value="48" calcext:value-type="float">
            <text:p>48</text:p>
          </table:table-cell>
          <table:table-cell table:style-name="ce13" table:formula="of:=LEFT(&quot;INLINE void W5500_Write&quot;&amp;[.D14]&amp;&quot;(&quot;&amp;[.G14]&amp;&quot;)&quot;&amp;SPACES;[.S14])&amp;&quot;{W5500_Write&quot;&amp;[.F14]&amp;&quot;(W5500_CB_REG, &quot;&amp;[.N14]&amp;&quot;, &quot; &amp;[.H14]&amp;&quot;);}&quot;" office:value-type="string" office:string-value="INLINE void W5500_WriteSIR(uint8_t val)         {W5500_WriteReg8(W5500_CB_REG, W5500_REG_SIR, val);}" calcext:value-type="string">
            <text:p>INLINE void W5500_WriteSIR(uint8_t val) <text:s text:c="8"/>{W5500_WriteReg8(W5500_CB_REG, W5500_REG_S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4]&amp;&quot; W5500_Read&quot;&amp;[.D14]&amp;&quot;(&quot;&amp;[.G14]&amp;&quot;);&quot;" office:value-type="string" office:string-value="inline uint8_t W5500_ReadSIR(uint8_t val);" calcext:value-type="string">
            <text:p>inline uint8_t W5500_ReadSIR(uint8_t val);</text:p>
          </table:table-cell>
          <table:table-cell table:formula="of:=[.W13]" office:value-type="float" office:value="52" calcext:value-type="float">
            <text:p>52</text:p>
          </table:table-cell>
          <table:table-cell table:style-name="ce13" table:formula="of:=LEFT(&quot;INLINE &quot;&amp;[.I14]&amp;&quot; W5500_Read&quot;&amp;[.D14]&amp;&quot;(&quot;&amp;[.G14]&amp;&quot;)&quot;&amp;SPACES;[.W14])&amp;&quot;{ &quot;&amp;[.J14]&amp;&quot;W5500_Read&quot;&amp;[.F14]&amp;&quot;(W5500_CB_REG, &quot;&amp;[.N14]&amp;[.L14]&amp;&quot;); }&quot;" office:value-type="string" office:string-value="INLINE uint8_t W5500_ReadSIR(uint8_t val)           { return W5500_ReadReg8(W5500_CB_REG, W5500_REG_SIR); }" calcext:value-type="string">
            <text:p>INLINE uint8_t W5500_ReadSIR(uint8_t val) <text:s text:c="10"/>{ return W5500_ReadReg8(W5500_CB_REG, W5500_REG_S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table:formula="of:=[.D15]" office:value-type="string" office:string-value="SIMR" calcext:value-type="string">
            <text:p>SIMR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5]=1;&quot;Reg8&quot;;IF([.E15]=2;&quot;Reg16&quot;;&quot;Buf&quot;))" office:value-type="string" office:string-value="Reg8" calcext:value-type="string">
            <text:p>Reg8</text:p>
          </table:table-cell>
          <table:table-cell table:style-name="ce13" table:formula="of:=IF([.E15]&lt;2;&quot;uint8_t val&quot;;IF([.E1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5]&lt;3;&quot;val&quot;;&quot;ptr, &quot;&amp;[.E15])" office:value-type="string" office:string-value="val" calcext:value-type="string">
            <text:p>val</text:p>
          </table:table-cell>
          <table:table-cell table:style-name="ce13" table:formula="of:=IF([.E15]&lt;2;&quot;uint8_t&quot;;IF([.E15]&lt;3;&quot;uint16_t&quot;;&quot;void&quot;))" office:value-type="string" office:string-value="uint8_t" calcext:value-type="string">
            <text:p>uint8_t</text:p>
          </table:table-cell>
          <table:table-cell table:style-name="ce13" table:formula="of:=IF([.E15]&lt;2;&quot;return &quot;;IF([.E15]&lt;3;&quot;return &quot;;&quot;&quot;))" office:value-type="string" office:string-value="return " calcext:value-type="string">
            <text:p>return </text:p>
          </table:table-cell>
          <table:table-cell table:style-name="ce13" table:formula="of:=IF([.E15]&lt;3;&quot;&quot;;&quot;uint8_t *ptr&quot;)">
            <text:p/>
          </table:table-cell>
          <table:table-cell table:style-name="ce13" table:formula="of:=IF([.E15]&lt;3;&quot;&quot;;&quot;, ptr, &quot;&amp;[.E15])">
            <text:p/>
          </table:table-cell>
          <table:table-cell table:style-name="ce13"/>
          <table:table-cell table:style-name="ce24" table:formula="of:=&quot;W5500_REG_&quot; &amp; [.D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5] &amp; SPACES;[.O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5]&amp;&quot;(&quot;&amp;[.G15]&amp;&quot;);&quot;" office:value-type="string" office:string-value="inline void W5500_WriteSIMR(uint8_t val);" calcext:value-type="string">
            <text:p>inline void W5500_WriteSIMR(uint8_t val);</text:p>
          </table:table-cell>
          <table:table-cell table:formula="of:=[.S14]" office:value-type="float" office:value="48" calcext:value-type="float">
            <text:p>48</text:p>
          </table:table-cell>
          <table:table-cell table:style-name="ce13" table:formula="of:=LEFT(&quot;INLINE void W5500_Write&quot;&amp;[.D15]&amp;&quot;(&quot;&amp;[.G15]&amp;&quot;)&quot;&amp;SPACES;[.S15])&amp;&quot;{W5500_Write&quot;&amp;[.F15]&amp;&quot;(W5500_CB_REG, &quot;&amp;[.N15]&amp;&quot;, &quot; &amp;[.H15]&amp;&quot;);}&quot;" office:value-type="string" office:string-value="INLINE void W5500_WriteSIMR(uint8_t val)        {W5500_WriteReg8(W5500_CB_REG, W5500_REG_SIMR, val);}" calcext:value-type="string">
            <text:p>INLINE void W5500_WriteSIMR(uint8_t val) <text:s text:c="7"/>{W5500_WriteReg8(W5500_CB_REG, W5500_REG_S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5]&amp;&quot; W5500_Read&quot;&amp;[.D15]&amp;&quot;(&quot;&amp;[.G15]&amp;&quot;);&quot;" office:value-type="string" office:string-value="inline uint8_t W5500_ReadSIMR(uint8_t val);" calcext:value-type="string">
            <text:p>inline uint8_t W5500_ReadSIMR(uint8_t val);</text:p>
          </table:table-cell>
          <table:table-cell table:formula="of:=[.W14]" office:value-type="float" office:value="52" calcext:value-type="float">
            <text:p>52</text:p>
          </table:table-cell>
          <table:table-cell table:style-name="ce13" table:formula="of:=LEFT(&quot;INLINE &quot;&amp;[.I15]&amp;&quot; W5500_Read&quot;&amp;[.D15]&amp;&quot;(&quot;&amp;[.G15]&amp;&quot;)&quot;&amp;SPACES;[.W15])&amp;&quot;{ &quot;&amp;[.J15]&amp;&quot;W5500_Read&quot;&amp;[.F15]&amp;&quot;(W5500_CB_REG, &quot;&amp;[.N15]&amp;[.L15]&amp;&quot;); }&quot;" office:value-type="string" office:string-value="INLINE uint8_t W5500_ReadSIMR(uint8_t val)          { return W5500_ReadReg8(W5500_CB_REG, W5500_REG_SIMR); }" calcext:value-type="string">
            <text:p>INLINE uint8_t W5500_ReadSIMR(uint8_t val) <text:s text:c="9"/>{ return W5500_ReadReg8(W5500_CB_REG, W5500_REG_S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20" office:value-type="string" calcext:value-type="string">
            <text:p>RetryTime</text:p>
          </table:table-cell>
          <table:table-cell table:style-name="ce20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6]=1;&quot;Reg8&quot;;IF([.E16]=2;&quot;Reg16&quot;;&quot;Buf&quot;))" office:value-type="string" office:string-value="Reg16" calcext:value-type="string">
            <text:p>Reg16</text:p>
          </table:table-cell>
          <table:table-cell table:style-name="ce13" table:formula="of:=IF([.E16]&lt;2;&quot;uint8_t val&quot;;IF([.E1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6]&lt;3;&quot;val&quot;;&quot;ptr, &quot;&amp;[.E16])" office:value-type="string" office:string-value="val" calcext:value-type="string">
            <text:p>val</text:p>
          </table:table-cell>
          <table:table-cell table:style-name="ce13" table:formula="of:=IF([.E16]&lt;2;&quot;uint8_t&quot;;IF([.E1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6]&lt;2;&quot;return &quot;;IF([.E16]&lt;3;&quot;return &quot;;&quot;&quot;))" office:value-type="string" office:string-value="return " calcext:value-type="string">
            <text:p>return </text:p>
          </table:table-cell>
          <table:table-cell table:style-name="ce13" table:formula="of:=IF([.E16]&lt;3;&quot;&quot;;&quot;uint8_t *ptr&quot;)">
            <text:p/>
          </table:table-cell>
          <table:table-cell table:style-name="ce13" table:formula="of:=IF([.E16]&lt;3;&quot;&quot;;&quot;, ptr, &quot;&amp;[.E16])">
            <text:p/>
          </table:table-cell>
          <table:table-cell table:style-name="ce13"/>
          <table:table-cell table:style-name="ce24" table:formula="of:=&quot;W5500_REG_&quot; &amp; [.D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6] &amp; SPACES;[.O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6]&amp;&quot;(&quot;&amp;[.G16]&amp;&quot;);&quot;" office:value-type="string" office:string-value="inline void W5500_WriteRTR(uint16_t val);" calcext:value-type="string">
            <text:p>inline void W5500_WriteRTR(uint16_t val);</text:p>
          </table:table-cell>
          <table:table-cell table:formula="of:=[.S15]" office:value-type="float" office:value="48" calcext:value-type="float">
            <text:p>48</text:p>
          </table:table-cell>
          <table:table-cell table:style-name="ce13" table:formula="of:=LEFT(&quot;INLINE void W5500_Write&quot;&amp;[.D16]&amp;&quot;(&quot;&amp;[.G16]&amp;&quot;)&quot;&amp;SPACES;[.S16])&amp;&quot;{W5500_Write&quot;&amp;[.F16]&amp;&quot;(W5500_CB_REG, &quot;&amp;[.N16]&amp;&quot;, &quot; &amp;[.H16]&amp;&quot;);}&quot;" office:value-type="string" office:string-value="INLINE void W5500_WriteRTR(uint16_t val)        {W5500_WriteReg16(W5500_CB_REG, W5500_REG_RTR, val);}" calcext:value-type="string">
            <text:p>INLINE void W5500_WriteRTR(uint16_t val) <text:s text:c="7"/>{W5500_WriteReg16(W5500_CB_REG, W5500_REG_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6]&amp;&quot; W5500_Read&quot;&amp;[.D16]&amp;&quot;(&quot;&amp;[.G16]&amp;&quot;);&quot;" office:value-type="string" office:string-value="inline uint16_t W5500_ReadRTR(uint16_t val);" calcext:value-type="string">
            <text:p>inline uint16_t W5500_ReadRTR(uint16_t val);</text:p>
          </table:table-cell>
          <table:table-cell table:formula="of:=[.W15]" office:value-type="float" office:value="52" calcext:value-type="float">
            <text:p>52</text:p>
          </table:table-cell>
          <table:table-cell table:style-name="ce13" table:formula="of:=LEFT(&quot;INLINE &quot;&amp;[.I16]&amp;&quot; W5500_Read&quot;&amp;[.D16]&amp;&quot;(&quot;&amp;[.G16]&amp;&quot;)&quot;&amp;SPACES;[.W16])&amp;&quot;{ &quot;&amp;[.J16]&amp;&quot;W5500_Read&quot;&amp;[.F16]&amp;&quot;(W5500_CB_REG, &quot;&amp;[.N16]&amp;[.L16]&amp;&quot;); }&quot;" office:value-type="string" office:string-value="INLINE uint16_t W5500_ReadRTR(uint16_t val)         { return W5500_ReadReg16(W5500_CB_REG, W5500_REG_RTR); }" calcext:value-type="string">
            <text:p>INLINE uint16_t W5500_ReadRTR(uint16_t val) <text:s text:c="8"/>{ return W5500_ReadReg16(W5500_CB_REG, W5500_REG_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table:formula="of:=[.D17]" office:value-type="string" office:string-value="RCR" calcext:value-type="string">
            <text:p>RCR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7]=1;&quot;Reg8&quot;;IF([.E17]=2;&quot;Reg16&quot;;&quot;Buf&quot;))" office:value-type="string" office:string-value="Reg8" calcext:value-type="string">
            <text:p>Reg8</text:p>
          </table:table-cell>
          <table:table-cell table:style-name="ce13" table:formula="of:=IF([.E17]&lt;2;&quot;uint8_t val&quot;;IF([.E17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7]&lt;3;&quot;val&quot;;&quot;ptr, &quot;&amp;[.E17])" office:value-type="string" office:string-value="val" calcext:value-type="string">
            <text:p>val</text:p>
          </table:table-cell>
          <table:table-cell table:style-name="ce13" table:formula="of:=IF([.E17]&lt;2;&quot;uint8_t&quot;;IF([.E17]&lt;3;&quot;uint16_t&quot;;&quot;void&quot;))" office:value-type="string" office:string-value="uint8_t" calcext:value-type="string">
            <text:p>uint8_t</text:p>
          </table:table-cell>
          <table:table-cell table:style-name="ce13" table:formula="of:=IF([.E17]&lt;2;&quot;return &quot;;IF([.E17]&lt;3;&quot;return &quot;;&quot;&quot;))" office:value-type="string" office:string-value="return " calcext:value-type="string">
            <text:p>return </text:p>
          </table:table-cell>
          <table:table-cell table:style-name="ce13" table:formula="of:=IF([.E17]&lt;3;&quot;&quot;;&quot;uint8_t *ptr&quot;)">
            <text:p/>
          </table:table-cell>
          <table:table-cell table:style-name="ce13" table:formula="of:=IF([.E17]&lt;3;&quot;&quot;;&quot;, ptr, &quot;&amp;[.E17])">
            <text:p/>
          </table:table-cell>
          <table:table-cell table:style-name="ce13"/>
          <table:table-cell table:style-name="ce24" table:formula="of:=&quot;W5500_REG_&quot; &amp; [.D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7] &amp; SPACES;[.O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7]&amp;&quot;(&quot;&amp;[.G17]&amp;&quot;);&quot;" office:value-type="string" office:string-value="inline void W5500_WriteRCR(uint8_t val);" calcext:value-type="string">
            <text:p>inline void W5500_WriteRCR(uint8_t val);</text:p>
          </table:table-cell>
          <table:table-cell table:formula="of:=[.S16]" office:value-type="float" office:value="48" calcext:value-type="float">
            <text:p>48</text:p>
          </table:table-cell>
          <table:table-cell table:style-name="ce13" table:formula="of:=LEFT(&quot;INLINE void W5500_Write&quot;&amp;[.D17]&amp;&quot;(&quot;&amp;[.G17]&amp;&quot;)&quot;&amp;SPACES;[.S17])&amp;&quot;{W5500_Write&quot;&amp;[.F17]&amp;&quot;(W5500_CB_REG, &quot;&amp;[.N17]&amp;&quot;, &quot; &amp;[.H17]&amp;&quot;);}&quot;" office:value-type="string" office:string-value="INLINE void W5500_WriteRCR(uint8_t val)         {W5500_WriteReg8(W5500_CB_REG, W5500_REG_RCR, val);}" calcext:value-type="string">
            <text:p>INLINE void W5500_WriteRCR(uint8_t val) <text:s text:c="8"/>{W5500_WriteReg8(W5500_CB_REG, W5500_REG_RC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7]&amp;&quot; W5500_Read&quot;&amp;[.D17]&amp;&quot;(&quot;&amp;[.G17]&amp;&quot;);&quot;" office:value-type="string" office:string-value="inline uint8_t W5500_ReadRCR(uint8_t val);" calcext:value-type="string">
            <text:p>inline uint8_t W5500_ReadRCR(uint8_t val);</text:p>
          </table:table-cell>
          <table:table-cell table:formula="of:=[.W16]" office:value-type="float" office:value="52" calcext:value-type="float">
            <text:p>52</text:p>
          </table:table-cell>
          <table:table-cell table:style-name="ce13" table:formula="of:=LEFT(&quot;INLINE &quot;&amp;[.I17]&amp;&quot; W5500_Read&quot;&amp;[.D17]&amp;&quot;(&quot;&amp;[.G17]&amp;&quot;)&quot;&amp;SPACES;[.W17])&amp;&quot;{ &quot;&amp;[.J17]&amp;&quot;W5500_Read&quot;&amp;[.F17]&amp;&quot;(W5500_CB_REG, &quot;&amp;[.N17]&amp;[.L17]&amp;&quot;); }&quot;" office:value-type="string" office:string-value="INLINE uint8_t W5500_ReadRCR(uint8_t val)           { return W5500_ReadReg8(W5500_CB_REG, W5500_REG_RCR); }" calcext:value-type="string">
            <text:p>INLINE uint8_t W5500_ReadRCR(uint8_t val) <text:s text:c="10"/>{ return W5500_ReadReg8(W5500_CB_REG, W5500_REG_R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9" office:value-type="string" calcext:value-type="string">
            <text:p>0x001C</text:p>
          </table:table-cell>
          <table:table-cell table:style-name="ce19" office:value-type="string" calcext:value-type="string">
            <text:p>PPP LCP Request Timer</text:p>
          </table:table-cell>
          <table:table-cell table:style-name="ce19" table:formula="of:=[.D18]" office:value-type="string" office:string-value="PRIMER" calcext:value-type="string">
            <text:p>PRIMER</text:p>
          </table:table-cell>
          <table:table-cell table:style-name="ce19" office:value-type="string" calcext:value-type="string">
            <text:p>PRIMER</text:p>
          </table:table-cell>
          <table:table-cell table:style-name="ce33" office:value-type="float" office:value="1" calcext:value-type="float">
            <text:p>1</text:p>
          </table:table-cell>
          <table:table-cell table:style-name="ce19" table:formula="of:=IF([.E18]=1;&quot;Reg8&quot;;IF([.E18]=2;&quot;Reg16&quot;;&quot;Buf&quot;))" office:value-type="string" office:string-value="Reg8" calcext:value-type="string">
            <text:p>Reg8</text:p>
          </table:table-cell>
          <table:table-cell table:style-name="ce19" table:formula="of:=IF([.E18]&lt;2;&quot;uint8_t val&quot;;IF([.E18]&lt;3;&quot;uint16_t val&quot;;&quot;uint8_t *ptr&quot;))" office:value-type="string" office:string-value="uint8_t val" calcext:value-type="string">
            <text:p>uint8_t val</text:p>
          </table:table-cell>
          <table:table-cell table:style-name="ce19" table:formula="of:=IF([.E18]&lt;3;&quot;val&quot;;&quot;ptr, &quot;&amp;[.E18])" office:value-type="string" office:string-value="val" calcext:value-type="string">
            <text:p>val</text:p>
          </table:table-cell>
          <table:table-cell table:style-name="ce19" table:formula="of:=IF([.E18]&lt;2;&quot;uint8_t&quot;;IF([.E18]&lt;3;&quot;uint16_t&quot;;&quot;void&quot;))" office:value-type="string" office:string-value="uint8_t" calcext:value-type="string">
            <text:p>uint8_t</text:p>
          </table:table-cell>
          <table:table-cell table:style-name="ce19" table:formula="of:=IF([.E18]&lt;2;&quot;return &quot;;IF([.E18]&lt;3;&quot;return &quot;;&quot;&quot;))" office:value-type="string" office:string-value="return " calcext:value-type="string">
            <text:p>return </text:p>
          </table:table-cell>
          <table:table-cell table:style-name="ce19" table:formula="of:=IF([.E18]&lt;3;&quot;&quot;;&quot;uint8_t *ptr&quot;)">
            <text:p/>
          </table:table-cell>
          <table:table-cell table:style-name="ce19" table:formula="of:=IF([.E18]&lt;3;&quot;&quot;;&quot;, ptr, &quot;&amp;[.E18])">
            <text:p/>
          </table:table-cell>
          <table:table-cell table:style-name="ce19"/>
          <table:table-cell table:style-name="ce41" table:formula="of:=&quot;W5500_REG_&quot; &amp; [.D18]" office:value-type="string" office:string-value="W5500_REG_PRIMER" calcext:value-type="string">
            <text:p>W5500_REG_PRIMER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18] &amp; SPACES;[.O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7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7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0" table:number-columns-repeated="953"/>
        </table:table-row>
        <table:table-row table:style-name="ro1">
          <table:table-cell table:style-name="ce19" office:value-type="string" calcext:value-type="string">
            <text:p>0x001D</text:p>
          </table:table-cell>
          <table:table-cell table:style-name="ce19" office:value-type="string" calcext:value-type="string">
            <text:p>PPP LCP Magic Number</text:p>
          </table:table-cell>
          <table:table-cell table:style-name="ce19" table:formula="of:=[.D19]" office:value-type="string" office:string-value="PMAGIC" calcext:value-type="string">
            <text:p>PMAGIC</text:p>
          </table:table-cell>
          <table:table-cell table:style-name="ce19" office:value-type="string" calcext:value-type="string">
            <text:p>PMAGIC</text:p>
          </table:table-cell>
          <table:table-cell table:style-name="ce33" office:value-type="float" office:value="1" calcext:value-type="float">
            <text:p>1</text:p>
          </table:table-cell>
          <table:table-cell table:style-name="ce19" table:formula="of:=IF([.E19]=1;&quot;Reg8&quot;;IF([.E19]=2;&quot;Reg16&quot;;&quot;Buf&quot;))" office:value-type="string" office:string-value="Reg8" calcext:value-type="string">
            <text:p>Reg8</text:p>
          </table:table-cell>
          <table:table-cell table:style-name="ce19" table:formula="of:=IF([.E19]&lt;2;&quot;uint8_t val&quot;;IF([.E19]&lt;3;&quot;uint16_t val&quot;;&quot;uint8_t *ptr&quot;))" office:value-type="string" office:string-value="uint8_t val" calcext:value-type="string">
            <text:p>uint8_t val</text:p>
          </table:table-cell>
          <table:table-cell table:style-name="ce19" table:formula="of:=IF([.E19]&lt;3;&quot;val&quot;;&quot;ptr, &quot;&amp;[.E19])" office:value-type="string" office:string-value="val" calcext:value-type="string">
            <text:p>val</text:p>
          </table:table-cell>
          <table:table-cell table:style-name="ce19" table:formula="of:=IF([.E19]&lt;2;&quot;uint8_t&quot;;IF([.E19]&lt;3;&quot;uint16_t&quot;;&quot;void&quot;))" office:value-type="string" office:string-value="uint8_t" calcext:value-type="string">
            <text:p>uint8_t</text:p>
          </table:table-cell>
          <table:table-cell table:style-name="ce19" table:formula="of:=IF([.E19]&lt;2;&quot;return &quot;;IF([.E19]&lt;3;&quot;return &quot;;&quot;&quot;))" office:value-type="string" office:string-value="return " calcext:value-type="string">
            <text:p>return </text:p>
          </table:table-cell>
          <table:table-cell table:style-name="ce19" table:formula="of:=IF([.E19]&lt;3;&quot;&quot;;&quot;uint8_t *ptr&quot;)">
            <text:p/>
          </table:table-cell>
          <table:table-cell table:style-name="ce19" table:formula="of:=IF([.E19]&lt;3;&quot;&quot;;&quot;, ptr, &quot;&amp;[.E19])">
            <text:p/>
          </table:table-cell>
          <table:table-cell table:style-name="ce19"/>
          <table:table-cell table:style-name="ce41" table:formula="of:=&quot;W5500_REG_&quot; &amp; [.D19]" office:value-type="string" office:string-value="W5500_REG_PMAGIC" calcext:value-type="string">
            <text:p>W5500_REG_PMAGIC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19] &amp; SPACES;[.O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8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8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0" table:number-columns-repeated="953"/>
        </table:table-row>
        <table:table-row table:style-name="ro1">
          <table:table-cell table:style-name="ce19" office:value-type="string" calcext:value-type="string">
            <text:p>0x001E</text:p>
          </table:table-cell>
          <table:table-cell table:style-name="ce19" office:value-type="string" calcext:value-type="string">
            <text:p>PPP Dest Mac Addr</text:p>
          </table:table-cell>
          <table:table-cell table:style-name="ce19" table:formula="of:=[.D20]" office:value-type="string" office:string-value="PHAR" calcext:value-type="string">
            <text:p>PHAR</text:p>
          </table:table-cell>
          <table:table-cell table:style-name="ce19" office:value-type="string" calcext:value-type="string">
            <text:p>PHAR</text:p>
          </table:table-cell>
          <table:table-cell table:style-name="ce33" office:value-type="float" office:value="6" calcext:value-type="float">
            <text:p>6</text:p>
          </table:table-cell>
          <table:table-cell table:style-name="ce19" table:formula="of:=IF([.E20]=1;&quot;Reg8&quot;;IF([.E20]=2;&quot;Reg16&quot;;&quot;Buf&quot;))" office:value-type="string" office:string-value="Buf" calcext:value-type="string">
            <text:p>Buf</text:p>
          </table:table-cell>
          <table:table-cell table:style-name="ce19" table:formula="of:=IF([.E20]&lt;2;&quot;uint8_t val&quot;;IF([.E20]&lt;3;&quot;uint16_t val&quot;;&quot;uint8_t *ptr&quot;))" office:value-type="string" office:string-value="uint8_t *ptr" calcext:value-type="string">
            <text:p>uint8_t *ptr</text:p>
          </table:table-cell>
          <table:table-cell table:style-name="ce19" table:formula="of:=IF([.E20]&lt;3;&quot;val&quot;;&quot;ptr, &quot;&amp;[.E20])" office:value-type="string" office:string-value="ptr, 6" calcext:value-type="string">
            <text:p>ptr, 6</text:p>
          </table:table-cell>
          <table:table-cell table:style-name="ce19" table:formula="of:=IF([.E20]&lt;2;&quot;uint8_t&quot;;IF([.E20]&lt;3;&quot;uint16_t&quot;;&quot;void&quot;))" office:value-type="string" office:string-value="void" calcext:value-type="string">
            <text:p>void</text:p>
          </table:table-cell>
          <table:table-cell table:style-name="ce19" table:formula="of:=IF([.E20]&lt;2;&quot;return &quot;;IF([.E20]&lt;3;&quot;return &quot;;&quot;&quot;))">
            <text:p/>
          </table:table-cell>
          <table:table-cell table:style-name="ce19" table:formula="of:=IF([.E20]&lt;3;&quot;&quot;;&quot;uint8_t *ptr&quot;)" office:value-type="string" office:string-value="uint8_t *ptr" calcext:value-type="string">
            <text:p>uint8_t *ptr</text:p>
          </table:table-cell>
          <table:table-cell table:style-name="ce19" table:formula="of:=IF([.E20]&lt;3;&quot;&quot;;&quot;, ptr, &quot;&amp;[.E20])" office:value-type="string" office:string-value=", ptr, 6" calcext:value-type="string">
            <text:p>, ptr, 6</text:p>
          </table:table-cell>
          <table:table-cell table:style-name="ce19"/>
          <table:table-cell table:style-name="ce41" table:formula="of:=&quot;W5500_REG_&quot; &amp; [.D20]" office:value-type="string" office:string-value="W5500_REG_PHAR" calcext:value-type="string">
            <text:p>W5500_REG_PHAR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0] &amp; SPACES;[.O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9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9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0" table:number-columns-repeated="953"/>
        </table:table-row>
        <table:table-row table:style-name="ro1">
          <table:table-cell table:style-name="ce19" office:value-type="string" calcext:value-type="string">
            <text:p>0x0024</text:p>
          </table:table-cell>
          <table:table-cell table:style-name="ce19" office:value-type="string" calcext:value-type="string">
            <text:p>PPP Session ID</text:p>
          </table:table-cell>
          <table:table-cell table:style-name="ce19" table:formula="of:=[.D21]" office:value-type="string" office:string-value="PSID" calcext:value-type="string">
            <text:p>PSID</text:p>
          </table:table-cell>
          <table:table-cell table:style-name="ce19" office:value-type="string" calcext:value-type="string">
            <text:p>PSID</text:p>
          </table:table-cell>
          <table:table-cell table:style-name="ce33" office:value-type="float" office:value="2" calcext:value-type="float">
            <text:p>2</text:p>
          </table:table-cell>
          <table:table-cell table:style-name="ce19" table:formula="of:=IF([.E21]=1;&quot;Reg8&quot;;IF([.E21]=2;&quot;Reg16&quot;;&quot;Buf&quot;))" office:value-type="string" office:string-value="Reg16" calcext:value-type="string">
            <text:p>Reg16</text:p>
          </table:table-cell>
          <table:table-cell table:style-name="ce19" table:formula="of:=IF([.E21]&lt;2;&quot;uint8_t val&quot;;IF([.E21]&lt;3;&quot;uint16_t val&quot;;&quot;uint8_t *ptr&quot;))" office:value-type="string" office:string-value="uint16_t val" calcext:value-type="string">
            <text:p>uint16_t val</text:p>
          </table:table-cell>
          <table:table-cell table:style-name="ce19" table:formula="of:=IF([.E21]&lt;3;&quot;val&quot;;&quot;ptr, &quot;&amp;[.E21])" office:value-type="string" office:string-value="val" calcext:value-type="string">
            <text:p>val</text:p>
          </table:table-cell>
          <table:table-cell table:style-name="ce19" table:formula="of:=IF([.E21]&lt;2;&quot;uint8_t&quot;;IF([.E21]&lt;3;&quot;uint16_t&quot;;&quot;void&quot;))" office:value-type="string" office:string-value="uint16_t" calcext:value-type="string">
            <text:p>uint16_t</text:p>
          </table:table-cell>
          <table:table-cell table:style-name="ce19" table:formula="of:=IF([.E21]&lt;2;&quot;return &quot;;IF([.E21]&lt;3;&quot;return &quot;;&quot;&quot;))" office:value-type="string" office:string-value="return " calcext:value-type="string">
            <text:p>return </text:p>
          </table:table-cell>
          <table:table-cell table:style-name="ce19" table:formula="of:=IF([.E21]&lt;3;&quot;&quot;;&quot;uint8_t *ptr&quot;)">
            <text:p/>
          </table:table-cell>
          <table:table-cell table:style-name="ce19" table:formula="of:=IF([.E21]&lt;3;&quot;&quot;;&quot;, ptr, &quot;&amp;[.E21])">
            <text:p/>
          </table:table-cell>
          <table:table-cell table:style-name="ce19"/>
          <table:table-cell table:style-name="ce41" table:formula="of:=&quot;W5500_REG_&quot; &amp; [.D21]" office:value-type="string" office:string-value="W5500_REG_PSID" calcext:value-type="string">
            <text:p>W5500_REG_PSID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1] &amp; SPACES;[.O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20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20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0" table:number-columns-repeated="953"/>
        </table:table-row>
        <table:table-row table:style-name="ro1">
          <table:table-cell table:style-name="ce19" office:value-type="string" calcext:value-type="string">
            <text:p>0x0026</text:p>
          </table:table-cell>
          <table:table-cell table:style-name="ce19" office:value-type="string" calcext:value-type="string">
            <text:p>PPP Max Segment Size</text:p>
          </table:table-cell>
          <table:table-cell table:style-name="ce19" table:formula="of:=[.D22]" office:value-type="string" office:string-value="PMRU" calcext:value-type="string">
            <text:p>PMRU</text:p>
          </table:table-cell>
          <table:table-cell table:style-name="ce19" office:value-type="string" calcext:value-type="string">
            <text:p>PMRU</text:p>
          </table:table-cell>
          <table:table-cell table:style-name="ce33" office:value-type="float" office:value="2" calcext:value-type="float">
            <text:p>2</text:p>
          </table:table-cell>
          <table:table-cell table:style-name="ce19" table:formula="of:=IF([.E22]=1;&quot;Reg8&quot;;IF([.E22]=2;&quot;Reg16&quot;;&quot;Buf&quot;))" office:value-type="string" office:string-value="Reg16" calcext:value-type="string">
            <text:p>Reg16</text:p>
          </table:table-cell>
          <table:table-cell table:style-name="ce19" table:formula="of:=IF([.E22]&lt;2;&quot;uint8_t val&quot;;IF([.E22]&lt;3;&quot;uint16_t val&quot;;&quot;uint8_t *ptr&quot;))" office:value-type="string" office:string-value="uint16_t val" calcext:value-type="string">
            <text:p>uint16_t val</text:p>
          </table:table-cell>
          <table:table-cell table:style-name="ce19" table:formula="of:=IF([.E22]&lt;3;&quot;val&quot;;&quot;ptr, &quot;&amp;[.E22])" office:value-type="string" office:string-value="val" calcext:value-type="string">
            <text:p>val</text:p>
          </table:table-cell>
          <table:table-cell table:style-name="ce19" table:formula="of:=IF([.E22]&lt;2;&quot;uint8_t&quot;;IF([.E22]&lt;3;&quot;uint16_t&quot;;&quot;void&quot;))" office:value-type="string" office:string-value="uint16_t" calcext:value-type="string">
            <text:p>uint16_t</text:p>
          </table:table-cell>
          <table:table-cell table:style-name="ce19" table:formula="of:=IF([.E22]&lt;2;&quot;return &quot;;IF([.E22]&lt;3;&quot;return &quot;;&quot;&quot;))" office:value-type="string" office:string-value="return " calcext:value-type="string">
            <text:p>return </text:p>
          </table:table-cell>
          <table:table-cell table:style-name="ce19" table:formula="of:=IF([.E22]&lt;3;&quot;&quot;;&quot;uint8_t *ptr&quot;)">
            <text:p/>
          </table:table-cell>
          <table:table-cell table:style-name="ce19" table:formula="of:=IF([.E22]&lt;3;&quot;&quot;;&quot;, ptr, &quot;&amp;[.E22])">
            <text:p/>
          </table:table-cell>
          <table:table-cell table:style-name="ce19"/>
          <table:table-cell table:style-name="ce41" table:formula="of:=&quot;W5500_REG_&quot; &amp; [.D22]" office:value-type="string" office:string-value="W5500_REG_PMRU" calcext:value-type="string">
            <text:p>W5500_REG_PMRU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2] &amp; SPACES;[.O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21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21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0" table:number-columns-repeated="953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table:formula="of:=[.D23]" office:value-type="string" office:string-value="UIPR" calcext:value-type="string">
            <text:p>UIP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23]=1;&quot;Reg8&quot;;IF([.E23]=2;&quot;Reg16&quot;;&quot;Buf&quot;))" office:value-type="string" office:string-value="Buf" calcext:value-type="string">
            <text:p>Buf</text:p>
          </table:table-cell>
          <table:table-cell table:style-name="ce13" table:formula="of:=IF([.E23]&lt;2;&quot;uint8_t val&quot;;IF([.E23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23]&lt;3;&quot;val&quot;;&quot;ptr, &quot;&amp;[.E23])" office:value-type="string" office:string-value="ptr, 4" calcext:value-type="string">
            <text:p>ptr, 4</text:p>
          </table:table-cell>
          <table:table-cell table:style-name="ce13" table:formula="of:=IF([.E23]&lt;2;&quot;uint8_t&quot;;IF([.E23]&lt;3;&quot;uint16_t&quot;;&quot;void&quot;))" office:value-type="string" office:string-value="void" calcext:value-type="string">
            <text:p>void</text:p>
          </table:table-cell>
          <table:table-cell table:style-name="ce13" table:formula="of:=IF([.E23]&lt;2;&quot;return &quot;;IF([.E23]&lt;3;&quot;return &quot;;&quot;&quot;))">
            <text:p/>
          </table:table-cell>
          <table:table-cell table:style-name="ce13" table:formula="of:=IF([.E23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23]&lt;3;&quot;&quot;;&quot;, ptr, &quot;&amp;[.E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3] &amp; SPACES;[.O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3]&amp;&quot;(&quot;&amp;[.G23]&amp;&quot;);&quot;" office:value-type="string" office:string-value="inline void W5500_WriteUIPR(uint8_t *ptr);" calcext:value-type="string">
            <text:p>inline void W5500_WriteUIPR(uint8_t *ptr);</text:p>
          </table:table-cell>
          <table:table-cell table:formula="of:=[.S22]" office:value-type="float" office:value="48" calcext:value-type="float">
            <text:p>48</text:p>
          </table:table-cell>
          <table:table-cell table:style-name="ce13" table:formula="of:=LEFT(&quot;INLINE void W5500_Write&quot;&amp;[.D23]&amp;&quot;(&quot;&amp;[.G23]&amp;&quot;)&quot;&amp;SPACES;[.S23])&amp;&quot;{W5500_Write&quot;&amp;[.F23]&amp;&quot;(W5500_CB_REG, &quot;&amp;[.N23]&amp;&quot;, &quot; &amp;[.H23]&amp;&quot;);}&quot;" office:value-type="string" office:string-value="INLINE void W5500_WriteUIPR(uint8_t *ptr)       {W5500_WriteBuf(W5500_CB_REG, W5500_REG_UIPR, ptr, 4);}" calcext:value-type="string">
            <text:p>INLINE void W5500_WriteUIPR(uint8_t *ptr) <text:s text:c="6"/>{W5500_WriteBuf(W5500_CB_REG, W5500_REG_U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3]&amp;&quot; W5500_Read&quot;&amp;[.D23]&amp;&quot;(&quot;&amp;[.G23]&amp;&quot;);&quot;" office:value-type="string" office:string-value="inline void W5500_ReadUIPR(uint8_t *ptr);" calcext:value-type="string">
            <text:p>inline void W5500_ReadUIPR(uint8_t *ptr);</text:p>
          </table:table-cell>
          <table:table-cell table:formula="of:=[.W22]" office:value-type="float" office:value="52" calcext:value-type="float">
            <text:p>52</text:p>
          </table:table-cell>
          <table:table-cell table:style-name="ce13" table:formula="of:=LEFT(&quot;INLINE &quot;&amp;[.I23]&amp;&quot; W5500_Read&quot;&amp;[.D23]&amp;&quot;(&quot;&amp;[.G23]&amp;&quot;)&quot;&amp;SPACES;[.W23])&amp;&quot;{ &quot;&amp;[.J23]&amp;&quot;W5500_Read&quot;&amp;[.F23]&amp;&quot;(W5500_CB_REG, &quot;&amp;[.N23]&amp;[.L23]&amp;&quot;); }&quot;" office:value-type="string" office:string-value="INLINE void W5500_ReadUIPR(uint8_t *ptr)            { W5500_ReadBuf(W5500_CB_REG, W5500_REG_UIPR, ptr, 4); }" calcext:value-type="string">
            <text:p>INLINE void W5500_ReadUIPR(uint8_t *ptr) <text:s text:c="11"/>{ W5500_ReadBuf(W5500_CB_REG, W5500_REG_U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table:formula="of:=[.D24]" office:value-type="string" office:string-value="UPORTR" calcext:value-type="string">
            <text:p>UPORTR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4]=1;&quot;Reg8&quot;;IF([.E24]=2;&quot;Reg16&quot;;&quot;Buf&quot;))" office:value-type="string" office:string-value="Reg16" calcext:value-type="string">
            <text:p>Reg16</text:p>
          </table:table-cell>
          <table:table-cell table:style-name="ce13" table:formula="of:=IF([.E24]&lt;2;&quot;uint8_t val&quot;;IF([.E2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24]&lt;3;&quot;val&quot;;&quot;ptr, &quot;&amp;[.E24])" office:value-type="string" office:string-value="val" calcext:value-type="string">
            <text:p>val</text:p>
          </table:table-cell>
          <table:table-cell table:style-name="ce13" table:formula="of:=IF([.E24]&lt;2;&quot;uint8_t&quot;;IF([.E2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4]&lt;2;&quot;return &quot;;IF([.E24]&lt;3;&quot;return &quot;;&quot;&quot;))" office:value-type="string" office:string-value="return " calcext:value-type="string">
            <text:p>return </text:p>
          </table:table-cell>
          <table:table-cell table:style-name="ce13" table:formula="of:=IF([.E24]&lt;3;&quot;&quot;;&quot;uint8_t *ptr&quot;)">
            <text:p/>
          </table:table-cell>
          <table:table-cell table:style-name="ce13" table:formula="of:=IF([.E24]&lt;3;&quot;&quot;;&quot;, ptr, &quot;&amp;[.E24])">
            <text:p/>
          </table:table-cell>
          <table:table-cell table:style-name="ce13"/>
          <table:table-cell table:style-name="ce24" table:formula="of:=&quot;W5500_REG_&quot; &amp; [.D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4] &amp; SPACES;[.O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4]&amp;&quot;(&quot;&amp;[.G24]&amp;&quot;);&quot;" office:value-type="string" office:string-value="inline void W5500_WriteUPORTR(uint16_t val);" calcext:value-type="string">
            <text:p>inline void W5500_WriteUPORTR(uint16_t val);</text:p>
          </table:table-cell>
          <table:table-cell table:formula="of:=[.S23]" office:value-type="float" office:value="48" calcext:value-type="float">
            <text:p>48</text:p>
          </table:table-cell>
          <table:table-cell table:style-name="ce13" table:formula="of:=LEFT(&quot;INLINE void W5500_Write&quot;&amp;[.D24]&amp;&quot;(&quot;&amp;[.G24]&amp;&quot;)&quot;&amp;SPACES;[.S24])&amp;&quot;{W5500_Write&quot;&amp;[.F24]&amp;&quot;(W5500_CB_REG, &quot;&amp;[.N24]&amp;&quot;, &quot; &amp;[.H24]&amp;&quot;);}&quot;" office:value-type="string" office:string-value="INLINE void W5500_WriteUPORTR(uint16_t val)     {W5500_WriteReg16(W5500_CB_REG, W5500_REG_UPORTR, val);}" calcext:value-type="string">
            <text:p>INLINE void W5500_WriteUPORTR(uint16_t val) <text:s text:c="4"/>{W5500_WriteReg16(W5500_CB_REG, W5500_REG_UPO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4]&amp;&quot; W5500_Read&quot;&amp;[.D24]&amp;&quot;(&quot;&amp;[.G24]&amp;&quot;);&quot;" office:value-type="string" office:string-value="inline uint16_t W5500_ReadUPORTR(uint16_t val);" calcext:value-type="string">
            <text:p>inline uint16_t W5500_ReadUPORTR(uint16_t val);</text:p>
          </table:table-cell>
          <table:table-cell table:formula="of:=[.W23]" office:value-type="float" office:value="52" calcext:value-type="float">
            <text:p>52</text:p>
          </table:table-cell>
          <table:table-cell table:style-name="ce13" table:formula="of:=LEFT(&quot;INLINE &quot;&amp;[.I24]&amp;&quot; W5500_Read&quot;&amp;[.D24]&amp;&quot;(&quot;&amp;[.G24]&amp;&quot;)&quot;&amp;SPACES;[.W24])&amp;&quot;{ &quot;&amp;[.J24]&amp;&quot;W5500_Read&quot;&amp;[.F24]&amp;&quot;(W5500_CB_REG, &quot;&amp;[.N24]&amp;[.L24]&amp;&quot;); }&quot;" office:value-type="string" office:string-value="INLINE uint16_t W5500_ReadUPORTR(uint16_t val)      { return W5500_ReadReg16(W5500_CB_REG, W5500_REG_UPORTR); }" calcext:value-type="string">
            <text:p>INLINE uint16_t W5500_ReadUPORTR(uint16_t val) <text:s text:c="5"/>{ return W5500_ReadReg16(W5500_CB_REG, W5500_REG_UPO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20" office:value-type="string" calcext:value-type="string">
            <text:p>PhyConfig</text:p>
          </table:table-cell>
          <table:table-cell table:style-name="ce20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5]=1;&quot;Reg8&quot;;IF([.E25]=2;&quot;Reg16&quot;;&quot;Buf&quot;))" office:value-type="string" office:string-value="Reg8" calcext:value-type="string">
            <text:p>Reg8</text:p>
          </table:table-cell>
          <table:table-cell table:style-name="ce13" table:formula="of:=IF([.E25]&lt;2;&quot;uint8_t val&quot;;IF([.E2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5]&lt;3;&quot;val&quot;;&quot;ptr, &quot;&amp;[.E25])" office:value-type="string" office:string-value="val" calcext:value-type="string">
            <text:p>val</text:p>
          </table:table-cell>
          <table:table-cell table:style-name="ce13" table:formula="of:=IF([.E25]&lt;2;&quot;uint8_t&quot;;IF([.E25]&lt;3;&quot;uint16_t&quot;;&quot;void&quot;))" office:value-type="string" office:string-value="uint8_t" calcext:value-type="string">
            <text:p>uint8_t</text:p>
          </table:table-cell>
          <table:table-cell table:style-name="ce13" table:formula="of:=IF([.E25]&lt;2;&quot;return &quot;;IF([.E25]&lt;3;&quot;return &quot;;&quot;&quot;))" office:value-type="string" office:string-value="return " calcext:value-type="string">
            <text:p>return </text:p>
          </table:table-cell>
          <table:table-cell table:style-name="ce13" table:formula="of:=IF([.E25]&lt;3;&quot;&quot;;&quot;uint8_t *ptr&quot;)">
            <text:p/>
          </table:table-cell>
          <table:table-cell table:style-name="ce13" table:formula="of:=IF([.E25]&lt;3;&quot;&quot;;&quot;, ptr, &quot;&amp;[.E25])">
            <text:p/>
          </table:table-cell>
          <table:table-cell table:style-name="ce13"/>
          <table:table-cell table:style-name="ce24" table:formula="of:=&quot;W5500_REG_&quot; &amp; [.D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5] &amp; SPACES;[.O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5]&amp;&quot;(&quot;&amp;[.G25]&amp;&quot;);&quot;" office:value-type="string" office:string-value="inline void W5500_WritePHYCFGR(uint8_t val);" calcext:value-type="string">
            <text:p>inline void W5500_WritePHYCFGR(uint8_t val);</text:p>
          </table:table-cell>
          <table:table-cell table:formula="of:=[.S24]" office:value-type="float" office:value="48" calcext:value-type="float">
            <text:p>48</text:p>
          </table:table-cell>
          <table:table-cell table:style-name="ce13" table:formula="of:=LEFT(&quot;INLINE void W5500_Write&quot;&amp;[.D25]&amp;&quot;(&quot;&amp;[.G25]&amp;&quot;)&quot;&amp;SPACES;[.S25])&amp;&quot;{W5500_Write&quot;&amp;[.F25]&amp;&quot;(W5500_CB_REG, &quot;&amp;[.N25]&amp;&quot;, &quot; &amp;[.H25]&amp;&quot;);}&quot;" office:value-type="string" office:string-value="INLINE void W5500_WritePHYCFGR(uint8_t val)     {W5500_WriteReg8(W5500_CB_REG, W5500_REG_PHYCFGR, val);}" calcext:value-type="string">
            <text:p>INLINE void W5500_WritePHYCFGR(uint8_t val) <text:s text:c="4"/>{W5500_WriteReg8(W5500_CB_REG, W5500_REG_PHYCFG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5]&amp;&quot; W5500_Read&quot;&amp;[.D25]&amp;&quot;(&quot;&amp;[.G25]&amp;&quot;);&quot;" office:value-type="string" office:string-value="inline uint8_t W5500_ReadPHYCFGR(uint8_t val);" calcext:value-type="string">
            <text:p>inline uint8_t W5500_ReadPHYCFGR(uint8_t val);</text:p>
          </table:table-cell>
          <table:table-cell table:formula="of:=[.W24]" office:value-type="float" office:value="52" calcext:value-type="float">
            <text:p>52</text:p>
          </table:table-cell>
          <table:table-cell table:style-name="ce13" table:formula="of:=LEFT(&quot;INLINE &quot;&amp;[.I25]&amp;&quot; W5500_Read&quot;&amp;[.D25]&amp;&quot;(&quot;&amp;[.G25]&amp;&quot;)&quot;&amp;SPACES;[.W25])&amp;&quot;{ &quot;&amp;[.J25]&amp;&quot;W5500_Read&quot;&amp;[.F25]&amp;&quot;(W5500_CB_REG, &quot;&amp;[.N25]&amp;[.L25]&amp;&quot;); }&quot;" office:value-type="string" office:string-value="INLINE uint8_t W5500_ReadPHYCFGR(uint8_t val)       { return W5500_ReadReg8(W5500_CB_REG, W5500_REG_PHYCFGR); }" calcext:value-type="string">
            <text:p>INLINE uint8_t W5500_ReadPHYCFGR(uint8_t val) <text:s text:c="6"/>{ return W5500_ReadReg8(W5500_CB_REG, W5500_REG_PHYCFG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20" office:value-type="string" calcext:value-type="string">
            <text:p>ChipVersion</text:p>
          </table:table-cell>
          <table:table-cell table:style-name="ce20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6]=1;&quot;Reg8&quot;;IF([.E26]=2;&quot;Reg16&quot;;&quot;Buf&quot;))" office:value-type="string" office:string-value="Reg8" calcext:value-type="string">
            <text:p>Reg8</text:p>
          </table:table-cell>
          <table:table-cell table:style-name="ce13" table:formula="of:=IF([.E26]&lt;2;&quot;uint8_t val&quot;;IF([.E2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6]&lt;3;&quot;val&quot;;&quot;ptr, &quot;&amp;[.E26])" office:value-type="string" office:string-value="val" calcext:value-type="string">
            <text:p>val</text:p>
          </table:table-cell>
          <table:table-cell table:style-name="ce13" table:formula="of:=IF([.E26]&lt;2;&quot;uint8_t&quot;;IF([.E26]&lt;3;&quot;uint16_t&quot;;&quot;void&quot;))" office:value-type="string" office:string-value="uint8_t" calcext:value-type="string">
            <text:p>uint8_t</text:p>
          </table:table-cell>
          <table:table-cell table:style-name="ce13" table:formula="of:=IF([.E26]&lt;2;&quot;return &quot;;IF([.E26]&lt;3;&quot;return &quot;;&quot;&quot;))" office:value-type="string" office:string-value="return " calcext:value-type="string">
            <text:p>return </text:p>
          </table:table-cell>
          <table:table-cell table:style-name="ce13" table:formula="of:=IF([.E26]&lt;3;&quot;&quot;;&quot;uint8_t *ptr&quot;)">
            <text:p/>
          </table:table-cell>
          <table:table-cell table:style-name="ce13" table:formula="of:=IF([.E26]&lt;3;&quot;&quot;;&quot;, ptr, &quot;&amp;[.E26])">
            <text:p/>
          </table:table-cell>
          <table:table-cell table:style-name="ce13"/>
          <table:table-cell table:style-name="ce24" table:formula="of:=&quot;W5500_REG_&quot; &amp; [.D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6] &amp; SPACES;[.O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6]&amp;&quot;(&quot;&amp;[.G26]&amp;&quot;);&quot;" office:value-type="string" office:string-value="inline void W5500_WriteVERSIONR(uint8_t val);" calcext:value-type="string">
            <text:p>inline void W5500_WriteVERSIONR(uint8_t val);</text:p>
          </table:table-cell>
          <table:table-cell table:formula="of:=[.S25]" office:value-type="float" office:value="48" calcext:value-type="float">
            <text:p>48</text:p>
          </table:table-cell>
          <table:table-cell table:style-name="ce13" table:formula="of:=LEFT(&quot;INLINE void W5500_Write&quot;&amp;[.D26]&amp;&quot;(&quot;&amp;[.G26]&amp;&quot;)&quot;&amp;SPACES;[.S26])&amp;&quot;{W5500_Write&quot;&amp;[.F26]&amp;&quot;(W5500_CB_REG, &quot;&amp;[.N26]&amp;&quot;, &quot; &amp;[.H26]&amp;&quot;);}&quot;" office:value-type="string" office:string-value="INLINE void W5500_WriteVERSIONR(uint8_t val)    {W5500_WriteReg8(W5500_CB_REG, W5500_REG_VERSIONR, val);}" calcext:value-type="string">
            <text:p>INLINE void W5500_WriteVERSIONR(uint8_t val) <text:s text:c="3"/>{W5500_WriteReg8(W5500_CB_REG, W5500_REG_VERSION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6]&amp;&quot; W5500_Read&quot;&amp;[.D26]&amp;&quot;(&quot;&amp;[.G26]&amp;&quot;);&quot;" office:value-type="string" office:string-value="inline uint8_t W5500_ReadVERSIONR(uint8_t val);" calcext:value-type="string">
            <text:p>inline uint8_t W5500_ReadVERSIONR(uint8_t val);</text:p>
          </table:table-cell>
          <table:table-cell table:formula="of:=[.W25]" office:value-type="float" office:value="52" calcext:value-type="float">
            <text:p>52</text:p>
          </table:table-cell>
          <table:table-cell table:style-name="ce13" table:formula="of:=LEFT(&quot;INLINE &quot;&amp;[.I26]&amp;&quot; W5500_Read&quot;&amp;[.D26]&amp;&quot;(&quot;&amp;[.G26]&amp;&quot;)&quot;&amp;SPACES;[.W26])&amp;&quot;{ &quot;&amp;[.J26]&amp;&quot;W5500_Read&quot;&amp;[.F26]&amp;&quot;(W5500_CB_REG, &quot;&amp;[.N26]&amp;[.L26]&amp;&quot;); }&quot;" office:value-type="string" office:string-value="INLINE uint8_t W5500_ReadVERSIONR(uint8_t val)      { return W5500_ReadReg8(W5500_CB_REG, W5500_REG_VERSIONR); }" calcext:value-type="string">
            <text:p>INLINE uint8_t W5500_ReadVERSIONR(uint8_t val) <text:s text:c="5"/>{ return W5500_ReadReg8(W5500_CB_REG, W5500_REG_VERSION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/>
          <table:table-cell table:style-name="ce11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et</text:p>
            <text:p>Params</text:p>
          </table:table-cell>
          <table:table-cell table:style-name="ce16" office:value-type="string" calcext:value-type="string">
            <text:p>Set</text:p>
            <text:p>Args</text:p>
          </table:table-cell>
          <table:table-cell table:style-name="ce16" table:number-columns-repeated="2"/>
          <table:table-cell table:style-name="ce16" office:value-type="string" calcext:value-type="string">
            <text:p>Get</text:p>
            <text:p>Params</text:p>
          </table:table-cell>
          <table:table-cell table:style-name="ce16" office:value-type="string" calcext:value-type="string">
            <text:p>Get</text:p>
            <text:p>Args</text:p>
          </table:table-cell>
          <table:table-cell table:style-name="ce16" office:value-type="string" calcext:value-type="string">
            <text:p>Get</text:p>
            <text:p>Val?</text:p>
          </table:table-cell>
          <table:table-cell table:style-name="ce11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/>
          <table:table-cell table:style-name="ce27" office:value-type="string" calcext:value-type="string">
            <text:p><text:span text:style-name="T4">/* Socket N Register Read Methods</text:span> */</text:p>
          </table:table-cell>
          <table:table-cell/>
          <table:table-cell table:style-name="ce27" office:value-type="string" calcext:value-type="string">
            <text:p><text:span text:style-name="T4">/* Socket N Register Read Methods</text:span> */</text:p>
          </table:table-cell>
          <table:table-cell table:number-columns-repeated="1000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table:formula="of:=[.D29]" office:value-type="string" office:string-value="MR" calcext:value-type="string">
            <text:p>M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9]=1;&quot;Reg8&quot;;IF([.E29]=2;&quot;Reg16&quot;;&quot;Buf&quot;))" office:value-type="string" office:string-value="Reg8" calcext:value-type="string">
            <text:p>Reg8</text:p>
          </table:table-cell>
          <table:table-cell table:style-name="ce13" table:formula="of:=IF([.E29]&lt;2;&quot;uint8_t val&quot;;IF([.E2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9]&lt;3;&quot;val&quot;;&quot;ptr, &quot;&amp;[.E29])" office:value-type="string" office:string-value="val" calcext:value-type="string">
            <text:p>val</text:p>
          </table:table-cell>
          <table:table-cell table:style-name="ce13" table:formula="of:=IF([.E29]&lt;2;&quot;uint8_t&quot;;IF([.E29]&lt;3;&quot;uint16_t&quot;;&quot;void&quot;))" office:value-type="string" office:string-value="uint8_t" calcext:value-type="string">
            <text:p>uint8_t</text:p>
          </table:table-cell>
          <table:table-cell table:style-name="ce13" table:formula="of:=IF([.E29]&lt;2;&quot;return &quot;;IF([.E29]&lt;3;&quot;return &quot;;&quot;&quot;))" office:value-type="string" office:string-value="return " calcext:value-type="string">
            <text:p>return </text:p>
          </table:table-cell>
          <table:table-cell table:style-name="ce13" table:formula="of:=IF([.E29]&lt;3;&quot;&quot;;&quot;, uint8_t *ptr&quot;)">
            <text:p/>
          </table:table-cell>
          <table:table-cell table:style-name="ce13" table:formula="of:=IF([.E29]&lt;3;&quot;&quot;;&quot;, ptr, &quot;&amp;[.E29])">
            <text:p/>
          </table:table-cell>
          <table:table-cell table:style-name="ce13"/>
          <table:table-cell table:style-name="ce24" table:formula="of:=&quot;W5500_REG_Sn&quot;&amp;[.D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9] &amp; SPACES;[.O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9]&amp;&quot;(uint8_t s,&quot;&amp;[.G29]&amp;&quot;);&quot;" office:value-type="string" office:string-value="inline void W5500_WriteSnMR(uint8_t s,uint8_t val);" calcext:value-type="string">
            <text:p>inline void W5500_WriteSnM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LEFT(&quot;INLINE void W5500_WriteSn&quot;&amp;[.D29]&amp;&quot;(uint8_t s,&quot;&amp;[.G29]&amp;&quot;)&quot;&amp;SPACES;[.S29])&amp;&quot;{ W5500_Write&quot;&amp;[.F29]&amp;&quot;(W5500_CB_SnREG(s), &quot;&amp;[.N29]&amp;&quot;, &quot; &amp;[.H29]&amp;&quot;); }&quot;" office:value-type="string" office:string-value="INLINE void W5500_WriteSnMR(uint8_t s,uint8_t val)          { W5500_WriteReg8(W5500_CB_SnREG(s), W5500_REG_SnMR, val); }" calcext:value-type="string">
            <text:p>INLINE void W5500_WriteSnMR(uint8_t s,uint8_t val) <text:s text:c="9"/>{ W5500_WriteReg8(W5500_CB_SnREG(s), W5500_REG_Sn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9]&amp;&quot; W5500_ReadSn&quot;&amp;[.D29]&amp;&quot;(uint8_t s&quot;&amp;[.K29]&amp;&quot;);&quot;" office:value-type="string" office:string-value="inline uint8_t W5500_ReadSnMR(uint8_t s);" calcext:value-type="string">
            <text:p>inline uint8_t W5500_ReadSnMR(uint8_t s);</text:p>
          </table:table-cell>
          <table:table-cell office:value-type="float" office:value="56" calcext:value-type="float">
            <text:p>56</text:p>
          </table:table-cell>
          <table:table-cell table:style-name="ce13" table:formula="of:=LEFT(&quot;INLINE &quot;&amp;[.I29]&amp;&quot; W5500_ReadSn&quot;&amp;[.D29]&amp;&quot;(uint8_t s&quot;&amp;[.K29]&amp;&quot;)&quot;&amp;SPACES;[.W29])&amp;&quot;{ &quot;&amp;[.J29]&amp;&quot;W5500_Read&quot;&amp;[.F29]&amp;[.M29]&amp;&quot;(W5500_CB_SnREG(s), &quot;&amp;[.N29]&amp;[.L29]&amp;&quot;); }&quot;" office:value-type="string" office:string-value="INLINE uint8_t W5500_ReadSnMR(uint8_t s)                { return W5500_ReadReg8(W5500_CB_SnREG(s), W5500_REG_SnMR); }" calcext:value-type="string">
            <text:p>INLINE uint8_t W5500_ReadSnMR(uint8_t s) <text:s text:c="15"/>{ return W5500_ReadReg8(W5500_CB_SnREG(s), W5500_REG_Sn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20" table:formula="of:=[.D30]" office:value-type="string" office:string-value="CR" calcext:value-type="string">
            <text:p>CR</text:p>
          </table:table-cell>
          <table:table-cell table:style-name="ce20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0]=1;&quot;Reg8&quot;;IF([.E30]=2;&quot;Reg16&quot;;&quot;Buf&quot;))" office:value-type="string" office:string-value="Reg8" calcext:value-type="string">
            <text:p>Reg8</text:p>
          </table:table-cell>
          <table:table-cell table:style-name="ce13" table:formula="of:=IF([.E30]&lt;2;&quot;uint8_t val&quot;;IF([.E3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0]&lt;3;&quot;val&quot;;&quot;ptr, &quot;&amp;[.E30])" office:value-type="string" office:string-value="val" calcext:value-type="string">
            <text:p>val</text:p>
          </table:table-cell>
          <table:table-cell table:style-name="ce13" table:formula="of:=IF([.E30]&lt;2;&quot;uint8_t&quot;;IF([.E30]&lt;3;&quot;uint16_t&quot;;&quot;void&quot;))" office:value-type="string" office:string-value="uint8_t" calcext:value-type="string">
            <text:p>uint8_t</text:p>
          </table:table-cell>
          <table:table-cell table:style-name="ce13" table:formula="of:=IF([.E30]&lt;2;&quot;return &quot;;IF([.E30]&lt;3;&quot;return &quot;;&quot;&quot;))" office:value-type="string" office:string-value="return " calcext:value-type="string">
            <text:p>return </text:p>
          </table:table-cell>
          <table:table-cell table:style-name="ce13" table:formula="of:=IF([.E30]&lt;3;&quot;&quot;;&quot;, uint8_t *ptr&quot;)">
            <text:p/>
          </table:table-cell>
          <table:table-cell table:style-name="ce13" table:formula="of:=IF([.E30]&lt;3;&quot;&quot;;&quot;, ptr, &quot;&amp;[.E30])">
            <text:p/>
          </table:table-cell>
          <table:table-cell table:style-name="ce13"/>
          <table:table-cell table:style-name="ce24" table:formula="of:=&quot;W5500_REG_Sn&quot;&amp;[.D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0] &amp; SPACES;[.O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0]&amp;&quot;(uint8_t s,&quot;&amp;[.G30]&amp;&quot;);&quot;" office:value-type="string" office:string-value="inline void W5500_WriteSnCR(uint8_t s,uint8_t val);" calcext:value-type="string">
            <text:p>inline void W5500_WriteSnCR(uint8_t s,uint8_t val);</text:p>
          </table:table-cell>
          <table:table-cell table:formula="of:=[.S29]" office:value-type="float" office:value="60" calcext:value-type="float">
            <text:p>60</text:p>
          </table:table-cell>
          <table:table-cell table:style-name="ce13" table:formula="of:=LEFT(&quot;INLINE void W5500_WriteSn&quot;&amp;[.D30]&amp;&quot;(uint8_t s,&quot;&amp;[.G30]&amp;&quot;)&quot;&amp;SPACES;[.S30])&amp;&quot;{ W5500_Write&quot;&amp;[.F30]&amp;&quot;(W5500_CB_SnREG(s), &quot;&amp;[.N30]&amp;&quot;, &quot; &amp;[.H30]&amp;&quot;); }&quot;" office:value-type="string" office:string-value="INLINE void W5500_WriteSnCR(uint8_t s,uint8_t val)          { W5500_WriteReg8(W5500_CB_SnREG(s), W5500_REG_SnCR, val); }" calcext:value-type="string">
            <text:p>INLINE void W5500_WriteSnCR(uint8_t s,uint8_t val) <text:s text:c="9"/>{ W5500_WriteReg8(W5500_CB_SnREG(s), W5500_REG_SnC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0]&amp;&quot; W5500_ReadSn&quot;&amp;[.D30]&amp;&quot;(uint8_t s&quot;&amp;[.K30]&amp;&quot;);&quot;" office:value-type="string" office:string-value="inline uint8_t W5500_ReadSnCR(uint8_t s);" calcext:value-type="string">
            <text:p>inline uint8_t W5500_ReadSnCR(uint8_t s);</text:p>
          </table:table-cell>
          <table:table-cell table:formula="of:=[.W29]" office:value-type="float" office:value="56" calcext:value-type="float">
            <text:p>56</text:p>
          </table:table-cell>
          <table:table-cell table:style-name="ce13" table:formula="of:=LEFT(&quot;INLINE &quot;&amp;[.I30]&amp;&quot; W5500_ReadSn&quot;&amp;[.D30]&amp;&quot;(uint8_t s&quot;&amp;[.K30]&amp;&quot;)&quot;&amp;SPACES;[.W30])&amp;&quot;{ &quot;&amp;[.J30]&amp;&quot;W5500_Read&quot;&amp;[.F30]&amp;[.M30]&amp;&quot;(W5500_CB_SnREG(s), &quot;&amp;[.N30]&amp;[.L30]&amp;&quot;); }&quot;" office:value-type="string" office:string-value="INLINE uint8_t W5500_ReadSnCR(uint8_t s)                { return W5500_ReadReg8(W5500_CB_SnREG(s), W5500_REG_SnCR); }" calcext:value-type="string">
            <text:p>INLINE uint8_t W5500_ReadSnCR(uint8_t s) <text:s text:c="15"/>{ return W5500_ReadReg8(W5500_CB_SnREG(s), W5500_REG_Sn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20" table:formula="of:=[.D31]" office:value-type="string" office:string-value="IR" calcext:value-type="string">
            <text:p>IR</text:p>
          </table:table-cell>
          <table:table-cell table:style-name="ce20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1]=1;&quot;Reg8&quot;;IF([.E31]=2;&quot;Reg16&quot;;&quot;Buf&quot;))" office:value-type="string" office:string-value="Reg8" calcext:value-type="string">
            <text:p>Reg8</text:p>
          </table:table-cell>
          <table:table-cell table:style-name="ce13" table:formula="of:=IF([.E31]&lt;2;&quot;uint8_t val&quot;;IF([.E3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1]&lt;3;&quot;val&quot;;&quot;ptr, &quot;&amp;[.E31])" office:value-type="string" office:string-value="val" calcext:value-type="string">
            <text:p>val</text:p>
          </table:table-cell>
          <table:table-cell table:style-name="ce13" table:formula="of:=IF([.E31]&lt;2;&quot;uint8_t&quot;;IF([.E31]&lt;3;&quot;uint16_t&quot;;&quot;void&quot;))" office:value-type="string" office:string-value="uint8_t" calcext:value-type="string">
            <text:p>uint8_t</text:p>
          </table:table-cell>
          <table:table-cell table:style-name="ce13" table:formula="of:=IF([.E31]&lt;2;&quot;return &quot;;IF([.E31]&lt;3;&quot;return &quot;;&quot;&quot;))" office:value-type="string" office:string-value="return " calcext:value-type="string">
            <text:p>return </text:p>
          </table:table-cell>
          <table:table-cell table:style-name="ce13" table:formula="of:=IF([.E31]&lt;3;&quot;&quot;;&quot;, uint8_t *ptr&quot;)">
            <text:p/>
          </table:table-cell>
          <table:table-cell table:style-name="ce13" table:formula="of:=IF([.E31]&lt;3;&quot;&quot;;&quot;, ptr, &quot;&amp;[.E31])">
            <text:p/>
          </table:table-cell>
          <table:table-cell table:style-name="ce13"/>
          <table:table-cell table:style-name="ce24" table:formula="of:=&quot;W5500_REG_Sn&quot;&amp;[.D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1] &amp; SPACES;[.O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1]&amp;&quot;(uint8_t s,&quot;&amp;[.G31]&amp;&quot;);&quot;" office:value-type="string" office:string-value="inline void W5500_WriteSnIR(uint8_t s,uint8_t val);" calcext:value-type="string">
            <text:p>inline void W5500_WriteSnIR(uint8_t s,uint8_t val);</text:p>
          </table:table-cell>
          <table:table-cell table:formula="of:=[.S30]" office:value-type="float" office:value="60" calcext:value-type="float">
            <text:p>60</text:p>
          </table:table-cell>
          <table:table-cell table:style-name="ce13" table:formula="of:=LEFT(&quot;INLINE void W5500_WriteSn&quot;&amp;[.D31]&amp;&quot;(uint8_t s,&quot;&amp;[.G31]&amp;&quot;)&quot;&amp;SPACES;[.S31])&amp;&quot;{ W5500_Write&quot;&amp;[.F31]&amp;&quot;(W5500_CB_SnREG(s), &quot;&amp;[.N31]&amp;&quot;, &quot; &amp;[.H31]&amp;&quot;); }&quot;" office:value-type="string" office:string-value="INLINE void W5500_WriteSnIR(uint8_t s,uint8_t val)          { W5500_WriteReg8(W5500_CB_SnREG(s), W5500_REG_SnIR, val); }" calcext:value-type="string">
            <text:p>INLINE void W5500_WriteSnIR(uint8_t s,uint8_t val) <text:s text:c="9"/>{ W5500_WriteReg8(W5500_CB_SnREG(s), W5500_REG_SnI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1]&amp;&quot; W5500_ReadSn&quot;&amp;[.D31]&amp;&quot;(uint8_t s&quot;&amp;[.K31]&amp;&quot;);&quot;" office:value-type="string" office:string-value="inline uint8_t W5500_ReadSnIR(uint8_t s);" calcext:value-type="string">
            <text:p>inline uint8_t W5500_ReadSnIR(uint8_t s);</text:p>
          </table:table-cell>
          <table:table-cell table:formula="of:=[.W30]" office:value-type="float" office:value="56" calcext:value-type="float">
            <text:p>56</text:p>
          </table:table-cell>
          <table:table-cell table:style-name="ce13" table:formula="of:=LEFT(&quot;INLINE &quot;&amp;[.I31]&amp;&quot; W5500_ReadSn&quot;&amp;[.D31]&amp;&quot;(uint8_t s&quot;&amp;[.K31]&amp;&quot;)&quot;&amp;SPACES;[.W31])&amp;&quot;{ &quot;&amp;[.J31]&amp;&quot;W5500_Read&quot;&amp;[.F31]&amp;[.M31]&amp;&quot;(W5500_CB_SnREG(s), &quot;&amp;[.N31]&amp;[.L31]&amp;&quot;); }&quot;" office:value-type="string" office:string-value="INLINE uint8_t W5500_ReadSnIR(uint8_t s)                { return W5500_ReadReg8(W5500_CB_SnREG(s), W5500_REG_SnIR); }" calcext:value-type="string">
            <text:p>INLINE uint8_t W5500_ReadSnIR(uint8_t s) <text:s text:c="15"/>{ return W5500_ReadReg8(W5500_CB_SnREG(s), W5500_REG_Sn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20" table:formula="of:=[.D32]" office:value-type="string" office:string-value="SR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2]=1;&quot;Reg8&quot;;IF([.E32]=2;&quot;Reg16&quot;;&quot;Buf&quot;))" office:value-type="string" office:string-value="Reg8" calcext:value-type="string">
            <text:p>Reg8</text:p>
          </table:table-cell>
          <table:table-cell table:style-name="ce13" table:formula="of:=IF([.E32]&lt;2;&quot;uint8_t val&quot;;IF([.E3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2]&lt;3;&quot;val&quot;;&quot;ptr, &quot;&amp;[.E32])" office:value-type="string" office:string-value="val" calcext:value-type="string">
            <text:p>val</text:p>
          </table:table-cell>
          <table:table-cell table:style-name="ce13" table:formula="of:=IF([.E32]&lt;2;&quot;uint8_t&quot;;IF([.E32]&lt;3;&quot;uint16_t&quot;;&quot;void&quot;))" office:value-type="string" office:string-value="uint8_t" calcext:value-type="string">
            <text:p>uint8_t</text:p>
          </table:table-cell>
          <table:table-cell table:style-name="ce13" table:formula="of:=IF([.E32]&lt;2;&quot;return &quot;;IF([.E32]&lt;3;&quot;return &quot;;&quot;&quot;))" office:value-type="string" office:string-value="return " calcext:value-type="string">
            <text:p>return </text:p>
          </table:table-cell>
          <table:table-cell table:style-name="ce13" table:formula="of:=IF([.E32]&lt;3;&quot;&quot;;&quot;, uint8_t *ptr&quot;)">
            <text:p/>
          </table:table-cell>
          <table:table-cell table:style-name="ce13" table:formula="of:=IF([.E32]&lt;3;&quot;&quot;;&quot;, ptr, &quot;&amp;[.E32])">
            <text:p/>
          </table:table-cell>
          <table:table-cell table:style-name="ce13"/>
          <table:table-cell table:style-name="ce24" table:formula="of:=&quot;W5500_REG_Sn&quot;&amp;[.D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2] &amp; SPACES;[.O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2]&amp;&quot;(uint8_t s,&quot;&amp;[.G32]&amp;&quot;);&quot;" office:value-type="string" office:string-value="inline void W5500_WriteSnSR(uint8_t s,uint8_t val);" calcext:value-type="string">
            <text:p>inline void W5500_WriteSnSR(uint8_t s,uint8_t val);</text:p>
          </table:table-cell>
          <table:table-cell table:formula="of:=[.S31]" office:value-type="float" office:value="60" calcext:value-type="float">
            <text:p>60</text:p>
          </table:table-cell>
          <table:table-cell table:style-name="ce13" table:formula="of:=LEFT(&quot;INLINE void W5500_WriteSn&quot;&amp;[.D32]&amp;&quot;(uint8_t s,&quot;&amp;[.G32]&amp;&quot;)&quot;&amp;SPACES;[.S32])&amp;&quot;{ W5500_Write&quot;&amp;[.F32]&amp;&quot;(W5500_CB_SnREG(s), &quot;&amp;[.N32]&amp;&quot;, &quot; &amp;[.H32]&amp;&quot;); }&quot;" office:value-type="string" office:string-value="INLINE void W5500_WriteSnSR(uint8_t s,uint8_t val)          { W5500_WriteReg8(W5500_CB_SnREG(s), W5500_REG_SnSR, val); }" calcext:value-type="string">
            <text:p>INLINE void W5500_WriteSnSR(uint8_t s,uint8_t val) <text:s text:c="9"/>{ W5500_WriteReg8(W5500_CB_SnREG(s), W5500_REG_Sn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2]&amp;&quot; W5500_ReadSn&quot;&amp;[.D32]&amp;&quot;(uint8_t s&quot;&amp;[.K32]&amp;&quot;);&quot;" office:value-type="string" office:string-value="inline uint8_t W5500_ReadSnSR(uint8_t s);" calcext:value-type="string">
            <text:p>inline uint8_t W5500_ReadSnSR(uint8_t s);</text:p>
          </table:table-cell>
          <table:table-cell table:formula="of:=[.W31]" office:value-type="float" office:value="56" calcext:value-type="float">
            <text:p>56</text:p>
          </table:table-cell>
          <table:table-cell table:style-name="ce13" table:formula="of:=LEFT(&quot;INLINE &quot;&amp;[.I32]&amp;&quot; W5500_ReadSn&quot;&amp;[.D32]&amp;&quot;(uint8_t s&quot;&amp;[.K32]&amp;&quot;)&quot;&amp;SPACES;[.W32])&amp;&quot;{ &quot;&amp;[.J32]&amp;&quot;W5500_Read&quot;&amp;[.F32]&amp;[.M32]&amp;&quot;(W5500_CB_SnREG(s), &quot;&amp;[.N32]&amp;[.L32]&amp;&quot;); }&quot;" office:value-type="string" office:string-value="INLINE uint8_t W5500_ReadSnSR(uint8_t s)                { return W5500_ReadReg8(W5500_CB_SnREG(s), W5500_REG_SnSR); }" calcext:value-type="string">
            <text:p>INLINE uint8_t W5500_ReadSnSR(uint8_t s) <text:s text:c="15"/>{ return W5500_ReadReg8(W5500_CB_SnREG(s), W5500_REG_Sn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20" table:formula="of:=[.D33]" office:value-type="string" office:string-value="PORT" calcext:value-type="string">
            <text:p>PORT</text:p>
          </table:table-cell>
          <table:table-cell table:style-name="ce20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3]=1;&quot;Reg8&quot;;IF([.E33]=2;&quot;Reg16&quot;;&quot;Buf&quot;))" office:value-type="string" office:string-value="Reg16" calcext:value-type="string">
            <text:p>Reg16</text:p>
          </table:table-cell>
          <table:table-cell table:style-name="ce13" table:formula="of:=IF([.E33]&lt;2;&quot;uint8_t val&quot;;IF([.E3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3]&lt;3;&quot;val&quot;;&quot;ptr, &quot;&amp;[.E33])" office:value-type="string" office:string-value="val" calcext:value-type="string">
            <text:p>val</text:p>
          </table:table-cell>
          <table:table-cell table:style-name="ce13" table:formula="of:=IF([.E33]&lt;2;&quot;uint8_t&quot;;IF([.E3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3]&lt;2;&quot;return &quot;;IF([.E33]&lt;3;&quot;return &quot;;&quot;&quot;))" office:value-type="string" office:string-value="return " calcext:value-type="string">
            <text:p>return </text:p>
          </table:table-cell>
          <table:table-cell table:style-name="ce13" table:formula="of:=IF([.E33]&lt;3;&quot;&quot;;&quot;, uint8_t *ptr&quot;)">
            <text:p/>
          </table:table-cell>
          <table:table-cell table:style-name="ce13" table:formula="of:=IF([.E33]&lt;3;&quot;&quot;;&quot;, ptr, &quot;&amp;[.E33])">
            <text:p/>
          </table:table-cell>
          <table:table-cell table:style-name="ce13"/>
          <table:table-cell table:style-name="ce24" table:formula="of:=&quot;W5500_REG_Sn&quot;&amp;[.D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3] &amp; SPACES;[.O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3]&amp;&quot;(uint8_t s,&quot;&amp;[.G33]&amp;&quot;);&quot;" office:value-type="string" office:string-value="inline void W5500_WriteSnPORT(uint8_t s,uint16_t val);" calcext:value-type="string">
            <text:p>inline void W5500_WriteSnPORT(uint8_t s,uint16_t val);</text:p>
          </table:table-cell>
          <table:table-cell table:formula="of:=[.S32]" office:value-type="float" office:value="60" calcext:value-type="float">
            <text:p>60</text:p>
          </table:table-cell>
          <table:table-cell table:style-name="ce13" table:formula="of:=LEFT(&quot;INLINE void W5500_WriteSn&quot;&amp;[.D33]&amp;&quot;(uint8_t s,&quot;&amp;[.G33]&amp;&quot;)&quot;&amp;SPACES;[.S33])&amp;&quot;{ W5500_Write&quot;&amp;[.F33]&amp;&quot;(W5500_CB_SnREG(s), &quot;&amp;[.N33]&amp;&quot;, &quot; &amp;[.H33]&amp;&quot;); }&quot;" office:value-type="string" office:string-value="INLINE void W5500_WriteSnPORT(uint8_t s,uint16_t val)       { W5500_WriteReg16(W5500_CB_SnREG(s), W5500_REG_SnPORT, val); }" calcext:value-type="string">
            <text:p>INLINE void W5500_WriteSnPORT(uint8_t s,uint16_t val) <text:s text:c="6"/>{ W5500_WriteReg16(W5500_CB_SnREG(s), W5500_REG_Sn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3]&amp;&quot; W5500_ReadSn&quot;&amp;[.D33]&amp;&quot;(uint8_t s&quot;&amp;[.K33]&amp;&quot;);&quot;" office:value-type="string" office:string-value="inline uint16_t W5500_ReadSnPORT(uint8_t s);" calcext:value-type="string">
            <text:p>inline uint16_t W5500_ReadSnPORT(uint8_t s);</text:p>
          </table:table-cell>
          <table:table-cell table:formula="of:=[.W32]" office:value-type="float" office:value="56" calcext:value-type="float">
            <text:p>56</text:p>
          </table:table-cell>
          <table:table-cell table:style-name="ce13" table:formula="of:=LEFT(&quot;INLINE &quot;&amp;[.I33]&amp;&quot; W5500_ReadSn&quot;&amp;[.D33]&amp;&quot;(uint8_t s&quot;&amp;[.K33]&amp;&quot;)&quot;&amp;SPACES;[.W33])&amp;&quot;{ &quot;&amp;[.J33]&amp;&quot;W5500_Read&quot;&amp;[.F33]&amp;[.M33]&amp;&quot;(W5500_CB_SnREG(s), &quot;&amp;[.N33]&amp;[.L33]&amp;&quot;); }&quot;" office:value-type="string" office:string-value="INLINE uint16_t W5500_ReadSnPORT(uint8_t s)             { return W5500_ReadReg16(W5500_CB_SnREG(s), W5500_REG_SnPORT); }" calcext:value-type="string">
            <text:p>INLINE uint16_t W5500_ReadSnPORT(uint8_t s) <text:s text:c="12"/>{ return W5500_ReadReg16(W5500_CB_SnREG(s), W5500_REG_Sn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table:formula="of:=[.D34]" office:value-type="string" office:string-value="DHAR" calcext:value-type="string">
            <text:p>DHA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34]=1;&quot;Reg8&quot;;IF([.E34]=2;&quot;Reg16&quot;;&quot;Buf&quot;))" office:value-type="string" office:string-value="Buf" calcext:value-type="string">
            <text:p>Buf</text:p>
          </table:table-cell>
          <table:table-cell table:style-name="ce13" table:formula="of:=IF([.E34]&lt;2;&quot;uint8_t val&quot;;IF([.E34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4]&lt;3;&quot;val&quot;;&quot;ptr, &quot;&amp;[.E34])" office:value-type="string" office:string-value="ptr, 6" calcext:value-type="string">
            <text:p>ptr, 6</text:p>
          </table:table-cell>
          <table:table-cell table:style-name="ce13" table:formula="of:=IF([.E34]&lt;2;&quot;uint8_t&quot;;IF([.E34]&lt;3;&quot;uint16_t&quot;;&quot;void&quot;))" office:value-type="string" office:string-value="void" calcext:value-type="string">
            <text:p>void</text:p>
          </table:table-cell>
          <table:table-cell table:style-name="ce13" table:formula="of:=IF([.E34]&lt;2;&quot;return &quot;;IF([.E34]&lt;3;&quot;return &quot;;&quot;&quot;))">
            <text:p/>
          </table:table-cell>
          <table:table-cell table:style-name="ce13" table:formula="of:=IF([.E34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4]&lt;3;&quot;&quot;;&quot;, ptr, &quot;&amp;[.E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D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4] &amp; SPACES;[.O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4]&amp;&quot;(uint8_t s,&quot;&amp;[.G34]&amp;&quot;);&quot;" office:value-type="string" office:string-value="inline void W5500_WriteSnDHAR(uint8_t s,uint8_t *ptr);" calcext:value-type="string">
            <text:p>inline void W5500_WriteSnDHAR(uint8_t s,uint8_t *ptr);</text:p>
          </table:table-cell>
          <table:table-cell table:formula="of:=[.S33]" office:value-type="float" office:value="60" calcext:value-type="float">
            <text:p>60</text:p>
          </table:table-cell>
          <table:table-cell table:style-name="ce13" table:formula="of:=LEFT(&quot;INLINE void W5500_WriteSn&quot;&amp;[.D34]&amp;&quot;(uint8_t s,&quot;&amp;[.G34]&amp;&quot;)&quot;&amp;SPACES;[.S34])&amp;&quot;{ W5500_Write&quot;&amp;[.F34]&amp;&quot;(W5500_CB_SnREG(s), &quot;&amp;[.N34]&amp;&quot;, &quot; &amp;[.H34]&amp;&quot;); }&quot;" office:value-type="string" office:string-value="INLINE void W5500_WriteSnDHAR(uint8_t s,uint8_t *ptr)       { W5500_WriteBuf(W5500_CB_SnREG(s), W5500_REG_SnDHAR, ptr, 6); }" calcext:value-type="string">
            <text:p>INLINE void W5500_WriteSnDHAR(uint8_t s,uint8_t *ptr) <text:s text:c="6"/>{ W5500_WriteBuf(W5500_CB_SnREG(s), W5500_REG_SnDHAR, ptr, 6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4]&amp;&quot; W5500_ReadSn&quot;&amp;[.D34]&amp;&quot;(uint8_t s&quot;&amp;[.K34]&amp;&quot;);&quot;" office:value-type="string" office:string-value="inline void W5500_ReadSnDHAR(uint8_t s, uint8_t *ptr);" calcext:value-type="string">
            <text:p>inline void W5500_ReadSnDHAR(uint8_t s, uint8_t *ptr);</text:p>
          </table:table-cell>
          <table:table-cell table:formula="of:=[.W33]" office:value-type="float" office:value="56" calcext:value-type="float">
            <text:p>56</text:p>
          </table:table-cell>
          <table:table-cell table:style-name="ce13" table:formula="of:=LEFT(&quot;INLINE &quot;&amp;[.I34]&amp;&quot; W5500_ReadSn&quot;&amp;[.D34]&amp;&quot;(uint8_t s&quot;&amp;[.K34]&amp;&quot;)&quot;&amp;SPACES;[.W34])&amp;&quot;{ &quot;&amp;[.J34]&amp;&quot;W5500_Read&quot;&amp;[.F34]&amp;[.M34]&amp;&quot;(W5500_CB_SnREG(s), &quot;&amp;[.N34]&amp;[.L34]&amp;&quot;); }&quot;" office:value-type="string" office:string-value="INLINE void W5500_ReadSnDHAR(uint8_t s, uint8_t *ptr)   { W5500_ReadBuf(W5500_CB_SnREG(s), W5500_REG_SnDHAR, ptr, 6); }" calcext:value-type="string">
            <text:p>INLINE void W5500_ReadSnDHAR(uint8_t s, uint8_t *ptr) <text:s text:c="2"/>{ W5500_ReadBuf(W5500_CB_SnREG(s), W5500_REG_SnD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20" table:formula="of:=[.D35]" office:value-type="string" office:string-value="DIPR" calcext:value-type="string">
            <text:p>DIPR</text:p>
          </table:table-cell>
          <table:table-cell table:style-name="ce20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35]=1;&quot;Reg8&quot;;IF([.E35]=2;&quot;Reg16&quot;;&quot;Buf&quot;))" office:value-type="string" office:string-value="Buf" calcext:value-type="string">
            <text:p>Buf</text:p>
          </table:table-cell>
          <table:table-cell table:style-name="ce13" table:formula="of:=IF([.E35]&lt;2;&quot;uint8_t val&quot;;IF([.E35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5]&lt;3;&quot;val&quot;;&quot;ptr, &quot;&amp;[.E35])" office:value-type="string" office:string-value="ptr, 4" calcext:value-type="string">
            <text:p>ptr, 4</text:p>
          </table:table-cell>
          <table:table-cell table:style-name="ce13" table:formula="of:=IF([.E35]&lt;2;&quot;uint8_t&quot;;IF([.E35]&lt;3;&quot;uint16_t&quot;;&quot;void&quot;))" office:value-type="string" office:string-value="void" calcext:value-type="string">
            <text:p>void</text:p>
          </table:table-cell>
          <table:table-cell table:style-name="ce13" table:formula="of:=IF([.E35]&lt;2;&quot;return &quot;;IF([.E35]&lt;3;&quot;return &quot;;&quot;&quot;))">
            <text:p/>
          </table:table-cell>
          <table:table-cell table:style-name="ce13" table:formula="of:=IF([.E35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5]&lt;3;&quot;&quot;;&quot;, ptr, &quot;&amp;[.E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D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5] &amp; SPACES;[.O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5]&amp;&quot;(uint8_t s,&quot;&amp;[.G35]&amp;&quot;);&quot;" office:value-type="string" office:string-value="inline void W5500_WriteSnDIPR(uint8_t s,uint8_t *ptr);" calcext:value-type="string">
            <text:p>inline void W5500_WriteSnDIPR(uint8_t s,uint8_t *ptr);</text:p>
          </table:table-cell>
          <table:table-cell table:formula="of:=[.S34]" office:value-type="float" office:value="60" calcext:value-type="float">
            <text:p>60</text:p>
          </table:table-cell>
          <table:table-cell table:style-name="ce13" table:formula="of:=LEFT(&quot;INLINE void W5500_WriteSn&quot;&amp;[.D35]&amp;&quot;(uint8_t s,&quot;&amp;[.G35]&amp;&quot;)&quot;&amp;SPACES;[.S35])&amp;&quot;{ W5500_Write&quot;&amp;[.F35]&amp;&quot;(W5500_CB_SnREG(s), &quot;&amp;[.N35]&amp;&quot;, &quot; &amp;[.H35]&amp;&quot;); }&quot;" office:value-type="string" office:string-value="INLINE void W5500_WriteSnDIPR(uint8_t s,uint8_t *ptr)       { W5500_WriteBuf(W5500_CB_SnREG(s), W5500_REG_SnDIPR, ptr, 4); }" calcext:value-type="string">
            <text:p>INLINE void W5500_WriteSnDIPR(uint8_t s,uint8_t *ptr) <text:s text:c="6"/>{ W5500_WriteBuf(W5500_CB_SnREG(s), W5500_REG_SnDIPR, ptr, 4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5]&amp;&quot; W5500_ReadSn&quot;&amp;[.D35]&amp;&quot;(uint8_t s&quot;&amp;[.K35]&amp;&quot;);&quot;" office:value-type="string" office:string-value="inline void W5500_ReadSnDIPR(uint8_t s, uint8_t *ptr);" calcext:value-type="string">
            <text:p>inline void W5500_ReadSnDIPR(uint8_t s, uint8_t *ptr);</text:p>
          </table:table-cell>
          <table:table-cell table:formula="of:=[.W34]" office:value-type="float" office:value="56" calcext:value-type="float">
            <text:p>56</text:p>
          </table:table-cell>
          <table:table-cell table:style-name="ce13" table:formula="of:=LEFT(&quot;INLINE &quot;&amp;[.I35]&amp;&quot; W5500_ReadSn&quot;&amp;[.D35]&amp;&quot;(uint8_t s&quot;&amp;[.K35]&amp;&quot;)&quot;&amp;SPACES;[.W35])&amp;&quot;{ &quot;&amp;[.J35]&amp;&quot;W5500_Read&quot;&amp;[.F35]&amp;[.M35]&amp;&quot;(W5500_CB_SnREG(s), &quot;&amp;[.N35]&amp;[.L35]&amp;&quot;); }&quot;" office:value-type="string" office:string-value="INLINE void W5500_ReadSnDIPR(uint8_t s, uint8_t *ptr)   { W5500_ReadBuf(W5500_CB_SnREG(s), W5500_REG_SnDIPR, ptr, 4); }" calcext:value-type="string">
            <text:p>INLINE void W5500_ReadSnDIPR(uint8_t s, uint8_t *ptr) <text:s text:c="2"/>{ W5500_ReadBuf(W5500_CB_SnREG(s), W5500_REG_SnD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20" table:formula="of:=[.D36]" office:value-type="string" office:string-value="DPORT" calcext:value-type="string">
            <text:p>DPORT</text:p>
          </table:table-cell>
          <table:table-cell table:style-name="ce20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6]=1;&quot;Reg8&quot;;IF([.E36]=2;&quot;Reg16&quot;;&quot;Buf&quot;))" office:value-type="string" office:string-value="Reg16" calcext:value-type="string">
            <text:p>Reg16</text:p>
          </table:table-cell>
          <table:table-cell table:style-name="ce13" table:formula="of:=IF([.E36]&lt;2;&quot;uint8_t val&quot;;IF([.E3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6]&lt;3;&quot;val&quot;;&quot;ptr, &quot;&amp;[.E36])" office:value-type="string" office:string-value="val" calcext:value-type="string">
            <text:p>val</text:p>
          </table:table-cell>
          <table:table-cell table:style-name="ce13" table:formula="of:=IF([.E36]&lt;2;&quot;uint8_t&quot;;IF([.E3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6]&lt;2;&quot;return &quot;;IF([.E36]&lt;3;&quot;return &quot;;&quot;&quot;))" office:value-type="string" office:string-value="return " calcext:value-type="string">
            <text:p>return </text:p>
          </table:table-cell>
          <table:table-cell table:style-name="ce13" table:formula="of:=IF([.E36]&lt;3;&quot;&quot;;&quot;, uint8_t *ptr&quot;)">
            <text:p/>
          </table:table-cell>
          <table:table-cell table:style-name="ce13" table:formula="of:=IF([.E36]&lt;3;&quot;&quot;;&quot;, ptr, &quot;&amp;[.E36])">
            <text:p/>
          </table:table-cell>
          <table:table-cell table:style-name="ce13"/>
          <table:table-cell table:style-name="ce24" table:formula="of:=&quot;W5500_REG_Sn&quot;&amp;[.D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6] &amp; SPACES;[.O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6]&amp;&quot;(uint8_t s,&quot;&amp;[.G36]&amp;&quot;);&quot;" office:value-type="string" office:string-value="inline void W5500_WriteSnDPORT(uint8_t s,uint16_t val);" calcext:value-type="string">
            <text:p>inline void W5500_WriteSnDPORT(uint8_t s,uint16_t val);</text:p>
          </table:table-cell>
          <table:table-cell table:formula="of:=[.S35]" office:value-type="float" office:value="60" calcext:value-type="float">
            <text:p>60</text:p>
          </table:table-cell>
          <table:table-cell table:style-name="ce13" table:formula="of:=LEFT(&quot;INLINE void W5500_WriteSn&quot;&amp;[.D36]&amp;&quot;(uint8_t s,&quot;&amp;[.G36]&amp;&quot;)&quot;&amp;SPACES;[.S36])&amp;&quot;{ W5500_Write&quot;&amp;[.F36]&amp;&quot;(W5500_CB_SnREG(s), &quot;&amp;[.N36]&amp;&quot;, &quot; &amp;[.H36]&amp;&quot;); }&quot;" office:value-type="string" office:string-value="INLINE void W5500_WriteSnDPORT(uint8_t s,uint16_t val)      { W5500_WriteReg16(W5500_CB_SnREG(s), W5500_REG_SnDPORT, val); }" calcext:value-type="string">
            <text:p>INLINE void W5500_WriteSnDPORT(uint8_t s,uint16_t val) <text:s text:c="5"/>{ W5500_WriteReg16(W5500_CB_SnREG(s), W5500_REG_SnD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6]&amp;&quot; W5500_ReadSn&quot;&amp;[.D36]&amp;&quot;(uint8_t s&quot;&amp;[.K36]&amp;&quot;);&quot;" office:value-type="string" office:string-value="inline uint16_t W5500_ReadSnDPORT(uint8_t s);" calcext:value-type="string">
            <text:p>inline uint16_t W5500_ReadSnDPORT(uint8_t s);</text:p>
          </table:table-cell>
          <table:table-cell table:formula="of:=[.W35]" office:value-type="float" office:value="56" calcext:value-type="float">
            <text:p>56</text:p>
          </table:table-cell>
          <table:table-cell table:style-name="ce13" table:formula="of:=LEFT(&quot;INLINE &quot;&amp;[.I36]&amp;&quot; W5500_ReadSn&quot;&amp;[.D36]&amp;&quot;(uint8_t s&quot;&amp;[.K36]&amp;&quot;)&quot;&amp;SPACES;[.W36])&amp;&quot;{ &quot;&amp;[.J36]&amp;&quot;W5500_Read&quot;&amp;[.F36]&amp;[.M36]&amp;&quot;(W5500_CB_SnREG(s), &quot;&amp;[.N36]&amp;[.L36]&amp;&quot;); }&quot;" office:value-type="string" office:string-value="INLINE uint16_t W5500_ReadSnDPORT(uint8_t s)            { return W5500_ReadReg16(W5500_CB_SnREG(s), W5500_REG_SnDPORT); }" calcext:value-type="string">
            <text:p>INLINE uint16_t W5500_ReadSnDPORT(uint8_t s) <text:s text:c="11"/>{ return W5500_ReadReg16(W5500_CB_SnREG(s), W5500_REG_SnD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table:formula="of:=[.D37]" office:value-type="string" office:string-value="MSSR" calcext:value-type="string">
            <text:p>MSSR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7]=1;&quot;Reg8&quot;;IF([.E37]=2;&quot;Reg16&quot;;&quot;Buf&quot;))" office:value-type="string" office:string-value="Reg16" calcext:value-type="string">
            <text:p>Reg16</text:p>
          </table:table-cell>
          <table:table-cell table:style-name="ce13" table:formula="of:=IF([.E37]&lt;2;&quot;uint8_t val&quot;;IF([.E3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7]&lt;3;&quot;val&quot;;&quot;ptr, &quot;&amp;[.E37])" office:value-type="string" office:string-value="val" calcext:value-type="string">
            <text:p>val</text:p>
          </table:table-cell>
          <table:table-cell table:style-name="ce13" table:formula="of:=IF([.E37]&lt;2;&quot;uint8_t&quot;;IF([.E3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7]&lt;2;&quot;return &quot;;IF([.E37]&lt;3;&quot;return &quot;;&quot;&quot;))" office:value-type="string" office:string-value="return " calcext:value-type="string">
            <text:p>return </text:p>
          </table:table-cell>
          <table:table-cell table:style-name="ce13" table:formula="of:=IF([.E37]&lt;3;&quot;&quot;;&quot;, uint8_t *ptr&quot;)">
            <text:p/>
          </table:table-cell>
          <table:table-cell table:style-name="ce13" table:formula="of:=IF([.E37]&lt;3;&quot;&quot;;&quot;, ptr, &quot;&amp;[.E37])">
            <text:p/>
          </table:table-cell>
          <table:table-cell table:style-name="ce13"/>
          <table:table-cell table:style-name="ce24" table:formula="of:=&quot;W5500_REG_Sn&quot;&amp;[.D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7] &amp; SPACES;[.O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7]&amp;&quot;(uint8_t s,&quot;&amp;[.G37]&amp;&quot;);&quot;" office:value-type="string" office:string-value="inline void W5500_WriteSnMSSR(uint8_t s,uint16_t val);" calcext:value-type="string">
            <text:p>inline void W5500_WriteSnMSSR(uint8_t s,uint16_t val);</text:p>
          </table:table-cell>
          <table:table-cell table:formula="of:=[.S36]" office:value-type="float" office:value="60" calcext:value-type="float">
            <text:p>60</text:p>
          </table:table-cell>
          <table:table-cell table:style-name="ce13" table:formula="of:=LEFT(&quot;INLINE void W5500_WriteSn&quot;&amp;[.D37]&amp;&quot;(uint8_t s,&quot;&amp;[.G37]&amp;&quot;)&quot;&amp;SPACES;[.S37])&amp;&quot;{ W5500_Write&quot;&amp;[.F37]&amp;&quot;(W5500_CB_SnREG(s), &quot;&amp;[.N37]&amp;&quot;, &quot; &amp;[.H37]&amp;&quot;); }&quot;" office:value-type="string" office:string-value="INLINE void W5500_WriteSnMSSR(uint8_t s,uint16_t val)       { W5500_WriteReg16(W5500_CB_SnREG(s), W5500_REG_SnMSSR, val); }" calcext:value-type="string">
            <text:p>INLINE void W5500_WriteSnMSSR(uint8_t s,uint16_t val) <text:s text:c="6"/>{ W5500_WriteReg16(W5500_CB_SnREG(s), W5500_REG_SnMS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7]&amp;&quot; W5500_ReadSn&quot;&amp;[.D37]&amp;&quot;(uint8_t s&quot;&amp;[.K37]&amp;&quot;);&quot;" office:value-type="string" office:string-value="inline uint16_t W5500_ReadSnMSSR(uint8_t s);" calcext:value-type="string">
            <text:p>inline uint16_t W5500_ReadSnMSSR(uint8_t s);</text:p>
          </table:table-cell>
          <table:table-cell table:formula="of:=[.W36]" office:value-type="float" office:value="56" calcext:value-type="float">
            <text:p>56</text:p>
          </table:table-cell>
          <table:table-cell table:style-name="ce13" table:formula="of:=LEFT(&quot;INLINE &quot;&amp;[.I37]&amp;&quot; W5500_ReadSn&quot;&amp;[.D37]&amp;&quot;(uint8_t s&quot;&amp;[.K37]&amp;&quot;)&quot;&amp;SPACES;[.W37])&amp;&quot;{ &quot;&amp;[.J37]&amp;&quot;W5500_Read&quot;&amp;[.F37]&amp;[.M37]&amp;&quot;(W5500_CB_SnREG(s), &quot;&amp;[.N37]&amp;[.L37]&amp;&quot;); }&quot;" office:value-type="string" office:string-value="INLINE uint16_t W5500_ReadSnMSSR(uint8_t s)             { return W5500_ReadReg16(W5500_CB_SnREG(s), W5500_REG_SnMSSR); }" calcext:value-type="string">
            <text:p>INLINE uint16_t W5500_ReadSnMSSR(uint8_t s) <text:s text:c="12"/>{ return W5500_ReadReg16(W5500_CB_SnREG(s), W5500_REG_SnMS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table:formula="of:=[.D38]" office:value-type="string" office:string-value="TOS" calcext:value-type="string">
            <text:p>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8]=1;&quot;Reg8&quot;;IF([.E38]=2;&quot;Reg16&quot;;&quot;Buf&quot;))" office:value-type="string" office:string-value="Reg8" calcext:value-type="string">
            <text:p>Reg8</text:p>
          </table:table-cell>
          <table:table-cell table:style-name="ce13" table:formula="of:=IF([.E38]&lt;2;&quot;uint8_t val&quot;;IF([.E3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8]&lt;3;&quot;val&quot;;&quot;ptr, &quot;&amp;[.E38])" office:value-type="string" office:string-value="val" calcext:value-type="string">
            <text:p>val</text:p>
          </table:table-cell>
          <table:table-cell table:style-name="ce13" table:formula="of:=IF([.E38]&lt;2;&quot;uint8_t&quot;;IF([.E38]&lt;3;&quot;uint16_t&quot;;&quot;void&quot;))" office:value-type="string" office:string-value="uint8_t" calcext:value-type="string">
            <text:p>uint8_t</text:p>
          </table:table-cell>
          <table:table-cell table:style-name="ce13" table:formula="of:=IF([.E38]&lt;2;&quot;return &quot;;IF([.E38]&lt;3;&quot;return &quot;;&quot;&quot;))" office:value-type="string" office:string-value="return " calcext:value-type="string">
            <text:p>return </text:p>
          </table:table-cell>
          <table:table-cell table:style-name="ce13" table:formula="of:=IF([.E38]&lt;3;&quot;&quot;;&quot;, uint8_t *ptr&quot;)">
            <text:p/>
          </table:table-cell>
          <table:table-cell table:style-name="ce13" table:formula="of:=IF([.E38]&lt;3;&quot;&quot;;&quot;, ptr, &quot;&amp;[.E38])">
            <text:p/>
          </table:table-cell>
          <table:table-cell table:style-name="ce13"/>
          <table:table-cell table:style-name="ce24" table:formula="of:=&quot;W5500_REG_Sn&quot;&amp;[.D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8] &amp; SPACES;[.O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8]&amp;&quot;(uint8_t s,&quot;&amp;[.G38]&amp;&quot;);&quot;" office:value-type="string" office:string-value="inline void W5500_WriteSnTOS(uint8_t s,uint8_t val);" calcext:value-type="string">
            <text:p>inline void W5500_WriteSnTOS(uint8_t s,uint8_t val);</text:p>
          </table:table-cell>
          <table:table-cell table:formula="of:=[.S37]" office:value-type="float" office:value="60" calcext:value-type="float">
            <text:p>60</text:p>
          </table:table-cell>
          <table:table-cell table:style-name="ce13" table:formula="of:=LEFT(&quot;INLINE void W5500_WriteSn&quot;&amp;[.D38]&amp;&quot;(uint8_t s,&quot;&amp;[.G38]&amp;&quot;)&quot;&amp;SPACES;[.S38])&amp;&quot;{ W5500_Write&quot;&amp;[.F38]&amp;&quot;(W5500_CB_SnREG(s), &quot;&amp;[.N38]&amp;&quot;, &quot; &amp;[.H38]&amp;&quot;); }&quot;" office:value-type="string" office:string-value="INLINE void W5500_WriteSnTOS(uint8_t s,uint8_t val)         { W5500_WriteReg8(W5500_CB_SnREG(s), W5500_REG_SnTOS, val); }" calcext:value-type="string">
            <text:p>INLINE void W5500_WriteSnTOS(uint8_t s,uint8_t val) <text:s text:c="8"/>{ W5500_WriteReg8(W5500_CB_SnREG(s), W5500_REG_SnTOS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8]&amp;&quot; W5500_ReadSn&quot;&amp;[.D38]&amp;&quot;(uint8_t s&quot;&amp;[.K38]&amp;&quot;);&quot;" office:value-type="string" office:string-value="inline uint8_t W5500_ReadSnTOS(uint8_t s);" calcext:value-type="string">
            <text:p>inline uint8_t W5500_ReadSnTOS(uint8_t s);</text:p>
          </table:table-cell>
          <table:table-cell table:formula="of:=[.W37]" office:value-type="float" office:value="56" calcext:value-type="float">
            <text:p>56</text:p>
          </table:table-cell>
          <table:table-cell table:style-name="ce13" table:formula="of:=LEFT(&quot;INLINE &quot;&amp;[.I38]&amp;&quot; W5500_ReadSn&quot;&amp;[.D38]&amp;&quot;(uint8_t s&quot;&amp;[.K38]&amp;&quot;)&quot;&amp;SPACES;[.W38])&amp;&quot;{ &quot;&amp;[.J38]&amp;&quot;W5500_Read&quot;&amp;[.F38]&amp;[.M38]&amp;&quot;(W5500_CB_SnREG(s), &quot;&amp;[.N38]&amp;[.L38]&amp;&quot;); }&quot;" office:value-type="string" office:string-value="INLINE uint8_t W5500_ReadSnTOS(uint8_t s)               { return W5500_ReadReg8(W5500_CB_SnREG(s), W5500_REG_SnTOS); }" calcext:value-type="string">
            <text:p>INLINE uint8_t W5500_ReadSnTOS(uint8_t s) <text:s text:c="14"/>{ return W5500_ReadReg8(W5500_CB_SnREG(s), W5500_REG_SnTOS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table:formula="of:=[.D39]" office:value-type="string" office:string-value="TTL" calcext:value-type="string">
            <text:p>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9]=1;&quot;Reg8&quot;;IF([.E39]=2;&quot;Reg16&quot;;&quot;Buf&quot;))" office:value-type="string" office:string-value="Reg8" calcext:value-type="string">
            <text:p>Reg8</text:p>
          </table:table-cell>
          <table:table-cell table:style-name="ce13" table:formula="of:=IF([.E39]&lt;2;&quot;uint8_t val&quot;;IF([.E3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9]&lt;3;&quot;val&quot;;&quot;ptr, &quot;&amp;[.E39])" office:value-type="string" office:string-value="val" calcext:value-type="string">
            <text:p>val</text:p>
          </table:table-cell>
          <table:table-cell table:style-name="ce13" table:formula="of:=IF([.E39]&lt;2;&quot;uint8_t&quot;;IF([.E39]&lt;3;&quot;uint16_t&quot;;&quot;void&quot;))" office:value-type="string" office:string-value="uint8_t" calcext:value-type="string">
            <text:p>uint8_t</text:p>
          </table:table-cell>
          <table:table-cell table:style-name="ce13" table:formula="of:=IF([.E39]&lt;2;&quot;return &quot;;IF([.E39]&lt;3;&quot;return &quot;;&quot;&quot;))" office:value-type="string" office:string-value="return " calcext:value-type="string">
            <text:p>return </text:p>
          </table:table-cell>
          <table:table-cell table:style-name="ce13" table:formula="of:=IF([.E39]&lt;3;&quot;&quot;;&quot;, uint8_t *ptr&quot;)">
            <text:p/>
          </table:table-cell>
          <table:table-cell table:style-name="ce13" table:formula="of:=IF([.E39]&lt;3;&quot;&quot;;&quot;, ptr, &quot;&amp;[.E39])">
            <text:p/>
          </table:table-cell>
          <table:table-cell table:style-name="ce13"/>
          <table:table-cell table:style-name="ce24" table:formula="of:=&quot;W5500_REG_Sn&quot;&amp;[.D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9] &amp; SPACES;[.O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9]&amp;&quot;(uint8_t s,&quot;&amp;[.G39]&amp;&quot;);&quot;" office:value-type="string" office:string-value="inline void W5500_WriteSnTTL(uint8_t s,uint8_t val);" calcext:value-type="string">
            <text:p>inline void W5500_WriteSnTTL(uint8_t s,uint8_t val);</text:p>
          </table:table-cell>
          <table:table-cell table:formula="of:=[.S38]" office:value-type="float" office:value="60" calcext:value-type="float">
            <text:p>60</text:p>
          </table:table-cell>
          <table:table-cell table:style-name="ce13" table:formula="of:=LEFT(&quot;INLINE void W5500_WriteSn&quot;&amp;[.D39]&amp;&quot;(uint8_t s,&quot;&amp;[.G39]&amp;&quot;)&quot;&amp;SPACES;[.S39])&amp;&quot;{ W5500_Write&quot;&amp;[.F39]&amp;&quot;(W5500_CB_SnREG(s), &quot;&amp;[.N39]&amp;&quot;, &quot; &amp;[.H39]&amp;&quot;); }&quot;" office:value-type="string" office:string-value="INLINE void W5500_WriteSnTTL(uint8_t s,uint8_t val)         { W5500_WriteReg8(W5500_CB_SnREG(s), W5500_REG_SnTTL, val); }" calcext:value-type="string">
            <text:p>INLINE void W5500_WriteSnTTL(uint8_t s,uint8_t val) <text:s text:c="8"/>{ W5500_WriteReg8(W5500_CB_SnREG(s), W5500_REG_SnTTL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9]&amp;&quot; W5500_ReadSn&quot;&amp;[.D39]&amp;&quot;(uint8_t s&quot;&amp;[.K39]&amp;&quot;);&quot;" office:value-type="string" office:string-value="inline uint8_t W5500_ReadSnTTL(uint8_t s);" calcext:value-type="string">
            <text:p>inline uint8_t W5500_ReadSnTTL(uint8_t s);</text:p>
          </table:table-cell>
          <table:table-cell table:formula="of:=[.W38]" office:value-type="float" office:value="56" calcext:value-type="float">
            <text:p>56</text:p>
          </table:table-cell>
          <table:table-cell table:style-name="ce13" table:formula="of:=LEFT(&quot;INLINE &quot;&amp;[.I39]&amp;&quot; W5500_ReadSn&quot;&amp;[.D39]&amp;&quot;(uint8_t s&quot;&amp;[.K39]&amp;&quot;)&quot;&amp;SPACES;[.W39])&amp;&quot;{ &quot;&amp;[.J39]&amp;&quot;W5500_Read&quot;&amp;[.F39]&amp;[.M39]&amp;&quot;(W5500_CB_SnREG(s), &quot;&amp;[.N39]&amp;[.L39]&amp;&quot;); }&quot;" office:value-type="string" office:string-value="INLINE uint8_t W5500_ReadSnTTL(uint8_t s)               { return W5500_ReadReg8(W5500_CB_SnREG(s), W5500_REG_SnTTL); }" calcext:value-type="string">
            <text:p>INLINE uint8_t W5500_ReadSnTTL(uint8_t s) <text:s text:c="14"/>{ return W5500_ReadReg8(W5500_CB_SnREG(s), W5500_REG_SnTT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table:formula="of:=[.D40]" office:value-type="string" office:string-value="RXBUF_SIZE" calcext:value-type="string">
            <text:p>RXBUF_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0]=1;&quot;Reg8&quot;;IF([.E40]=2;&quot;Reg16&quot;;&quot;Buf&quot;))" office:value-type="string" office:string-value="Reg8" calcext:value-type="string">
            <text:p>Reg8</text:p>
          </table:table-cell>
          <table:table-cell table:style-name="ce13" table:formula="of:=IF([.E40]&lt;2;&quot;uint8_t val&quot;;IF([.E4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0]&lt;3;&quot;val&quot;;&quot;ptr, &quot;&amp;[.E40])" office:value-type="string" office:string-value="val" calcext:value-type="string">
            <text:p>val</text:p>
          </table:table-cell>
          <table:table-cell table:style-name="ce13" table:formula="of:=IF([.E40]&lt;2;&quot;uint8_t&quot;;IF([.E40]&lt;3;&quot;uint16_t&quot;;&quot;void&quot;))" office:value-type="string" office:string-value="uint8_t" calcext:value-type="string">
            <text:p>uint8_t</text:p>
          </table:table-cell>
          <table:table-cell table:style-name="ce13" table:formula="of:=IF([.E40]&lt;2;&quot;return &quot;;IF([.E40]&lt;3;&quot;return &quot;;&quot;&quot;))" office:value-type="string" office:string-value="return " calcext:value-type="string">
            <text:p>return </text:p>
          </table:table-cell>
          <table:table-cell table:style-name="ce13" table:formula="of:=IF([.E40]&lt;3;&quot;&quot;;&quot;, uint8_t *ptr&quot;)">
            <text:p/>
          </table:table-cell>
          <table:table-cell table:style-name="ce13" table:formula="of:=IF([.E40]&lt;3;&quot;&quot;;&quot;, ptr, &quot;&amp;[.E40])">
            <text:p/>
          </table:table-cell>
          <table:table-cell table:style-name="ce13"/>
          <table:table-cell table:style-name="ce24" table:formula="of:=&quot;W5500_REG_Sn&quot;&amp;[.D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0] &amp; SPACES;[.O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0]&amp;&quot;(uint8_t s,&quot;&amp;[.G40]&amp;&quot;);&quot;" office:value-type="string" office:string-value="inline void W5500_WriteSnRXBUF_SIZE(uint8_t s,uint8_t val);" calcext:value-type="string">
            <text:p>inline void W5500_WriteSnRXBUF_SIZE(uint8_t s,uint8_t val);</text:p>
          </table:table-cell>
          <table:table-cell table:formula="of:=[.S39]" office:value-type="float" office:value="60" calcext:value-type="float">
            <text:p>60</text:p>
          </table:table-cell>
          <table:table-cell table:style-name="ce13" table:formula="of:=LEFT(&quot;INLINE void W5500_WriteSn&quot;&amp;[.D40]&amp;&quot;(uint8_t s,&quot;&amp;[.G40]&amp;&quot;)&quot;&amp;SPACES;[.S40])&amp;&quot;{ W5500_Write&quot;&amp;[.F40]&amp;&quot;(W5500_CB_SnREG(s), &quot;&amp;[.N40]&amp;&quot;, &quot; &amp;[.H40]&amp;&quot;); }&quot;" office:value-type="string" office:string-value="INLINE void W5500_WriteSnRXBUF_SIZE(uint8_t s,uint8_t val)  { W5500_WriteReg8(W5500_CB_SnREG(s), W5500_REG_SnRXBUF_SIZE, val); }" calcext:value-type="string">
            <text:p>INLINE void W5500_WriteSnRXBUF_SIZE(uint8_t s,uint8_t val) <text:s/>{ W5500_WriteReg8(W5500_CB_SnREG(s), W5500_REG_SnR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0]&amp;&quot; W5500_ReadSn&quot;&amp;[.D40]&amp;&quot;(uint8_t s&quot;&amp;[.K40]&amp;&quot;);&quot;" office:value-type="string" office:string-value="inline uint8_t W5500_ReadSnRXBUF_SIZE(uint8_t s);" calcext:value-type="string">
            <text:p>inline uint8_t W5500_ReadSnRXBUF_SIZE(uint8_t s);</text:p>
          </table:table-cell>
          <table:table-cell table:formula="of:=[.W39]" office:value-type="float" office:value="56" calcext:value-type="float">
            <text:p>56</text:p>
          </table:table-cell>
          <table:table-cell table:style-name="ce13" table:formula="of:=LEFT(&quot;INLINE &quot;&amp;[.I40]&amp;&quot; W5500_ReadSn&quot;&amp;[.D40]&amp;&quot;(uint8_t s&quot;&amp;[.K40]&amp;&quot;)&quot;&amp;SPACES;[.W40])&amp;&quot;{ &quot;&amp;[.J40]&amp;&quot;W5500_Read&quot;&amp;[.F40]&amp;[.M40]&amp;&quot;(W5500_CB_SnREG(s), &quot;&amp;[.N40]&amp;[.L40]&amp;&quot;); }&quot;" office:value-type="string" office:string-value="INLINE uint8_t W5500_ReadSnRXBUF_SIZE(uint8_t s)        { return W5500_ReadReg8(W5500_CB_SnREG(s), W5500_REG_SnRXBUF_SIZE); }" calcext:value-type="string">
            <text:p>INLINE uint8_t W5500_ReadSnRXBUF_SIZE(uint8_t s) <text:s text:c="7"/>{ return W5500_ReadReg8(W5500_CB_SnREG(s), W5500_REG_SnR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table:formula="of:=[.D41]" office:value-type="string" office:string-value="TXBUF_SIZE" calcext:value-type="string">
            <text:p>TXBUF_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1]=1;&quot;Reg8&quot;;IF([.E41]=2;&quot;Reg16&quot;;&quot;Buf&quot;))" office:value-type="string" office:string-value="Reg8" calcext:value-type="string">
            <text:p>Reg8</text:p>
          </table:table-cell>
          <table:table-cell table:style-name="ce13" table:formula="of:=IF([.E41]&lt;2;&quot;uint8_t val&quot;;IF([.E4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1]&lt;3;&quot;val&quot;;&quot;ptr, &quot;&amp;[.E41])" office:value-type="string" office:string-value="val" calcext:value-type="string">
            <text:p>val</text:p>
          </table:table-cell>
          <table:table-cell table:style-name="ce13" table:formula="of:=IF([.E41]&lt;2;&quot;uint8_t&quot;;IF([.E41]&lt;3;&quot;uint16_t&quot;;&quot;void&quot;))" office:value-type="string" office:string-value="uint8_t" calcext:value-type="string">
            <text:p>uint8_t</text:p>
          </table:table-cell>
          <table:table-cell table:style-name="ce13" table:formula="of:=IF([.E41]&lt;2;&quot;return &quot;;IF([.E41]&lt;3;&quot;return &quot;;&quot;&quot;))" office:value-type="string" office:string-value="return " calcext:value-type="string">
            <text:p>return </text:p>
          </table:table-cell>
          <table:table-cell table:style-name="ce13" table:formula="of:=IF([.E41]&lt;3;&quot;&quot;;&quot;, uint8_t *ptr&quot;)">
            <text:p/>
          </table:table-cell>
          <table:table-cell table:style-name="ce13" table:formula="of:=IF([.E41]&lt;3;&quot;&quot;;&quot;, ptr, &quot;&amp;[.E41])">
            <text:p/>
          </table:table-cell>
          <table:table-cell table:style-name="ce13"/>
          <table:table-cell table:style-name="ce24" table:formula="of:=&quot;W5500_REG_Sn&quot;&amp;[.D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1] &amp; SPACES;[.O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1]&amp;&quot;(uint8_t s,&quot;&amp;[.G41]&amp;&quot;);&quot;" office:value-type="string" office:string-value="inline void W5500_WriteSnTXBUF_SIZE(uint8_t s,uint8_t val);" calcext:value-type="string">
            <text:p>inline void W5500_WriteSnTXBUF_SIZE(uint8_t s,uint8_t val);</text:p>
          </table:table-cell>
          <table:table-cell table:formula="of:=[.S40]" office:value-type="float" office:value="60" calcext:value-type="float">
            <text:p>60</text:p>
          </table:table-cell>
          <table:table-cell table:style-name="ce13" table:formula="of:=LEFT(&quot;INLINE void W5500_WriteSn&quot;&amp;[.D41]&amp;&quot;(uint8_t s,&quot;&amp;[.G41]&amp;&quot;)&quot;&amp;SPACES;[.S41])&amp;&quot;{ W5500_Write&quot;&amp;[.F41]&amp;&quot;(W5500_CB_SnREG(s), &quot;&amp;[.N41]&amp;&quot;, &quot; &amp;[.H41]&amp;&quot;); }&quot;" office:value-type="string" office:string-value="INLINE void W5500_WriteSnTXBUF_SIZE(uint8_t s,uint8_t val)  { W5500_WriteReg8(W5500_CB_SnREG(s), W5500_REG_SnTXBUF_SIZE, val); }" calcext:value-type="string">
            <text:p>INLINE void W5500_WriteSnTXBUF_SIZE(uint8_t s,uint8_t val) <text:s/>{ W5500_WriteReg8(W5500_CB_SnREG(s), W5500_REG_SnT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1]&amp;&quot; W5500_ReadSn&quot;&amp;[.D41]&amp;&quot;(uint8_t s&quot;&amp;[.K41]&amp;&quot;);&quot;" office:value-type="string" office:string-value="inline uint8_t W5500_ReadSnTXBUF_SIZE(uint8_t s);" calcext:value-type="string">
            <text:p>inline uint8_t W5500_ReadSnTXBUF_SIZE(uint8_t s);</text:p>
          </table:table-cell>
          <table:table-cell table:formula="of:=[.W40]" office:value-type="float" office:value="56" calcext:value-type="float">
            <text:p>56</text:p>
          </table:table-cell>
          <table:table-cell table:style-name="ce13" table:formula="of:=LEFT(&quot;INLINE &quot;&amp;[.I41]&amp;&quot; W5500_ReadSn&quot;&amp;[.D41]&amp;&quot;(uint8_t s&quot;&amp;[.K41]&amp;&quot;)&quot;&amp;SPACES;[.W41])&amp;&quot;{ &quot;&amp;[.J41]&amp;&quot;W5500_Read&quot;&amp;[.F41]&amp;[.M41]&amp;&quot;(W5500_CB_SnREG(s), &quot;&amp;[.N41]&amp;[.L41]&amp;&quot;); }&quot;" office:value-type="string" office:string-value="INLINE uint8_t W5500_ReadSnTXBUF_SIZE(uint8_t s)        { return W5500_ReadReg8(W5500_CB_SnREG(s), W5500_REG_SnTXBUF_SIZE); }" calcext:value-type="string">
            <text:p>INLINE uint8_t W5500_ReadSnTXBUF_SIZE(uint8_t s) <text:s text:c="7"/>{ return W5500_ReadReg8(W5500_CB_SnREG(s), W5500_REG_SnT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9" table:formula="of:=[.D42]" office:value-type="string" office:string-value="TX_FSR" calcext:value-type="string">
            <text:p>TX_FSR</text:p>
          </table:table-cell>
          <table:table-cell table:style-name="ce29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2]=1;&quot;Reg8&quot;;IF([.E42]=2;&quot;Reg16&quot;;&quot;Buf&quot;))" office:value-type="string" office:string-value="Reg16" calcext:value-type="string">
            <text:p>Reg16</text:p>
          </table:table-cell>
          <table:table-cell table:style-name="ce13" table:formula="of:=IF([.E42]&lt;2;&quot;uint8_t val&quot;;IF([.E42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2]&lt;3;&quot;val&quot;;&quot;ptr, &quot;&amp;[.E42])" office:value-type="string" office:string-value="val" calcext:value-type="string">
            <text:p>val</text:p>
          </table:table-cell>
          <table:table-cell table:style-name="ce13" table:formula="of:=IF([.E42]&lt;2;&quot;uint8_t&quot;;IF([.E4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2]&lt;2;&quot;return &quot;;IF([.E42]&lt;3;&quot;return &quot;;&quot;&quot;))" office:value-type="string" office:string-value="return " calcext:value-type="string">
            <text:p>return </text:p>
          </table:table-cell>
          <table:table-cell table:style-name="ce13" table:formula="of:=IF([.E42]&lt;3;&quot;&quot;;&quot;, uint8_t *ptr&quot;)">
            <text:p/>
          </table:table-cell>
          <table:table-cell table:style-name="ce13" table:formula="of:=IF([.E42]&lt;3;&quot;&quot;;&quot;, ptr, &quot;&amp;[.E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2] &amp; SPACES;[.O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2]&amp;&quot;(uint8_t s,&quot;&amp;[.G42]&amp;&quot;);&quot;" office:value-type="string" office:string-value="inline void W5500_WriteSnTX_FSR(uint8_t s,uint16_t val);" calcext:value-type="string">
            <text:p>inline void W5500_WriteSnTX_FSR(uint8_t s,uint16_t val);</text:p>
          </table:table-cell>
          <table:table-cell table:formula="of:=[.S41]" office:value-type="float" office:value="60" calcext:value-type="float">
            <text:p>60</text:p>
          </table:table-cell>
          <table:table-cell table:style-name="ce13" table:formula="of:=LEFT(&quot;INLINE void W5500_WriteSn&quot;&amp;[.D42]&amp;&quot;(uint8_t s,&quot;&amp;[.G42]&amp;&quot;)&quot;&amp;SPACES;[.S42])&amp;&quot;{ W5500_Write&quot;&amp;[.F42]&amp;&quot;(W5500_CB_SnREG(s), &quot;&amp;[.N42]&amp;&quot;, &quot; &amp;[.H42]&amp;&quot;); }&quot;" office:value-type="string" office:string-value="INLINE void W5500_WriteSnTX_FSR(uint8_t s,uint16_t val)     { W5500_WriteReg16(W5500_CB_SnREG(s), W5500_REG_SnTX_FSR, val); }" calcext:value-type="string">
            <text:p>INLINE void W5500_WriteSnTX_FSR(uint8_t s,uint16_t val) <text:s text:c="4"/>{ W5500_WriteReg16(W5500_CB_SnREG(s), W5500_REG_SnTX_F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2]&amp;&quot; W5500_ReadSn&quot;&amp;[.D42]&amp;&quot;(uint8_t s&quot;&amp;[.K42]&amp;&quot;);&quot;" office:value-type="string" office:string-value="inline uint16_t W5500_ReadSnTX_FSR(uint8_t s);" calcext:value-type="string">
            <text:p>inline uint16_t W5500_ReadSnTX_FSR(uint8_t s);</text:p>
          </table:table-cell>
          <table:table-cell table:formula="of:=[.W41]" office:value-type="float" office:value="56" calcext:value-type="float">
            <text:p>56</text:p>
          </table:table-cell>
          <table:table-cell table:style-name="ce13" table:formula="of:=LEFT(&quot;INLINE &quot;&amp;[.I42]&amp;&quot; W5500_ReadSn&quot;&amp;[.D42]&amp;&quot;(uint8_t s&quot;&amp;[.K42]&amp;&quot;)&quot;&amp;SPACES;[.W42])&amp;&quot;{ &quot;&amp;[.J42]&amp;&quot;W5500_Read&quot;&amp;[.F42]&amp;[.M42]&amp;&quot;(W5500_CB_SnREG(s), &quot;&amp;[.N42]&amp;[.L42]&amp;&quot;); }&quot;" office:value-type="string" office:string-value="INLINE uint16_t W5500_ReadSnTX_FSR(uint8_t s)           { return W5500_ReadReg16Val(W5500_CB_SnREG(s), W5500_REG_SnTX_FSR); }" calcext:value-type="string">
            <text:p>INLINE uint16_t W5500_ReadSnTX_FSR(uint8_t s) <text:s text:c="10"/>{ return W5500_ReadReg16Val(W5500_CB_SnREG(s), W5500_REG_SnTX_F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29" table:formula="of:=[.D43]" office:value-type="string" office:string-value="TX_RD" calcext:value-type="string">
            <text:p>TX_RD</text:p>
          </table:table-cell>
          <table:table-cell table:style-name="ce29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3]=1;&quot;Reg8&quot;;IF([.E43]=2;&quot;Reg16&quot;;&quot;Buf&quot;))" office:value-type="string" office:string-value="Reg16" calcext:value-type="string">
            <text:p>Reg16</text:p>
          </table:table-cell>
          <table:table-cell table:style-name="ce13" table:formula="of:=IF([.E43]&lt;2;&quot;uint8_t val&quot;;IF([.E4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3]&lt;3;&quot;val&quot;;&quot;ptr, &quot;&amp;[.E43])" office:value-type="string" office:string-value="val" calcext:value-type="string">
            <text:p>val</text:p>
          </table:table-cell>
          <table:table-cell table:style-name="ce13" table:formula="of:=IF([.E43]&lt;2;&quot;uint8_t&quot;;IF([.E4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3]&lt;2;&quot;return &quot;;IF([.E43]&lt;3;&quot;return &quot;;&quot;&quot;))" office:value-type="string" office:string-value="return " calcext:value-type="string">
            <text:p>return </text:p>
          </table:table-cell>
          <table:table-cell table:style-name="ce13" table:formula="of:=IF([.E43]&lt;3;&quot;&quot;;&quot;, uint8_t *ptr&quot;)">
            <text:p/>
          </table:table-cell>
          <table:table-cell table:style-name="ce13" table:formula="of:=IF([.E43]&lt;3;&quot;&quot;;&quot;, ptr, &quot;&amp;[.E43])">
            <text:p/>
          </table:table-cell>
          <table:table-cell table:style-name="ce13"/>
          <table:table-cell table:style-name="ce24" table:formula="of:=&quot;W5500_REG_Sn&quot;&amp;[.D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3] &amp; SPACES;[.O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3]&amp;&quot;(uint8_t s,&quot;&amp;[.G43]&amp;&quot;);&quot;" office:value-type="string" office:string-value="inline void W5500_WriteSnTX_RD(uint8_t s,uint16_t val);" calcext:value-type="string">
            <text:p>inline void W5500_WriteSnTX_RD(uint8_t s,uint16_t val);</text:p>
          </table:table-cell>
          <table:table-cell table:formula="of:=[.S42]" office:value-type="float" office:value="60" calcext:value-type="float">
            <text:p>60</text:p>
          </table:table-cell>
          <table:table-cell table:style-name="ce13" table:formula="of:=LEFT(&quot;INLINE void W5500_WriteSn&quot;&amp;[.D43]&amp;&quot;(uint8_t s,&quot;&amp;[.G43]&amp;&quot;)&quot;&amp;SPACES;[.S43])&amp;&quot;{ W5500_Write&quot;&amp;[.F43]&amp;&quot;(W5500_CB_SnREG(s), &quot;&amp;[.N43]&amp;&quot;, &quot; &amp;[.H43]&amp;&quot;); }&quot;" office:value-type="string" office:string-value="INLINE void W5500_WriteSnTX_RD(uint8_t s,uint16_t val)      { W5500_WriteReg16(W5500_CB_SnREG(s), W5500_REG_SnTX_RD, val); }" calcext:value-type="string">
            <text:p>INLINE void W5500_WriteSnTX_RD(uint8_t s,uint16_t val) <text:s text:c="5"/>{ W5500_WriteReg16(W5500_CB_SnREG(s), W5500_REG_SnT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3]&amp;&quot; W5500_ReadSn&quot;&amp;[.D43]&amp;&quot;(uint8_t s&quot;&amp;[.K43]&amp;&quot;);&quot;" office:value-type="string" office:string-value="inline uint16_t W5500_ReadSnTX_RD(uint8_t s);" calcext:value-type="string">
            <text:p>inline uint16_t W5500_ReadSnTX_RD(uint8_t s);</text:p>
          </table:table-cell>
          <table:table-cell table:formula="of:=[.W42]" office:value-type="float" office:value="56" calcext:value-type="float">
            <text:p>56</text:p>
          </table:table-cell>
          <table:table-cell table:style-name="ce13" table:formula="of:=LEFT(&quot;INLINE &quot;&amp;[.I43]&amp;&quot; W5500_ReadSn&quot;&amp;[.D43]&amp;&quot;(uint8_t s&quot;&amp;[.K43]&amp;&quot;)&quot;&amp;SPACES;[.W43])&amp;&quot;{ &quot;&amp;[.J43]&amp;&quot;W5500_Read&quot;&amp;[.F43]&amp;[.M43]&amp;&quot;(W5500_CB_SnREG(s), &quot;&amp;[.N43]&amp;[.L43]&amp;&quot;); }&quot;" office:value-type="string" office:string-value="INLINE uint16_t W5500_ReadSnTX_RD(uint8_t s)            { return W5500_ReadReg16(W5500_CB_SnREG(s), W5500_REG_SnTX_RD); }" calcext:value-type="string">
            <text:p>INLINE uint16_t W5500_ReadSnTX_RD(uint8_t s) <text:s text:c="11"/>{ return W5500_ReadReg16(W5500_CB_SnREG(s), W5500_REG_SnT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29" table:formula="of:=[.D44]" office:value-type="string" office:string-value="TX_WR" calcext:value-type="string">
            <text:p>TX_WR</text:p>
          </table:table-cell>
          <table:table-cell table:style-name="ce29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4]=1;&quot;Reg8&quot;;IF([.E44]=2;&quot;Reg16&quot;;&quot;Buf&quot;))" office:value-type="string" office:string-value="Reg16" calcext:value-type="string">
            <text:p>Reg16</text:p>
          </table:table-cell>
          <table:table-cell table:style-name="ce13" table:formula="of:=IF([.E44]&lt;2;&quot;uint8_t val&quot;;IF([.E4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4]&lt;3;&quot;val&quot;;&quot;ptr, &quot;&amp;[.E44])" office:value-type="string" office:string-value="val" calcext:value-type="string">
            <text:p>val</text:p>
          </table:table-cell>
          <table:table-cell table:style-name="ce13" table:formula="of:=IF([.E44]&lt;2;&quot;uint8_t&quot;;IF([.E4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4]&lt;2;&quot;return &quot;;IF([.E44]&lt;3;&quot;return &quot;;&quot;&quot;))" office:value-type="string" office:string-value="return " calcext:value-type="string">
            <text:p>return </text:p>
          </table:table-cell>
          <table:table-cell table:style-name="ce13" table:formula="of:=IF([.E44]&lt;3;&quot;&quot;;&quot;, uint8_t *ptr&quot;)">
            <text:p/>
          </table:table-cell>
          <table:table-cell table:style-name="ce13" table:formula="of:=IF([.E44]&lt;3;&quot;&quot;;&quot;, ptr, &quot;&amp;[.E44])">
            <text:p/>
          </table:table-cell>
          <table:table-cell table:style-name="ce13"/>
          <table:table-cell table:style-name="ce24" table:formula="of:=&quot;W5500_REG_Sn&quot;&amp;[.D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4] &amp; SPACES;[.O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4]&amp;&quot;(uint8_t s,&quot;&amp;[.G44]&amp;&quot;);&quot;" office:value-type="string" office:string-value="inline void W5500_WriteSnTX_WR(uint8_t s,uint16_t val);" calcext:value-type="string">
            <text:p>inline void W5500_WriteSnTX_WR(uint8_t s,uint16_t val);</text:p>
          </table:table-cell>
          <table:table-cell table:formula="of:=[.S43]" office:value-type="float" office:value="60" calcext:value-type="float">
            <text:p>60</text:p>
          </table:table-cell>
          <table:table-cell table:style-name="ce13" table:formula="of:=LEFT(&quot;INLINE void W5500_WriteSn&quot;&amp;[.D44]&amp;&quot;(uint8_t s,&quot;&amp;[.G44]&amp;&quot;)&quot;&amp;SPACES;[.S44])&amp;&quot;{ W5500_Write&quot;&amp;[.F44]&amp;&quot;(W5500_CB_SnREG(s), &quot;&amp;[.N44]&amp;&quot;, &quot; &amp;[.H44]&amp;&quot;); }&quot;" office:value-type="string" office:string-value="INLINE void W5500_WriteSnTX_WR(uint8_t s,uint16_t val)      { W5500_WriteReg16(W5500_CB_SnREG(s), W5500_REG_SnTX_WR, val); }" calcext:value-type="string">
            <text:p>INLINE void W5500_WriteSnTX_WR(uint8_t s,uint16_t val) <text:s text:c="5"/>{ W5500_WriteReg16(W5500_CB_SnREG(s), W5500_REG_SnT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4]&amp;&quot; W5500_ReadSn&quot;&amp;[.D44]&amp;&quot;(uint8_t s&quot;&amp;[.K44]&amp;&quot;);&quot;" office:value-type="string" office:string-value="inline uint16_t W5500_ReadSnTX_WR(uint8_t s);" calcext:value-type="string">
            <text:p>inline uint16_t W5500_ReadSnTX_WR(uint8_t s);</text:p>
          </table:table-cell>
          <table:table-cell table:formula="of:=[.W43]" office:value-type="float" office:value="56" calcext:value-type="float">
            <text:p>56</text:p>
          </table:table-cell>
          <table:table-cell table:style-name="ce13" table:formula="of:=LEFT(&quot;INLINE &quot;&amp;[.I44]&amp;&quot; W5500_ReadSn&quot;&amp;[.D44]&amp;&quot;(uint8_t s&quot;&amp;[.K44]&amp;&quot;)&quot;&amp;SPACES;[.W44])&amp;&quot;{ &quot;&amp;[.J44]&amp;&quot;W5500_Read&quot;&amp;[.F44]&amp;[.M44]&amp;&quot;(W5500_CB_SnREG(s), &quot;&amp;[.N44]&amp;[.L44]&amp;&quot;); }&quot;" office:value-type="string" office:string-value="INLINE uint16_t W5500_ReadSnTX_WR(uint8_t s)            { return W5500_ReadReg16(W5500_CB_SnREG(s), W5500_REG_SnTX_WR); }" calcext:value-type="string">
            <text:p>INLINE uint16_t W5500_ReadSnTX_WR(uint8_t s) <text:s text:c="11"/>{ return W5500_ReadReg16(W5500_CB_SnREG(s), W5500_REG_SnT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9" table:formula="of:=[.D45]" office:value-type="string" office:string-value="RX_RSR" calcext:value-type="string">
            <text:p>RX_RSR</text:p>
          </table:table-cell>
          <table:table-cell table:style-name="ce29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5]=1;&quot;Reg8&quot;;IF([.E45]=2;&quot;Reg16&quot;;&quot;Buf&quot;))" office:value-type="string" office:string-value="Reg16" calcext:value-type="string">
            <text:p>Reg16</text:p>
          </table:table-cell>
          <table:table-cell table:style-name="ce13" table:formula="of:=IF([.E45]&lt;2;&quot;uint8_t val&quot;;IF([.E45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5]&lt;3;&quot;val&quot;;&quot;ptr, &quot;&amp;[.E45])" office:value-type="string" office:string-value="val" calcext:value-type="string">
            <text:p>val</text:p>
          </table:table-cell>
          <table:table-cell table:style-name="ce13" table:formula="of:=IF([.E45]&lt;2;&quot;uint8_t&quot;;IF([.E45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5]&lt;2;&quot;return &quot;;IF([.E45]&lt;3;&quot;return &quot;;&quot;&quot;))" office:value-type="string" office:string-value="return " calcext:value-type="string">
            <text:p>return </text:p>
          </table:table-cell>
          <table:table-cell table:style-name="ce13" table:formula="of:=IF([.E45]&lt;3;&quot;&quot;;&quot;, uint8_t *ptr&quot;)">
            <text:p/>
          </table:table-cell>
          <table:table-cell table:style-name="ce13" table:formula="of:=IF([.E45]&lt;3;&quot;&quot;;&quot;, ptr, &quot;&amp;[.E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5] &amp; SPACES;[.O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5]&amp;&quot;(uint8_t s,&quot;&amp;[.G45]&amp;&quot;);&quot;" office:value-type="string" office:string-value="inline void W5500_WriteSnRX_RSR(uint8_t s,uint16_t val);" calcext:value-type="string">
            <text:p>inline void W5500_WriteSnRX_RSR(uint8_t s,uint16_t val);</text:p>
          </table:table-cell>
          <table:table-cell table:formula="of:=[.S44]" office:value-type="float" office:value="60" calcext:value-type="float">
            <text:p>60</text:p>
          </table:table-cell>
          <table:table-cell table:style-name="ce13" table:formula="of:=LEFT(&quot;INLINE void W5500_WriteSn&quot;&amp;[.D45]&amp;&quot;(uint8_t s,&quot;&amp;[.G45]&amp;&quot;)&quot;&amp;SPACES;[.S45])&amp;&quot;{ W5500_Write&quot;&amp;[.F45]&amp;&quot;(W5500_CB_SnREG(s), &quot;&amp;[.N45]&amp;&quot;, &quot; &amp;[.H45]&amp;&quot;); }&quot;" office:value-type="string" office:string-value="INLINE void W5500_WriteSnRX_RSR(uint8_t s,uint16_t val)     { W5500_WriteReg16(W5500_CB_SnREG(s), W5500_REG_SnRX_RSR, val); }" calcext:value-type="string">
            <text:p>INLINE void W5500_WriteSnRX_RSR(uint8_t s,uint16_t val) <text:s text:c="4"/>{ W5500_WriteReg16(W5500_CB_SnREG(s), W5500_REG_SnRX_R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5]&amp;&quot; W5500_ReadSn&quot;&amp;[.D45]&amp;&quot;(uint8_t s&quot;&amp;[.K45]&amp;&quot;);&quot;" office:value-type="string" office:string-value="inline uint16_t W5500_ReadSnRX_RSR(uint8_t s);" calcext:value-type="string">
            <text:p>inline uint16_t W5500_ReadSnRX_RSR(uint8_t s);</text:p>
          </table:table-cell>
          <table:table-cell table:formula="of:=[.W44]" office:value-type="float" office:value="56" calcext:value-type="float">
            <text:p>56</text:p>
          </table:table-cell>
          <table:table-cell table:style-name="ce13" table:formula="of:=LEFT(&quot;INLINE &quot;&amp;[.I45]&amp;&quot; W5500_ReadSn&quot;&amp;[.D45]&amp;&quot;(uint8_t s&quot;&amp;[.K45]&amp;&quot;)&quot;&amp;SPACES;[.W45])&amp;&quot;{ &quot;&amp;[.J45]&amp;&quot;W5500_Read&quot;&amp;[.F45]&amp;[.M45]&amp;&quot;(W5500_CB_SnREG(s), &quot;&amp;[.N45]&amp;[.L45]&amp;&quot;); }&quot;" office:value-type="string" office:string-value="INLINE uint16_t W5500_ReadSnRX_RSR(uint8_t s)           { return W5500_ReadReg16Val(W5500_CB_SnREG(s), W5500_REG_SnRX_RSR); }" calcext:value-type="string">
            <text:p>INLINE uint16_t W5500_ReadSnRX_RSR(uint8_t s) <text:s text:c="10"/>{ return W5500_ReadReg16Val(W5500_CB_SnREG(s), W5500_REG_SnRX_R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29" table:formula="of:=[.D46]" office:value-type="string" office:string-value="RX_RD" calcext:value-type="string">
            <text:p>RX_RD</text:p>
          </table:table-cell>
          <table:table-cell table:style-name="ce29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6]=1;&quot;Reg8&quot;;IF([.E46]=2;&quot;Reg16&quot;;&quot;Buf&quot;))" office:value-type="string" office:string-value="Reg16" calcext:value-type="string">
            <text:p>Reg16</text:p>
          </table:table-cell>
          <table:table-cell table:style-name="ce13" table:formula="of:=IF([.E46]&lt;2;&quot;uint8_t val&quot;;IF([.E4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6]&lt;3;&quot;val&quot;;&quot;ptr, &quot;&amp;[.E46])" office:value-type="string" office:string-value="val" calcext:value-type="string">
            <text:p>val</text:p>
          </table:table-cell>
          <table:table-cell table:style-name="ce13" table:formula="of:=IF([.E46]&lt;2;&quot;uint8_t&quot;;IF([.E4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6]&lt;2;&quot;return &quot;;IF([.E46]&lt;3;&quot;return &quot;;&quot;&quot;))" office:value-type="string" office:string-value="return " calcext:value-type="string">
            <text:p>return </text:p>
          </table:table-cell>
          <table:table-cell table:style-name="ce13" table:formula="of:=IF([.E46]&lt;3;&quot;&quot;;&quot;, uint8_t *ptr&quot;)">
            <text:p/>
          </table:table-cell>
          <table:table-cell table:style-name="ce13" table:formula="of:=IF([.E46]&lt;3;&quot;&quot;;&quot;, ptr, &quot;&amp;[.E46])">
            <text:p/>
          </table:table-cell>
          <table:table-cell table:style-name="ce13"/>
          <table:table-cell table:style-name="ce24" table:formula="of:=&quot;W5500_REG_Sn&quot;&amp;[.D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6] &amp; SPACES;[.O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6]&amp;&quot;(uint8_t s,&quot;&amp;[.G46]&amp;&quot;);&quot;" office:value-type="string" office:string-value="inline void W5500_WriteSnRX_RD(uint8_t s,uint16_t val);" calcext:value-type="string">
            <text:p>inline void W5500_WriteSnRX_RD(uint8_t s,uint16_t val);</text:p>
          </table:table-cell>
          <table:table-cell table:formula="of:=[.S45]" office:value-type="float" office:value="60" calcext:value-type="float">
            <text:p>60</text:p>
          </table:table-cell>
          <table:table-cell table:style-name="ce13" table:formula="of:=LEFT(&quot;INLINE void W5500_WriteSn&quot;&amp;[.D46]&amp;&quot;(uint8_t s,&quot;&amp;[.G46]&amp;&quot;)&quot;&amp;SPACES;[.S46])&amp;&quot;{ W5500_Write&quot;&amp;[.F46]&amp;&quot;(W5500_CB_SnREG(s), &quot;&amp;[.N46]&amp;&quot;, &quot; &amp;[.H46]&amp;&quot;); }&quot;" office:value-type="string" office:string-value="INLINE void W5500_WriteSnRX_RD(uint8_t s,uint16_t val)      { W5500_WriteReg16(W5500_CB_SnREG(s), W5500_REG_SnRX_RD, val); }" calcext:value-type="string">
            <text:p>INLINE void W5500_WriteSnRX_RD(uint8_t s,uint16_t val) <text:s text:c="5"/>{ W5500_WriteReg16(W5500_CB_SnREG(s), W5500_REG_SnR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6]&amp;&quot; W5500_ReadSn&quot;&amp;[.D46]&amp;&quot;(uint8_t s&quot;&amp;[.K46]&amp;&quot;);&quot;" office:value-type="string" office:string-value="inline uint16_t W5500_ReadSnRX_RD(uint8_t s);" calcext:value-type="string">
            <text:p>inline uint16_t W5500_ReadSnRX_RD(uint8_t s);</text:p>
          </table:table-cell>
          <table:table-cell table:formula="of:=[.W45]" office:value-type="float" office:value="56" calcext:value-type="float">
            <text:p>56</text:p>
          </table:table-cell>
          <table:table-cell table:style-name="ce13" table:formula="of:=LEFT(&quot;INLINE &quot;&amp;[.I46]&amp;&quot; W5500_ReadSn&quot;&amp;[.D46]&amp;&quot;(uint8_t s&quot;&amp;[.K46]&amp;&quot;)&quot;&amp;SPACES;[.W46])&amp;&quot;{ &quot;&amp;[.J46]&amp;&quot;W5500_Read&quot;&amp;[.F46]&amp;[.M46]&amp;&quot;(W5500_CB_SnREG(s), &quot;&amp;[.N46]&amp;[.L46]&amp;&quot;); }&quot;" office:value-type="string" office:string-value="INLINE uint16_t W5500_ReadSnRX_RD(uint8_t s)            { return W5500_ReadReg16(W5500_CB_SnREG(s), W5500_REG_SnRX_RD); }" calcext:value-type="string">
            <text:p>INLINE uint16_t W5500_ReadSnRX_RD(uint8_t s) <text:s text:c="11"/>{ return W5500_ReadReg16(W5500_CB_SnREG(s), W5500_REG_SnR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29" table:formula="of:=[.D47]" office:value-type="string" office:string-value="RX_WR" calcext:value-type="string">
            <text:p>RX_WR</text:p>
          </table:table-cell>
          <table:table-cell table:style-name="ce29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7]=1;&quot;Reg8&quot;;IF([.E47]=2;&quot;Reg16&quot;;&quot;Buf&quot;))" office:value-type="string" office:string-value="Reg16" calcext:value-type="string">
            <text:p>Reg16</text:p>
          </table:table-cell>
          <table:table-cell table:style-name="ce13" table:formula="of:=IF([.E47]&lt;2;&quot;uint8_t val&quot;;IF([.E4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7]&lt;3;&quot;val&quot;;&quot;ptr, &quot;&amp;[.E47])" office:value-type="string" office:string-value="val" calcext:value-type="string">
            <text:p>val</text:p>
          </table:table-cell>
          <table:table-cell table:style-name="ce13" table:formula="of:=IF([.E47]&lt;2;&quot;uint8_t&quot;;IF([.E4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7]&lt;2;&quot;return &quot;;IF([.E47]&lt;3;&quot;return &quot;;&quot;&quot;))" office:value-type="string" office:string-value="return " calcext:value-type="string">
            <text:p>return </text:p>
          </table:table-cell>
          <table:table-cell table:style-name="ce13" table:formula="of:=IF([.E47]&lt;3;&quot;&quot;;&quot;, uint8_t *ptr&quot;)">
            <text:p/>
          </table:table-cell>
          <table:table-cell table:style-name="ce13" table:formula="of:=IF([.E47]&lt;3;&quot;&quot;;&quot;, ptr, &quot;&amp;[.E47])">
            <text:p/>
          </table:table-cell>
          <table:table-cell table:style-name="ce13"/>
          <table:table-cell table:style-name="ce24" table:formula="of:=&quot;W5500_REG_Sn&quot;&amp;[.D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7] &amp; SPACES;[.O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7]&amp;&quot;(uint8_t s,&quot;&amp;[.G47]&amp;&quot;);&quot;" office:value-type="string" office:string-value="inline void W5500_WriteSnRX_WR(uint8_t s,uint16_t val);" calcext:value-type="string">
            <text:p>inline void W5500_WriteSnRX_WR(uint8_t s,uint16_t val);</text:p>
          </table:table-cell>
          <table:table-cell table:formula="of:=[.S46]" office:value-type="float" office:value="60" calcext:value-type="float">
            <text:p>60</text:p>
          </table:table-cell>
          <table:table-cell table:style-name="ce13" table:formula="of:=LEFT(&quot;INLINE void W5500_WriteSn&quot;&amp;[.D47]&amp;&quot;(uint8_t s,&quot;&amp;[.G47]&amp;&quot;)&quot;&amp;SPACES;[.S47])&amp;&quot;{ W5500_Write&quot;&amp;[.F47]&amp;&quot;(W5500_CB_SnREG(s), &quot;&amp;[.N47]&amp;&quot;, &quot; &amp;[.H47]&amp;&quot;); }&quot;" office:value-type="string" office:string-value="INLINE void W5500_WriteSnRX_WR(uint8_t s,uint16_t val)      { W5500_WriteReg16(W5500_CB_SnREG(s), W5500_REG_SnRX_WR, val); }" calcext:value-type="string">
            <text:p>INLINE void W5500_WriteSnRX_WR(uint8_t s,uint16_t val) <text:s text:c="5"/>{ W5500_WriteReg16(W5500_CB_SnREG(s), W5500_REG_SnR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7]&amp;&quot; W5500_ReadSn&quot;&amp;[.D47]&amp;&quot;(uint8_t s&quot;&amp;[.K47]&amp;&quot;);&quot;" office:value-type="string" office:string-value="inline uint16_t W5500_ReadSnRX_WR(uint8_t s);" calcext:value-type="string">
            <text:p>inline uint16_t W5500_ReadSnRX_WR(uint8_t s);</text:p>
          </table:table-cell>
          <table:table-cell table:formula="of:=[.W46]" office:value-type="float" office:value="56" calcext:value-type="float">
            <text:p>56</text:p>
          </table:table-cell>
          <table:table-cell table:style-name="ce13" table:formula="of:=LEFT(&quot;INLINE &quot;&amp;[.I47]&amp;&quot; W5500_ReadSn&quot;&amp;[.D47]&amp;&quot;(uint8_t s&quot;&amp;[.K47]&amp;&quot;)&quot;&amp;SPACES;[.W47])&amp;&quot;{ &quot;&amp;[.J47]&amp;&quot;W5500_Read&quot;&amp;[.F47]&amp;[.M47]&amp;&quot;(W5500_CB_SnREG(s), &quot;&amp;[.N47]&amp;[.L47]&amp;&quot;); }&quot;" office:value-type="string" office:string-value="INLINE uint16_t W5500_ReadSnRX_WR(uint8_t s)            { return W5500_ReadReg16(W5500_CB_SnREG(s), W5500_REG_SnRX_WR); }" calcext:value-type="string">
            <text:p>INLINE uint16_t W5500_ReadSnRX_WR(uint8_t s) <text:s text:c="11"/>{ return W5500_ReadReg16(W5500_CB_SnREG(s), W5500_REG_SnR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29" table:formula="of:=[.D48]" office:value-type="string" office:string-value="IMR" calcext:value-type="string">
            <text:p>IMR</text:p>
          </table:table-cell>
          <table:table-cell table:style-name="ce29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8]=1;&quot;Reg8&quot;;IF([.E48]=2;&quot;Reg16&quot;;&quot;Buf&quot;))" office:value-type="string" office:string-value="Reg8" calcext:value-type="string">
            <text:p>Reg8</text:p>
          </table:table-cell>
          <table:table-cell table:style-name="ce13" table:formula="of:=IF([.E48]&lt;2;&quot;uint8_t val&quot;;IF([.E4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8]&lt;3;&quot;val&quot;;&quot;ptr, &quot;&amp;[.E48])" office:value-type="string" office:string-value="val" calcext:value-type="string">
            <text:p>val</text:p>
          </table:table-cell>
          <table:table-cell table:style-name="ce13" table:formula="of:=IF([.E48]&lt;2;&quot;uint8_t&quot;;IF([.E48]&lt;3;&quot;uint16_t&quot;;&quot;void&quot;))" office:value-type="string" office:string-value="uint8_t" calcext:value-type="string">
            <text:p>uint8_t</text:p>
          </table:table-cell>
          <table:table-cell table:style-name="ce13" table:formula="of:=IF([.E48]&lt;2;&quot;return &quot;;IF([.E48]&lt;3;&quot;return &quot;;&quot;&quot;))" office:value-type="string" office:string-value="return " calcext:value-type="string">
            <text:p>return </text:p>
          </table:table-cell>
          <table:table-cell table:style-name="ce13" table:formula="of:=IF([.E48]&lt;3;&quot;&quot;;&quot;, uint8_t *ptr&quot;)">
            <text:p/>
          </table:table-cell>
          <table:table-cell table:style-name="ce13" table:formula="of:=IF([.E48]&lt;3;&quot;&quot;;&quot;, ptr, &quot;&amp;[.E48])">
            <text:p/>
          </table:table-cell>
          <table:table-cell table:style-name="ce13"/>
          <table:table-cell table:style-name="ce24" table:formula="of:=&quot;W5500_REG_Sn&quot;&amp;[.D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8] &amp; SPACES;[.O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8]&amp;&quot;(uint8_t s,&quot;&amp;[.G48]&amp;&quot;);&quot;" office:value-type="string" office:string-value="inline void W5500_WriteSnIMR(uint8_t s,uint8_t val);" calcext:value-type="string">
            <text:p>inline void W5500_WriteSnIMR(uint8_t s,uint8_t val);</text:p>
          </table:table-cell>
          <table:table-cell table:formula="of:=[.S47]" office:value-type="float" office:value="60" calcext:value-type="float">
            <text:p>60</text:p>
          </table:table-cell>
          <table:table-cell table:style-name="ce13" table:formula="of:=LEFT(&quot;INLINE void W5500_WriteSn&quot;&amp;[.D48]&amp;&quot;(uint8_t s,&quot;&amp;[.G48]&amp;&quot;)&quot;&amp;SPACES;[.S48])&amp;&quot;{ W5500_Write&quot;&amp;[.F48]&amp;&quot;(W5500_CB_SnREG(s), &quot;&amp;[.N48]&amp;&quot;, &quot; &amp;[.H48]&amp;&quot;); }&quot;" office:value-type="string" office:string-value="INLINE void W5500_WriteSnIMR(uint8_t s,uint8_t val)         { W5500_WriteReg8(W5500_CB_SnREG(s), W5500_REG_SnIMR, val); }" calcext:value-type="string">
            <text:p>INLINE void W5500_WriteSnIMR(uint8_t s,uint8_t val) <text:s text:c="8"/>{ W5500_WriteReg8(W5500_CB_SnREG(s), W5500_REG_SnI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8]&amp;&quot; W5500_ReadSn&quot;&amp;[.D48]&amp;&quot;(uint8_t s&quot;&amp;[.K48]&amp;&quot;);&quot;" office:value-type="string" office:string-value="inline uint8_t W5500_ReadSnIMR(uint8_t s);" calcext:value-type="string">
            <text:p>inline uint8_t W5500_ReadSnIMR(uint8_t s);</text:p>
          </table:table-cell>
          <table:table-cell table:formula="of:=[.W47]" office:value-type="float" office:value="56" calcext:value-type="float">
            <text:p>56</text:p>
          </table:table-cell>
          <table:table-cell table:style-name="ce13" table:formula="of:=LEFT(&quot;INLINE &quot;&amp;[.I48]&amp;&quot; W5500_ReadSn&quot;&amp;[.D48]&amp;&quot;(uint8_t s&quot;&amp;[.K48]&amp;&quot;)&quot;&amp;SPACES;[.W48])&amp;&quot;{ &quot;&amp;[.J48]&amp;&quot;W5500_Read&quot;&amp;[.F48]&amp;[.M48]&amp;&quot;(W5500_CB_SnREG(s), &quot;&amp;[.N48]&amp;[.L48]&amp;&quot;); }&quot;" office:value-type="string" office:string-value="INLINE uint8_t W5500_ReadSnIMR(uint8_t s)               { return W5500_ReadReg8(W5500_CB_SnREG(s), W5500_REG_SnIMR); }" calcext:value-type="string">
            <text:p>INLINE uint8_t W5500_ReadSnIMR(uint8_t s) <text:s text:c="14"/>{ return W5500_ReadReg8(W5500_CB_SnREG(s), W5500_REG_Sn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29" table:formula="of:=[.D49]" office:value-type="string" office:string-value="FEAG" calcext:value-type="string">
            <text:p>FEAG</text:p>
          </table:table-cell>
          <table:table-cell table:style-name="ce29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9]=1;&quot;Reg8&quot;;IF([.E49]=2;&quot;Reg16&quot;;&quot;Buf&quot;))" office:value-type="string" office:string-value="Reg16" calcext:value-type="string">
            <text:p>Reg16</text:p>
          </table:table-cell>
          <table:table-cell table:style-name="ce13" table:formula="of:=IF([.E49]&lt;2;&quot;uint8_t val&quot;;IF([.E49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9]&lt;3;&quot;val&quot;;&quot;ptr, &quot;&amp;[.E49])" office:value-type="string" office:string-value="val" calcext:value-type="string">
            <text:p>val</text:p>
          </table:table-cell>
          <table:table-cell table:style-name="ce13" table:formula="of:=IF([.E49]&lt;2;&quot;uint8_t&quot;;IF([.E49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9]&lt;2;&quot;return &quot;;IF([.E49]&lt;3;&quot;return &quot;;&quot;&quot;))" office:value-type="string" office:string-value="return " calcext:value-type="string">
            <text:p>return </text:p>
          </table:table-cell>
          <table:table-cell table:style-name="ce13" table:formula="of:=IF([.E49]&lt;3;&quot;&quot;;&quot;, uint8_t *ptr&quot;)">
            <text:p/>
          </table:table-cell>
          <table:table-cell table:style-name="ce13" table:formula="of:=IF([.E49]&lt;3;&quot;&quot;;&quot;, ptr, &quot;&amp;[.E49])">
            <text:p/>
          </table:table-cell>
          <table:table-cell table:style-name="ce13"/>
          <table:table-cell table:style-name="ce24" table:formula="of:=&quot;W5500_REG_Sn&quot;&amp;[.D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9] &amp; SPACES;[.O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9]&amp;&quot;(uint8_t s,&quot;&amp;[.G49]&amp;&quot;);&quot;" office:value-type="string" office:string-value="inline void W5500_WriteSnFEAG(uint8_t s,uint16_t val);" calcext:value-type="string">
            <text:p>inline void W5500_WriteSnFEAG(uint8_t s,uint16_t val);</text:p>
          </table:table-cell>
          <table:table-cell table:formula="of:=[.S48]" office:value-type="float" office:value="60" calcext:value-type="float">
            <text:p>60</text:p>
          </table:table-cell>
          <table:table-cell table:style-name="ce13" table:formula="of:=LEFT(&quot;INLINE void W5500_WriteSn&quot;&amp;[.D49]&amp;&quot;(uint8_t s,&quot;&amp;[.G49]&amp;&quot;)&quot;&amp;SPACES;[.S49])&amp;&quot;{ W5500_Write&quot;&amp;[.F49]&amp;&quot;(W5500_CB_SnREG(s), &quot;&amp;[.N49]&amp;&quot;, &quot; &amp;[.H49]&amp;&quot;); }&quot;" office:value-type="string" office:string-value="INLINE void W5500_WriteSnFEAG(uint8_t s,uint16_t val)       { W5500_WriteReg16(W5500_CB_SnREG(s), W5500_REG_SnFEAG, val); }" calcext:value-type="string">
            <text:p>INLINE void W5500_WriteSnFEAG(uint8_t s,uint16_t val) <text:s text:c="6"/>{ W5500_WriteReg16(W5500_CB_SnREG(s), W5500_REG_SnFEAG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9]&amp;&quot; W5500_ReadSn&quot;&amp;[.D49]&amp;&quot;(uint8_t s&quot;&amp;[.K49]&amp;&quot;);&quot;" office:value-type="string" office:string-value="inline uint16_t W5500_ReadSnFEAG(uint8_t s);" calcext:value-type="string">
            <text:p>inline uint16_t W5500_ReadSnFEAG(uint8_t s);</text:p>
          </table:table-cell>
          <table:table-cell table:formula="of:=[.W48]" office:value-type="float" office:value="56" calcext:value-type="float">
            <text:p>56</text:p>
          </table:table-cell>
          <table:table-cell table:style-name="ce13" table:formula="of:=LEFT(&quot;INLINE &quot;&amp;[.I49]&amp;&quot; W5500_ReadSn&quot;&amp;[.D49]&amp;&quot;(uint8_t s&quot;&amp;[.K49]&amp;&quot;)&quot;&amp;SPACES;[.W49])&amp;&quot;{ &quot;&amp;[.J49]&amp;&quot;W5500_Read&quot;&amp;[.F49]&amp;[.M49]&amp;&quot;(W5500_CB_SnREG(s), &quot;&amp;[.N49]&amp;[.L49]&amp;&quot;); }&quot;" office:value-type="string" office:string-value="INLINE uint16_t W5500_ReadSnFEAG(uint8_t s)             { return W5500_ReadReg16(W5500_CB_SnREG(s), W5500_REG_SnFEAG); }" calcext:value-type="string">
            <text:p>INLINE uint16_t W5500_ReadSnFEAG(uint8_t s) <text:s text:c="12"/>{ return W5500_ReadReg16(W5500_CB_SnREG(s), W5500_REG_SnFEAG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29" table:formula="of:=[.D50]" office:value-type="string" office:string-value="KPALVTR" calcext:value-type="string">
            <text:p>KPALVTR</text:p>
          </table:table-cell>
          <table:table-cell table:style-name="ce29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50]=1;&quot;Reg8&quot;;IF([.E50]=2;&quot;Reg16&quot;;&quot;Buf&quot;))" office:value-type="string" office:string-value="Reg8" calcext:value-type="string">
            <text:p>Reg8</text:p>
          </table:table-cell>
          <table:table-cell table:style-name="ce13" table:formula="of:=IF([.E50]&lt;2;&quot;uint8_t val&quot;;IF([.E5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50]&lt;3;&quot;val&quot;;&quot;ptr, &quot;&amp;[.E50])" office:value-type="string" office:string-value="val" calcext:value-type="string">
            <text:p>val</text:p>
          </table:table-cell>
          <table:table-cell table:style-name="ce13" table:formula="of:=IF([.E50]&lt;2;&quot;uint8_t&quot;;IF([.E50]&lt;3;&quot;uint16_t&quot;;&quot;void&quot;))" office:value-type="string" office:string-value="uint8_t" calcext:value-type="string">
            <text:p>uint8_t</text:p>
          </table:table-cell>
          <table:table-cell table:style-name="ce13" table:formula="of:=IF([.E50]&lt;2;&quot;return &quot;;IF([.E50]&lt;3;&quot;return &quot;;&quot;&quot;))" office:value-type="string" office:string-value="return " calcext:value-type="string">
            <text:p>return </text:p>
          </table:table-cell>
          <table:table-cell table:style-name="ce13" table:formula="of:=IF([.E50]&lt;3;&quot;&quot;;&quot;, uint8_t *ptr&quot;)">
            <text:p/>
          </table:table-cell>
          <table:table-cell table:style-name="ce13" table:formula="of:=IF([.E50]&lt;3;&quot;&quot;;&quot;, ptr, &quot;&amp;[.E50])">
            <text:p/>
          </table:table-cell>
          <table:table-cell table:style-name="ce13"/>
          <table:table-cell table:style-name="ce24" table:formula="of:=&quot;W5500_REG_Sn&quot;&amp;[.D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50] &amp; SPACES;[.O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50]&amp;&quot;(uint8_t s,&quot;&amp;[.G50]&amp;&quot;);&quot;" office:value-type="string" office:string-value="inline void W5500_WriteSnKPALVTR(uint8_t s,uint8_t val);" calcext:value-type="string">
            <text:p>inline void W5500_WriteSnKPALVTR(uint8_t s,uint8_t val);</text:p>
          </table:table-cell>
          <table:table-cell table:formula="of:=[.S49]" office:value-type="float" office:value="60" calcext:value-type="float">
            <text:p>60</text:p>
          </table:table-cell>
          <table:table-cell table:style-name="ce13" table:formula="of:=LEFT(&quot;INLINE void W5500_WriteSn&quot;&amp;[.D50]&amp;&quot;(uint8_t s,&quot;&amp;[.G50]&amp;&quot;)&quot;&amp;SPACES;[.S50])&amp;&quot;{ W5500_Write&quot;&amp;[.F50]&amp;&quot;(W5500_CB_SnREG(s), &quot;&amp;[.N50]&amp;&quot;, &quot; &amp;[.H50]&amp;&quot;); }&quot;" office:value-type="string" office:string-value="INLINE void W5500_WriteSnKPALVTR(uint8_t s,uint8_t val)     { W5500_WriteReg8(W5500_CB_SnREG(s), W5500_REG_SnKPALVTR, val); }" calcext:value-type="string">
            <text:p>INLINE void W5500_WriteSnKPALVTR(uint8_t s,uint8_t val) <text:s text:c="4"/>{ W5500_WriteReg8(W5500_CB_SnREG(s), W5500_REG_SnKPALVT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50]&amp;&quot; W5500_ReadSn&quot;&amp;[.D50]&amp;&quot;(uint8_t s&quot;&amp;[.K50]&amp;&quot;);&quot;" office:value-type="string" office:string-value="inline uint8_t W5500_ReadSnKPALVTR(uint8_t s);" calcext:value-type="string">
            <text:p>inline uint8_t W5500_ReadSnKPALVTR(uint8_t s);</text:p>
          </table:table-cell>
          <table:table-cell table:formula="of:=[.W49]" office:value-type="float" office:value="56" calcext:value-type="float">
            <text:p>56</text:p>
          </table:table-cell>
          <table:table-cell table:style-name="ce13" table:formula="of:=LEFT(&quot;INLINE &quot;&amp;[.I50]&amp;&quot; W5500_ReadSn&quot;&amp;[.D50]&amp;&quot;(uint8_t s&quot;&amp;[.K50]&amp;&quot;)&quot;&amp;SPACES;[.W50])&amp;&quot;{ &quot;&amp;[.J50]&amp;&quot;W5500_Read&quot;&amp;[.F50]&amp;[.M50]&amp;&quot;(W5500_CB_SnREG(s), &quot;&amp;[.N50]&amp;[.L50]&amp;&quot;); }&quot;" office:value-type="string" office:string-value="INLINE uint8_t W5500_ReadSnKPALVTR(uint8_t s)           { return W5500_ReadReg8(W5500_CB_SnREG(s), W5500_REG_SnKPALVTR); }" calcext:value-type="string">
            <text:p>INLINE uint8_t W5500_ReadSnKPALVTR(uint8_t s) <text:s text:c="10"/>{ return W5500_ReadReg8(W5500_CB_SnREG(s), W5500_REG_SnKPALV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1023"/>
        </table:table-row>
        <table:table-row table:style-name="ro1">
          <table:table-cell table:number-columns-repeated="15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O53])&amp;&quot;0x00               /* Common Registers Block */&quot;" office:value-type="string" office:string-value="#define W5500_CB_REG                    0x00               /* Common Registers Block */" calcext:value-type="string">
            <text:p>#define W5500_CB_REG <text:s text:c="19"/>0x00 <text:s text:c="14"/>/* Common Registers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O54])&amp;&quot;(0x01|((n)&lt;&lt;5))    /* Socket N Register Block */&quot;" office:value-type="string" office:string-value="#define W5500_CB_Sn_REG(n)              (0x01|((n)&lt;&lt;5))    /* Socket N Register Block */" calcext:value-type="string">
            <text:p>#define W5500_CB_Sn_REG(n) <text:s text:c="13"/>(0x01|((n)&lt;&lt;5)) <text:s text:c="3"/>/* Socket N Register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O55])&amp;&quot;(0x02|((n)&lt;&lt;5))    /* Socket N Transmit Block */&quot;" office:value-type="string" office:string-value="#define W5500_CB_SnTx(n)                (0x02|((n)&lt;&lt;5))    /* Socket N Transmit Block */" calcext:value-type="string">
            <text:p>#define W5500_CB_SnTx(n) <text:s text:c="15"/>(0x02|((n)&lt;&lt;5)) <text:s text:c="3"/>/* Socket N Transmit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O56])&amp;&quot;(0x03|((n)&lt;&lt;5))    /* Socket N Receive Block */&quot;" office:value-type="string" office:string-value="#define W5500_CB_SnRX(n)                (0x03|((n)&lt;&lt;5))    /* Socket N Receive Block */" calcext:value-type="string">
            <text:p>#define W5500_CB_SnRX(n) <text:s text:c="15"/>(0x03|((n)&lt;&lt;5)) <text:s text:c="3"/>/* Socket N Receive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O57])&amp;&quot;0x00               /* Control Byte Read Mask */&quot;" office:value-type="string" office:string-value="#define W5500_CB_READ                   0x00               /* Control Byte Read Mask */" calcext:value-type="string">
            <text:p>#define W5500_CB_READ <text:s text:c="18"/>0x00 <text:s text:c="14"/>/* Control Byte Read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O58])&amp;&quot;0x04               /* Control Byte Write Mask */&quot;" office:value-type="string" office:string-value="#define W5500_CB_WRITE                  0x04               /* Control Byte Write Mask */" calcext:value-type="string">
            <text:p>#define W5500_CB_WRITE <text:s text:c="17"/>0x04 <text:s text:c="14"/>/* Control Byte Write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 table:number-rows-repeated="2">
          <table:table-cell table:number-columns-repeated="15"/>
          <table:table-cell table:style-name="ce28"/>
          <table:table-cell table:number-columns-repeated="100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PACES" table:base-cell-address="$'Registers v4'.$F$3" table:cell-range-address="$'Registers v4'.$N$3"/>
        </table:named-expressions>
      </table:table>
      <table:table table:name="Registers v3" table:style-name="ta1">
        <office:forms form:automatic-focus="false" form:apply-design-mode="false"/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ce14"/>
        <table:table-column table:style-name="co26" table:default-cell-style-name="ce13"/>
        <table:table-column table:style-name="co17" table:default-cell-style-name="ce14"/>
        <table:table-column table:style-name="co27" table:default-cell-style-name="Default"/>
        <table:table-column table:style-name="co17" table:default-cell-style-name="ce14"/>
        <table:table-column table:style-name="co28" table:default-cell-style-name="Default"/>
        <table:table-column table:style-name="co23" table:number-columns-repeated="2" table:default-cell-style-name="ce14"/>
        <table:table-column table:style-name="co3" table:number-columns-repeated="45" table:default-cell-style-name="Default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11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9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1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Write Macro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13"/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6] &amp; SPACES;[.L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N6])&amp;&quot;W5500_Write&quot;&amp;[.E6]&amp;&quot;(W5500_CB_REG, &quot;&amp;[.K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P6])&amp;&quot;W5500_Read&quot;&amp;[.E6]&amp;&quot;(W5500_CB_REG, &quot;&amp;[.K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7] &amp; SPACES;[.L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N7])&amp;&quot;W5500_Write&quot;&amp;[.E7]&amp;&quot;(W5500_CB_REG, &quot;&amp;[.K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P7])&amp;&quot;W5500_Read&quot;&amp;[.E7]&amp;&quot;(W5500_CB_REG, &quot;&amp;[.K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8] &amp; SPACES;[.L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N8])&amp;&quot;W5500_Write&quot;&amp;[.E8]&amp;&quot;(W5500_CB_REG, &quot;&amp;[.K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P8])&amp;&quot;W5500_Read&quot;&amp;[.E8]&amp;&quot;(W5500_CB_REG, &quot;&amp;[.K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9] &amp; SPACES;[.L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N9])&amp;&quot;W5500_Write&quot;&amp;[.E9]&amp;&quot;(W5500_CB_REG, &quot;&amp;[.K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P9])&amp;&quot;W5500_Read&quot;&amp;[.E9]&amp;&quot;(W5500_CB_REG, &quot;&amp;[.K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0] &amp; SPACES;[.L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N10])&amp;&quot;W5500_Write&quot;&amp;[.E10]&amp;&quot;(W5500_CB_REG, &quot;&amp;[.K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P10])&amp;&quot;W5500_Read&quot;&amp;[.E10]&amp;&quot;(W5500_CB_REG, &quot;&amp;[.K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13"/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1] &amp; SPACES;[.L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N11])&amp;&quot;W5500_Write&quot;&amp;[.E11]&amp;&quot;(W5500_CB_REG, &quot;&amp;[.K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P11])&amp;&quot;W5500_Read&quot;&amp;[.E11]&amp;&quot;(W5500_CB_REG, &quot;&amp;[.K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13"/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2] &amp; SPACES;[.L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N12])&amp;&quot;W5500_Write&quot;&amp;[.E12]&amp;&quot;(W5500_CB_REG, &quot;&amp;[.K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P12])&amp;&quot;W5500_Read&quot;&amp;[.E12]&amp;&quot;(W5500_CB_REG, &quot;&amp;[.K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13"/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3] &amp; SPACES;[.L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N13])&amp;&quot;W5500_Write&quot;&amp;[.E13]&amp;&quot;(W5500_CB_REG, &quot;&amp;[.K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P13])&amp;&quot;W5500_Read&quot;&amp;[.E13]&amp;&quot;(W5500_CB_REG, &quot;&amp;[.K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13"/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4] &amp; SPACES;[.L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N14])&amp;&quot;W5500_Write&quot;&amp;[.E14]&amp;&quot;(W5500_CB_REG, &quot;&amp;[.K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P14])&amp;&quot;W5500_Read&quot;&amp;[.E14]&amp;&quot;(W5500_CB_REG, &quot;&amp;[.K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13"/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5] &amp; SPACES;[.L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N15])&amp;&quot;W5500_Write&quot;&amp;[.E15]&amp;&quot;(W5500_CB_REG, &quot;&amp;[.K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P15])&amp;&quot;W5500_Read&quot;&amp;[.E15]&amp;&quot;(W5500_CB_REG, &quot;&amp;[.K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13"/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6] &amp; SPACES;[.L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N16])&amp;&quot;W5500_Write&quot;&amp;[.E16]&amp;&quot;(W5500_CB_REG, &quot;&amp;[.K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P16])&amp;&quot;W5500_Read&quot;&amp;[.E16]&amp;&quot;(W5500_CB_REG, &quot;&amp;[.K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13"/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7] &amp; SPACES;[.L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N17])&amp;&quot;W5500_Write&quot;&amp;[.E17]&amp;&quot;(W5500_CB_REG, &quot;&amp;[.K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P17])&amp;&quot;W5500_Read&quot;&amp;[.E17]&amp;&quot;(W5500_CB_REG, &quot;&amp;[.K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13"/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8] &amp; SPACES;[.L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N18])&amp;&quot;W5500_Write&quot;&amp;[.E18]&amp;&quot;(W5500_CB_REG, &quot;&amp;[.K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P18])&amp;&quot;W5500_Read&quot;&amp;[.E18]&amp;&quot;(W5500_CB_REG, &quot;&amp;[.K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13"/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9] &amp; SPACES;[.L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N19])&amp;&quot;W5500_Write&quot;&amp;[.E19]&amp;&quot;(W5500_CB_REG, &quot;&amp;[.K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P19])&amp;&quot;W5500_Read&quot;&amp;[.E19]&amp;&quot;(W5500_CB_REG, &quot;&amp;[.K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0] &amp; SPACES;[.L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N20])&amp;&quot;W5500_Write&quot;&amp;[.E20]&amp;&quot;(W5500_CB_REG, &quot;&amp;[.K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P20])&amp;&quot;W5500_Read&quot;&amp;[.E20]&amp;&quot;(W5500_CB_REG, &quot;&amp;[.K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13"/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1] &amp; SPACES;[.L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N21])&amp;&quot;W5500_Write&quot;&amp;[.E21]&amp;&quot;(W5500_CB_REG, &quot;&amp;[.K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P21])&amp;&quot;W5500_Read&quot;&amp;[.E21]&amp;&quot;(W5500_CB_REG, &quot;&amp;[.K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13"/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2] &amp; SPACES;[.L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N22])&amp;&quot;W5500_Write&quot;&amp;[.E22]&amp;&quot;(W5500_CB_REG, &quot;&amp;[.K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P22])&amp;&quot;W5500_Read&quot;&amp;[.E22]&amp;&quot;(W5500_CB_REG, &quot;&amp;[.K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3] &amp; SPACES;[.L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N23])&amp;&quot;W5500_Write&quot;&amp;[.E23]&amp;&quot;(W5500_CB_REG, &quot;&amp;[.K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P23])&amp;&quot;W5500_Read&quot;&amp;[.E23]&amp;&quot;(W5500_CB_REG, &quot;&amp;[.K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13"/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4] &amp; SPACES;[.L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N24])&amp;&quot;W5500_Write&quot;&amp;[.E24]&amp;&quot;(W5500_CB_REG, &quot;&amp;[.K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P24])&amp;&quot;W5500_Read&quot;&amp;[.E24]&amp;&quot;(W5500_CB_REG, &quot;&amp;[.K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13"/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5] &amp; SPACES;[.L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N25])&amp;&quot;W5500_Write&quot;&amp;[.E25]&amp;&quot;(W5500_CB_REG, &quot;&amp;[.K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P25])&amp;&quot;W5500_Read&quot;&amp;[.E25]&amp;&quot;(W5500_CB_REG, &quot;&amp;[.K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13"/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6] &amp; SPACES;[.L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N26])&amp;&quot;W5500_Write&quot;&amp;[.E26]&amp;&quot;(W5500_CB_REG, &quot;&amp;[.K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P26])&amp;&quot;W5500_Read&quot;&amp;[.E26]&amp;&quot;(W5500_CB_REG, &quot;&amp;[.K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3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44" office:value-type="string" calcext:value-type="string">
            <text:p>/* Socket N Register Write Macros */</text:p>
          </table:table-cell>
          <table:table-cell/>
          <table:table-cell table:style-name="ce44" office:value-type="string" calcext:value-type="string">
            <text:p>/* Socket N Register Read Macros */</text:p>
          </table:table-cell>
          <table:table-cell table:number-columns-repeated="47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13"/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9] &amp; SPACES;[.L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N29])&amp;&quot;W5500_Write&quot;&amp;[.E29]&amp;&quot;(W5500_CB_SnREG(s), &quot;&amp;[.K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P29])&amp;&quot;W5500_Read&quot;&amp;[.E29]&amp;[.J29]&amp;&quot;(W5500_CB_SnREG(s), &quot;&amp;[.K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13"/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0] &amp; SPACES;[.L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N30])&amp;&quot;W5500_Write&quot;&amp;[.E30]&amp;&quot;(W5500_CB_SnREG(s), &quot;&amp;[.K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P30])&amp;&quot;W5500_Read&quot;&amp;[.E30]&amp;[.J30]&amp;&quot;(W5500_CB_SnREG(s), &quot;&amp;[.K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13"/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1] &amp; SPACES;[.L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N31])&amp;&quot;W5500_Write&quot;&amp;[.E31]&amp;&quot;(W5500_CB_SnREG(s), &quot;&amp;[.K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P31])&amp;&quot;W5500_Read&quot;&amp;[.E31]&amp;[.J31]&amp;&quot;(W5500_CB_SnREG(s), &quot;&amp;[.K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13"/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2] &amp; SPACES;[.L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N32])&amp;&quot;W5500_Write&quot;&amp;[.E32]&amp;&quot;(W5500_CB_SnREG(s), &quot;&amp;[.K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P32])&amp;&quot;W5500_Read&quot;&amp;[.E32]&amp;[.J32]&amp;&quot;(W5500_CB_SnREG(s), &quot;&amp;[.K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13"/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3] &amp; SPACES;[.L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N33])&amp;&quot;W5500_Write&quot;&amp;[.E33]&amp;&quot;(W5500_CB_SnREG(s), &quot;&amp;[.K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P33])&amp;&quot;W5500_Read&quot;&amp;[.E33]&amp;[.J33]&amp;&quot;(W5500_CB_SnREG(s), &quot;&amp;[.K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4] &amp; SPACES;[.L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N34])&amp;&quot;W5500_Write&quot;&amp;[.E34]&amp;&quot;(W5500_CB_SnREG(s), &quot;&amp;[.K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P34])&amp;&quot;W5500_Read&quot;&amp;[.E34]&amp;[.J34]&amp;&quot;(W5500_CB_SnREG(s), &quot;&amp;[.K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5] &amp; SPACES;[.L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N35])&amp;&quot;W5500_Write&quot;&amp;[.E35]&amp;&quot;(W5500_CB_SnREG(s), &quot;&amp;[.K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P35])&amp;&quot;W5500_Read&quot;&amp;[.E35]&amp;[.J35]&amp;&quot;(W5500_CB_SnREG(s), &quot;&amp;[.K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13"/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6] &amp; SPACES;[.L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N36])&amp;&quot;W5500_Write&quot;&amp;[.E36]&amp;&quot;(W5500_CB_SnREG(s), &quot;&amp;[.K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P36])&amp;&quot;W5500_Read&quot;&amp;[.E36]&amp;[.J36]&amp;&quot;(W5500_CB_SnREG(s), &quot;&amp;[.K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13"/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7] &amp; SPACES;[.L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N37])&amp;&quot;W5500_Write&quot;&amp;[.E37]&amp;&quot;(W5500_CB_SnREG(s), &quot;&amp;[.K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P37])&amp;&quot;W5500_Read&quot;&amp;[.E37]&amp;[.J37]&amp;&quot;(W5500_CB_SnREG(s), &quot;&amp;[.K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13"/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8] &amp; SPACES;[.L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N38])&amp;&quot;W5500_Write&quot;&amp;[.E38]&amp;&quot;(W5500_CB_SnREG(s), &quot;&amp;[.K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P38])&amp;&quot;W5500_Read&quot;&amp;[.E38]&amp;[.J38]&amp;&quot;(W5500_CB_SnREG(s), &quot;&amp;[.K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13"/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9] &amp; SPACES;[.L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N39])&amp;&quot;W5500_Write&quot;&amp;[.E39]&amp;&quot;(W5500_CB_SnREG(s), &quot;&amp;[.K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P39])&amp;&quot;W5500_Read&quot;&amp;[.E39]&amp;[.J39]&amp;&quot;(W5500_CB_SnREG(s), &quot;&amp;[.K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13"/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0] &amp; SPACES;[.L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N40])&amp;&quot;W5500_Write&quot;&amp;[.E40]&amp;&quot;(W5500_CB_SnREG(s), &quot;&amp;[.K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P40])&amp;&quot;W5500_Read&quot;&amp;[.E40]&amp;[.J40]&amp;&quot;(W5500_CB_SnREG(s), &quot;&amp;[.K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13"/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1] &amp; SPACES;[.L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N41])&amp;&quot;W5500_Write&quot;&amp;[.E41]&amp;&quot;(W5500_CB_SnREG(s), &quot;&amp;[.K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P41])&amp;&quot;W5500_Read&quot;&amp;[.E41]&amp;[.J41]&amp;&quot;(W5500_CB_SnREG(s), &quot;&amp;[.K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0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2] &amp; SPACES;[.L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N42])&amp;&quot;W5500_Write&quot;&amp;[.E42]&amp;&quot;(W5500_CB_SnREG(s), &quot;&amp;[.K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P42])&amp;&quot;W5500_Read&quot;&amp;[.E42]&amp;[.J42]&amp;&quot;(W5500_CB_SnREG(s), &quot;&amp;[.K42]&amp;[.I42]&amp;&quot;)&quot;" office:value-type="string" office:string-value="#define W5500_ReadSnTX_FSR(s)           W5500_ReadReg16Val(W5500_CB_SnREG(s), W5500_REG_SnTX_FSR)" calcext:value-type="string">
            <text:p>#define W5500_ReadSnTX_FSR(s) <text:s text:c="10"/>W5500_ReadReg16Val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13"/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3] &amp; SPACES;[.L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N43])&amp;&quot;W5500_Write&quot;&amp;[.E43]&amp;&quot;(W5500_CB_SnREG(s), &quot;&amp;[.K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P43])&amp;&quot;W5500_Read&quot;&amp;[.E43]&amp;[.J43]&amp;&quot;(W5500_CB_SnREG(s), &quot;&amp;[.K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13"/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4] &amp; SPACES;[.L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N44])&amp;&quot;W5500_Write&quot;&amp;[.E44]&amp;&quot;(W5500_CB_SnREG(s), &quot;&amp;[.K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P44])&amp;&quot;W5500_Read&quot;&amp;[.E44]&amp;[.J44]&amp;&quot;(W5500_CB_SnREG(s), &quot;&amp;[.K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0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5] &amp; SPACES;[.L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N45])&amp;&quot;W5500_Write&quot;&amp;[.E45]&amp;&quot;(W5500_CB_SnREG(s), &quot;&amp;[.K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P45])&amp;&quot;W5500_Read&quot;&amp;[.E45]&amp;[.J45]&amp;&quot;(W5500_CB_SnREG(s), &quot;&amp;[.K45]&amp;[.I45]&amp;&quot;)&quot;" office:value-type="string" office:string-value="#define W5500_ReadSnRX_RSR(s)           W5500_ReadReg16Val(W5500_CB_SnREG(s), W5500_REG_SnRX_RSR)" calcext:value-type="string">
            <text:p>#define W5500_ReadSnRX_RSR(s) <text:s text:c="10"/>W5500_ReadReg16Val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13"/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6] &amp; SPACES;[.L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N46])&amp;&quot;W5500_Write&quot;&amp;[.E46]&amp;&quot;(W5500_CB_SnREG(s), &quot;&amp;[.K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P46])&amp;&quot;W5500_Read&quot;&amp;[.E46]&amp;[.J46]&amp;&quot;(W5500_CB_SnREG(s), &quot;&amp;[.K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13"/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7] &amp; SPACES;[.L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N47])&amp;&quot;W5500_Write&quot;&amp;[.E47]&amp;&quot;(W5500_CB_SnREG(s), &quot;&amp;[.K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P47])&amp;&quot;W5500_Read&quot;&amp;[.E47]&amp;[.J47]&amp;&quot;(W5500_CB_SnREG(s), &quot;&amp;[.K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13"/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8] &amp; SPACES;[.L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N48])&amp;&quot;W5500_Write&quot;&amp;[.E48]&amp;&quot;(W5500_CB_SnREG(s), &quot;&amp;[.K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P48])&amp;&quot;W5500_Read&quot;&amp;[.E48]&amp;[.J48]&amp;&quot;(W5500_CB_SnREG(s), &quot;&amp;[.K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13"/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9] &amp; SPACES;[.L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N49])&amp;&quot;W5500_Write&quot;&amp;[.E49]&amp;&quot;(W5500_CB_SnREG(s), &quot;&amp;[.K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P49])&amp;&quot;W5500_Read&quot;&amp;[.E49]&amp;[.J49]&amp;&quot;(W5500_CB_SnREG(s), &quot;&amp;[.K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13"/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50] &amp; SPACES;[.L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N50])&amp;&quot;W5500_Write&quot;&amp;[.E50]&amp;&quot;(W5500_CB_SnREG(s), &quot;&amp;[.K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P50])&amp;&quot;W5500_Read&quot;&amp;[.E50]&amp;[.J50]&amp;&quot;(W5500_CB_SnREG(s), &quot;&amp;[.K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L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L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L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L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L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L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5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3'.$F$3" table:cell-range-address="$'Registers v3'.$K$3"/>
        </table:named-expressions>
      </table:table>
      <table:table table:name="Registers v2" table:style-name="ta1"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ce14"/>
        <table:table-column table:style-name="co31" table:default-cell-style-name="ce13"/>
        <table:table-column table:style-name="co30" table:default-cell-style-name="ce14"/>
        <table:table-column table:style-name="co32" table:default-cell-style-name="Default"/>
        <table:table-column table:style-name="co23" table:default-cell-style-name="ce14"/>
        <table:table-column table:style-name="co3" table:number-columns-repeated="52" table:default-cell-style-name="Default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44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" table:default-cell-style-name="ce1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3" table:default-cell-style-name="ce14"/>
        <table:table-column table:style-name="co37" table:default-cell-style-name="Default"/>
        <table:table-column table:style-name="co23" table:default-cell-style-name="ce14"/>
        <table:table-column table:style-name="co38" table:default-cell-style-name="Default"/>
        <table:table-column table:style-name="co23" table:default-cell-style-name="ce14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/>
          <table:table-cell table:style-name="ce12" office:value-type="string" calcext:value-type="string">
            <text:p>/* Define Socket Registers */</text:p>
          </table:table-cell>
          <table:table-cell/>
          <table:table-cell table:style-name="ce12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4'.A5:'Registers v4'.V58" table:display-filter-buttons="true" table:orientation="column"/>
        <table:database-range table:name="__Anonymous_Sheet_DB__2" table:target-range-address="'Registers v3'.A5:'Registers v3'.Q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33:11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8-10T22:13:47.104000000</dc:date>
    <meta:editing-duration>P15DT5H12M21S</meta:editing-duration>
    <meta:editing-cycles>325</meta:editing-cycles>
    <meta:document-statistic meta:table-count="5" meta:cell-count="3142" meta:object-count="0"/>
  </office:meta>
</office:document-meta>
</file>